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antarell" svg:font-family="Cantarell" style:font-adornments="Grassetto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wiss"/>
    <style:font-face style:name="Lucida Sans Unicode2" svg:font-family="'Lucida Sans Unicode'" style:font-family-generic="system" style:font-pitch="variable"/>
    <style:font-face style:name="OpenSymbol" svg:font-family="OpenSymbol" style:font-charset="x-symbol"/>
    <style:font-face style:name="PT Sans" svg:font-family="'PT Sans'" style:font-adornments="Grassetto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_5f_Problemi-Bisogni" style:display-name="TAB_Problemi-Bisogni" style:family="table">
      <style:table-properties style:width="15.921cm" table:align="margins" style:writing-mode="lr-tb"/>
    </style:style>
    <style:style style:name="TAB_5f_Problemi-Bisogni.A" style:display-name="TAB_Problemi-Bisogni.A" style:family="table-column">
      <style:table-column-properties style:column-width="3.979cm" style:rel-column-width="16383*"/>
    </style:style>
    <style:style style:name="TAB_5f_Problemi-Bisogni.D" style:display-name="TAB_Problemi-Bisogni.D" style:family="table-column">
      <style:table-column-properties style:column-width="3.981cm" style:rel-column-width="16386*"/>
    </style:style>
    <style:style style:name="TAB_5f_Problemi-Bisogni.A1" style:display-name="TAB_Problemi-Bisogni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_5f_Problemi-Bisogni.B1" style:display-name="TAB_Problemi-Bisogni.B1" style:family="table-cell">
      <style:table-cell-properties style:vertical-align="middle" fo:padding="0.097cm" fo:border="0.5pt solid #000000"/>
    </style:style>
    <style:style style:name="TAB_5f_Problemi-Bisogni.B2" style:display-name="TAB_Problemi-Bisogni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_5f_Problemi-Bisogni.D2" style:display-name="TAB_Problemi-Bisogni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_5f_Bisogni-Requisiti" style:display-name="TAB_Bisogni-Requisiti" style:family="table">
      <style:table-properties style:width="8.001cm" fo:margin-left="3.949cm" fo:margin-right="3.971cm" table:align="margins" style:writing-mode="lr-tb"/>
    </style:style>
    <style:style style:name="TAB_5f_Bisogni-Requisiti.A" style:display-name="TAB_Bisogni-Requisiti.A" style:family="table-column">
      <style:table-column-properties style:column-width="1.6cm" style:rel-column-width="13107*"/>
    </style:style>
    <style:style style:name="TAB_5f_Bisogni-Requisiti.1" style:display-name="TAB_Bisogni-Requisiti.1" style:family="table-row">
      <style:table-row-properties style:min-row-height="2.002cm"/>
    </style:style>
    <style:style style:name="TAB_5f_Bisogni-Requisiti.A1" style:display-name="TAB_Bisogni-Requisiti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_5f_Bisogni-Requisiti.D1" style:display-name="TAB_Bisogni-Requisiti.D1" style:family="table-cell">
      <style:table-cell-properties style:vertical-align="middle" fo:background-color="transparent" fo:padding="0.097cm" fo:border="0.5pt solid #000000" style:writing-mode="tb-rl">
        <style:background-image/>
      </style:table-cell-properties>
    </style:style>
    <style:style style:name="TAB_5f_Bisogni-Requisiti.A2" style:display-name="TAB_Bisogni-Requisiti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tb-rl">
        <style:background-image/>
      </style:table-cell-properties>
    </style:style>
    <style:style style:name="TAB_5f_Bisogni-Requisiti.E2" style:display-name="TAB_Bisogni-Requisiti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tb-rl">
        <style:background-image/>
      </style:table-cell-properties>
    </style:style>
    <style:style style:name="TAB_5f_Requisiti-IF" style:display-name="TAB_Requisiti-IF" style:family="table">
      <style:table-properties style:width="10.001cm" fo:margin-left="2.96cm" fo:margin-right="2.96cm" table:align="margins" style:writing-mode="lr-tb"/>
    </style:style>
    <style:style style:name="TAB_5f_Requisiti-IF.A" style:display-name="TAB_Requisiti-IF.A" style:family="table-column">
      <style:table-column-properties style:column-width="1cm" style:rel-column-width="6553*"/>
    </style:style>
    <style:style style:name="TAB_5f_Requisiti-IF.J" style:display-name="TAB_Requisiti-IF.J" style:family="table-column">
      <style:table-column-properties style:column-width="1cm" style:rel-column-width="6558*"/>
    </style:style>
    <style:style style:name="TAB_5f_Requisiti-IF.1" style:display-name="TAB_Requisiti-IF.1" style:family="table-row">
      <style:table-row-properties style:min-row-height="2.002cm"/>
    </style:style>
    <style:style style:name="TAB_5f_Requisiti-IF.A1" style:display-name="TAB_Requisiti-IF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_5f_Requisiti-IF.I1" style:display-name="TAB_Requisiti-IF.I1" style:family="table-cell">
      <style:table-cell-properties style:vertical-align="middle" fo:background-color="transparent" fo:padding="0.097cm" fo:border="0.5pt solid #000000" style:writing-mode="tb-rl">
        <style:background-image/>
      </style:table-cell-properties>
    </style:style>
    <style:style style:name="TAB_5f_Requisiti-IF.A2" style:display-name="TAB_Requisiti-IF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tb-rl">
        <style:background-image/>
      </style:table-cell-properties>
    </style:style>
    <style:style style:name="TAB_5f_Requisiti-IF.J2" style:display-name="TAB_Requisiti-IF.J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tb-rl">
        <style:background-image/>
      </style:table-cell-properties>
    </style:style>
    <style:style style:name="TAB_5f_Requisiti-IIN" style:display-name="TAB_Requisiti-IIN" style:family="table">
      <style:table-properties style:width="9.994cm" fo:margin-left="2.96cm" fo:margin-right="2.967cm" table:align="margins" style:may-break-between-rows="true" style:writing-mode="lr-tb"/>
    </style:style>
    <style:style style:name="TAB_5f_Requisiti-IIN.A" style:display-name="TAB_Requisiti-IIN.A" style:family="table-column">
      <style:table-column-properties style:column-width="1.268cm" style:rel-column-width="8316*"/>
    </style:style>
    <style:style style:name="TAB_5f_Requisiti-IIN.H" style:display-name="TAB_Requisiti-IIN.H" style:family="table-column">
      <style:table-column-properties style:column-width="1.117cm" style:rel-column-width="7323*"/>
    </style:style>
    <style:style style:name="TAB_5f_Requisiti-IIN.1" style:display-name="TAB_Requisiti-IIN.1" style:family="table-row">
      <style:table-row-properties style:min-row-height="2.002cm"/>
    </style:style>
    <style:style style:name="TAB_5f_Requisiti-IIN.A1" style:display-name="TAB_Requisiti-IIN.A1" style:family="table-cell">
      <style:table-cell-properties style:vertical-align="middle" fo:padding="0.097cm" fo:border-left="0.5pt solid #000000" fo:border-right="none" fo:border-top="0.5pt solid #000000" fo:border-bottom="0.5pt solid #000000" style:writing-mode="tb-rl"/>
    </style:style>
    <style:style style:name="TAB_5f_Requisiti-IIN.G1" style:display-name="TAB_Requisiti-IIN.G1" style:family="table-cell">
      <style:table-cell-properties style:vertical-align="middle" fo:padding="0.097cm" fo:border="0.5pt solid #000000" style:writing-mode="tb-rl"/>
    </style:style>
    <style:style style:name="TAB_5f_Requisiti-IIN.A2" style:display-name="TAB_Requisiti-IIN.A2" style:family="table-cell">
      <style:table-cell-properties style:vertical-align="middle" fo:padding="0.097cm" fo:border-left="0.5pt solid #000000" fo:border-right="none" fo:border-top="none" fo:border-bottom="0.5pt solid #000000" style:writing-mode="tb-rl"/>
    </style:style>
    <style:style style:name="TAB_5f_Requisiti-IIN.H2" style:display-name="TAB_Requisiti-IIN.H2" style:family="table-cell">
      <style:table-cell-properties style:vertical-align="middle" fo:padding="0.097cm" fo:border-left="0.5pt solid #000000" fo:border-right="0.5pt solid #000000" fo:border-top="none" fo:border-bottom="0.5pt solid #000000" style:writing-mode="tb-rl"/>
    </style:style>
    <style:style style:name="Acronimi" style:family="table">
      <style:table-properties style:width="15.921cm" table:align="margins" style:writing-mode="lr-tb"/>
    </style:style>
    <style:style style:name="Acronimi.A" style:family="table-column">
      <style:table-column-properties style:column-width="7.96cm" style:rel-column-width="32767*"/>
    </style:style>
    <style:style style:name="Acronimi.B" style:family="table-column">
      <style:table-column-properties style:column-width="7.96cm" style:rel-column-width="32768*"/>
    </style:style>
    <style:style style:name="Acronimi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Acronimi.B1" style:family="table-cell">
      <style:table-cell-properties style:vertical-align="middle" fo:padding="0.097cm" fo:border="0.5pt solid #000000"/>
    </style:style>
    <style:style style:name="Acronimi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Acronimi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Definizioni" style:family="table">
      <style:table-properties style:width="15.803cm" fo:margin-left="0.106cm" fo:break-before="auto" fo:break-after="auto" table:align="left" fo:keep-with-next="auto" style:may-break-between-rows="true" style:writing-mode="lr-tb" table:border-model="collapsing"/>
    </style:style>
    <style:style style:name="Definizioni.A" style:family="table-column">
      <style:table-column-properties style:column-width="5.212cm"/>
    </style:style>
    <style:style style:name="Definizioni.B" style:family="table-column">
      <style:table-column-properties style:column-width="5.292cm"/>
    </style:style>
    <style:style style:name="Definizioni.C" style:family="table-column">
      <style:table-column-properties style:column-width="5.299cm"/>
    </style:style>
    <style:style style:name="Definizioni.1" style:family="table-row">
      <style:table-row-properties fo:keep-together="auto"/>
    </style:style>
    <style:style style:name="Definizioni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efinizioni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Definizioni.2" style:family="table-row">
      <style:table-row-properties style:min-row-height="1.718cm" fo:keep-together="auto"/>
    </style:style>
    <style:style style:name="Definizioni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efinizioni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finizioni.3" style:family="table-row">
      <style:table-row-properties style:min-row-height="1.905cm" fo:keep-together="auto"/>
    </style:style>
    <style:style style:name="Definizioni.8" style:family="table-row">
      <style:table-row-properties style:min-row-height="1.984cm" fo:keep-together="auto"/>
    </style:style>
    <style:style style:name="Definizioni.10" style:family="table-row">
      <style:table-row-properties style:min-row-height="2.402cm" fo:keep-together="auto"/>
    </style:style>
    <style:style style:name="Definizioni.12" style:family="table-row">
      <style:table-row-properties style:min-row-height="2.011cm" fo:keep-together="auto"/>
    </style:style>
    <style:style style:name="Definizioni.29" style:family="table-row">
      <style:table-row-properties style:min-row-height="4.392cm" fo:keep-together="auto"/>
    </style:style>
    <style:style style:name="P1" style:family="paragraph" style:parent-style-name="Header">
      <style:paragraph-properties fo:margin-top="0cm" fo:margin-bottom="0.212cm" style:contextual-spacing="false" fo:text-align="center" style:justify-single-word="false"/>
    </style:style>
    <style:style style:name="P2" style:family="paragraph" style:parent-style-name="Plain_20_Text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538b116"/>
    </style:style>
    <style:style style:name="P5" style:family="paragraph" style:parent-style-name="Table_20_Contents">
      <style:paragraph-properties fo:text-align="center" style:justify-single-word="false"/>
      <style:text-properties officeooo:paragraph-rsid="05398509"/>
    </style:style>
    <style:style style:name="P6" style:family="paragraph" style:parent-style-name="Sottotitolo_20_Documento">
      <style:paragraph-properties fo:margin-top="0cm" fo:margin-bottom="0.212cm" style:contextual-spacing="false" fo:line-height="150%">
        <style:tab-stops>
          <style:tab-stop style:position="15.921cm" style:type="right"/>
        </style:tab-stops>
      </style:paragraph-properties>
      <style:text-properties style:font-name="Verdana" fo:font-size="16pt" style:font-size-asian="16pt" style:font-size-complex="16pt"/>
    </style:style>
    <style:style style:name="P7" style:family="paragraph" style:parent-style-name="Table_20_Contents">
      <style:paragraph-properties fo:margin-top="0cm" fo:margin-bottom="0.212cm" style:contextual-spacing="false"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 Unicode1" fo:font-size="11pt" fo:letter-spacing="0.021cm" fo:language="it" fo:country="IT" fo:font-style="normal" fo:text-shadow="none" style:text-underline-style="none" fo:font-weight="normal" officeooo:rsid="04b6aeef" officeooo:paragraph-rsid="04b6aeef" style:letter-kerning="false" style:font-name-asian="Times New Roman1" style:font-size-asian="9.60000038146973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cm" fo:margin-bottom="0.212cm" style:contextual-spacing="false"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 Unicode1" fo:font-size="11pt" fo:letter-spacing="0.021cm" fo:language="it" fo:country="IT" fo:font-style="normal" fo:text-shadow="none" style:text-underline-style="none" fo:font-weight="normal" officeooo:rsid="04b89d73" officeooo:paragraph-rsid="04b89d73" style:letter-kerning="false" style:font-name-asian="Times New Roman1" style:font-size-asian="9.60000038146973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4b89d73" officeooo:paragraph-rsid="04b89d73" style:font-size-asian="9.60000038146973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0179e99" officeooo:paragraph-rsid="00179e9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0179e99" officeooo:paragraph-rsid="0341dc1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paragraph-rsid="037ce9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paragraph-rsid="00ee8bf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09fe9ea" officeooo:paragraph-rsid="009fe9e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2197328" officeooo:paragraph-rsid="0219732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2197328" officeooo:paragraph-rsid="02126b7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21aa36f" officeooo:paragraph-rsid="021aa36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341dc14" officeooo:paragraph-rsid="0341dc1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37b9179" officeooo:paragraph-rsid="037b917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21794d7" officeooo:paragraph-rsid="021794d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221b96d" officeooo:paragraph-rsid="0221b96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0a11cb1" officeooo:paragraph-rsid="00a11cb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47638e8" officeooo:paragraph-rsid="047638e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47f15d8" officeooo:paragraph-rsid="047638e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0a280db" officeooo:paragraph-rsid="00ee8bf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170ff4c" officeooo:paragraph-rsid="017275d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170ff4c" officeooo:paragraph-rsid="01a7780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50a1398" officeooo:paragraph-rsid="050a13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0a4676d" officeooo:paragraph-rsid="00a4676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08c5625" officeooo:paragraph-rsid="008c56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08c5625" officeooo:paragraph-rsid="0304519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2e562d6" officeooo:paragraph-rsid="02e562d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08c9cbf" officeooo:paragraph-rsid="008c9cb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0cbcb3b" officeooo:paragraph-rsid="00cbcb3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14839f0" officeooo:paragraph-rsid="014839f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0e5f3a3" officeooo:paragraph-rsid="00e5f3a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17f463b" officeooo:paragraph-rsid="017f463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16f5245" officeooo:paragraph-rsid="016f52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17c0eb6" officeooo:paragraph-rsid="017c0eb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0cff8c7" officeooo:paragraph-rsid="00cff8c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17275d7" officeooo:paragraph-rsid="017275d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1729036" officeooo:paragraph-rsid="0172903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17c496f" officeooo:paragraph-rsid="017c496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4789369" officeooo:paragraph-rsid="047893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ucida Sans Unicode1" fo:font-size="11pt" fo:font-style="normal" fo:text-shadow="none" style:text-underline-style="none" fo:font-weight="normal" officeooo:rsid="0495b292" officeooo:paragraph-rsid="0495b29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margin-top="0cm" fo:margin-bottom="0.212cm" style:contextual-spacing="false"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iberation Sans2" fo:font-size="12pt" fo:letter-spacing="0.021cm" fo:language="it" fo:country="IT" fo:font-style="normal" fo:text-shadow="none" style:text-underline-style="none" fo:font-weight="normal" officeooo:rsid="04b8b41e" officeooo:paragraph-rsid="04c7f63b" style:letter-kerning="false" style:font-name-asian="Liberation Sans1" style:font-size-asian="12pt" style:language-asian="en" style:country-asian="US" style:font-style-asian="normal" style:font-weight-asian="normal" style:font-name-complex="Liberation Sans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4b64eeb" officeooo:paragraph-rsid="04c7f63b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4b64eeb" officeooo:paragraph-rsid="04dde6ad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4b64eeb" officeooo:paragraph-rsid="04d68681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4b64eeb" officeooo:paragraph-rsid="05107763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4b64eeb" officeooo:paragraph-rsid="0538b116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4b64eeb" officeooo:paragraph-rsid="054d0796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fo:color="#000000" loext:opacity="100%" style:text-outline="false" style:text-line-through-style="none" style:text-line-through-type="none" style:font-name="Liberation Sans2" fo:font-size="10pt" fo:letter-spacing="0.021cm" fo:language="it" fo:country="IT" fo:font-style="normal" fo:text-shadow="none" style:text-underline-style="none" fo:font-weight="normal" officeooo:rsid="043cf528" officeooo:paragraph-rsid="04b6aeef" style:letter-kerning="false" style:font-name-asian="Liberation Sans1" style:font-size-asian="10pt" style:language-asian="en" style:country-asian="US" style:font-style-asian="normal" style:font-weight-asian="normal" style:font-name-complex="Liberation Sans1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top="0cm" fo:margin-bottom="0.212cm" style:contextual-spacing="false" fo:text-align="center" style:justify-single-word="false" fo:orphans="2" fo:widows="2" style:writing-mode="lr-tb"/>
      <style:text-properties style:use-window-font-color="true" loext:opacity="0%" style:font-name="Lucida Sans Unicode" fo:font-size="11pt" fo:letter-spacing="0.021cm" fo:language="it" fo:country="IT" fo:font-style="italic" fo:font-weight="bold" officeooo:rsid="04b64eeb" officeooo:paragraph-rsid="04b64eeb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P56" style:family="paragraph" style:parent-style-name="Table_20_Contents">
      <style:paragraph-properties fo:margin-top="0cm" fo:margin-bottom="0.212cm" style:contextual-spacing="false" fo:text-align="center" style:justify-single-word="false" fo:orphans="2" fo:widows="2" style:writing-mode="lr-tb"/>
      <style:text-properties style:use-window-font-color="true" loext:opacity="0%" style:font-name="Lucida Sans Unicode" fo:font-size="11pt" fo:letter-spacing="0.021cm" fo:language="it" fo:country="IT" fo:font-style="italic" fo:font-weight="bold" officeooo:rsid="04ce4fe1" officeooo:paragraph-rsid="04ce4fe1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P57" style:family="paragraph" style:parent-style-name="Table_20_Contents">
      <style:paragraph-properties fo:margin-top="0cm" fo:margin-bottom="0.212cm" style:contextual-spacing="false" fo:text-align="center" style:justify-single-word="false" fo:orphans="2" fo:widows="2" style:writing-mode="lr-tb"/>
      <style:text-properties style:use-window-font-color="true" loext:opacity="0%" style:font-name="Lucida Sans Unicode" fo:font-size="11pt" fo:letter-spacing="0.021cm" fo:language="it" fo:country="IT" fo:font-style="italic" fo:font-weight="bold" officeooo:rsid="04ce4fe1" officeooo:paragraph-rsid="0538b116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P58" style:family="paragraph" style:parent-style-name="Text_20_body">
      <style:paragraph-properties fo:break-before="page"/>
      <style:text-properties style:use-window-font-color="true" loext:opacity="0%" style:font-name="Lucida Sans Unicode" fo:font-size="11pt" fo:letter-spacing="0.021cm" fo:language="it" fo:country="IT" fo:font-style="normal" fo:font-weight="normal" officeooo:rsid="03aa4a4f" officeooo:paragraph-rsid="03ce63c0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P59" style:family="paragraph" style:parent-style-name="Text_20_body">
      <style:text-properties style:use-window-font-color="true" loext:opacity="0%" style:font-name="Lucida Sans Unicode" fo:font-size="11pt" fo:letter-spacing="0.021cm" fo:language="it" fo:country="IT" fo:font-style="normal" fo:font-weight="normal" officeooo:rsid="03aa4a4f" officeooo:paragraph-rsid="03ce63c0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P60" style:family="paragraph" style:parent-style-name="Table_20_Contents">
      <style:paragraph-properties fo:margin-top="0cm" fo:margin-bottom="0.212cm" style:contextual-spacing="false" fo:text-align="center" style:justify-single-word="false" fo:orphans="2" fo:widows="2" style:writing-mode="lr-tb"/>
      <style:text-properties style:use-window-font-color="true" loext:opacity="0%" style:font-name="Lucida Sans Unicode" fo:font-size="10pt" fo:letter-spacing="0.021cm" fo:language="it" fo:country="IT" fo:font-style="normal" fo:font-weight="normal" officeooo:rsid="051c4d07" officeooo:paragraph-rsid="0538b116" style:letter-kerning="false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1" style:family="paragraph" style:parent-style-name="Standard">
      <style:text-properties style:use-window-font-color="true" loext:opacity="0%" style:font-name="Lucida Sans Unicode" fo:font-size="10pt" fo:letter-spacing="0.021cm" fo:language="it" fo:country="IT" fo:font-style="normal" fo:font-weight="normal" officeooo:rsid="03a2210c" officeooo:paragraph-rsid="04b6aeef" style:letter-kerning="false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2" style:family="paragraph" style:parent-style-name="Standard">
      <style:text-properties officeooo:paragraph-rsid="00054486"/>
    </style:style>
    <style:style style:name="P63" style:family="paragraph" style:parent-style-name="Standard">
      <style:text-properties officeooo:rsid="01c51122" officeooo:paragraph-rsid="01c51122"/>
    </style:style>
    <style:style style:name="P64" style:family="paragraph" style:parent-style-name="Standard">
      <style:text-properties officeooo:paragraph-rsid="01fba3dd"/>
    </style:style>
    <style:style style:name="P65" style:family="paragraph" style:parent-style-name="Standard">
      <style:text-properties officeooo:rsid="034550e7" officeooo:paragraph-rsid="034550e7"/>
    </style:style>
    <style:style style:name="P66" style:family="paragraph" style:parent-style-name="Standard">
      <style:text-properties officeooo:rsid="011cd007" officeooo:paragraph-rsid="02a6b753"/>
    </style:style>
    <style:style style:name="P67" style:family="paragraph" style:parent-style-name="Standard">
      <style:text-properties officeooo:rsid="03482545" officeooo:paragraph-rsid="03482545"/>
    </style:style>
    <style:style style:name="P68" style:family="paragraph" style:parent-style-name="Standard">
      <style:text-properties officeooo:rsid="03a1f87b" officeooo:paragraph-rsid="03b08f4b"/>
    </style:style>
    <style:style style:name="P69" style:family="paragraph" style:parent-style-name="Standard">
      <style:text-properties officeooo:rsid="03a2210c" officeooo:paragraph-rsid="03b1ffb1"/>
    </style:style>
    <style:style style:name="P70" style:family="paragraph" style:parent-style-name="Standard">
      <style:text-properties officeooo:rsid="03be74a4" officeooo:paragraph-rsid="03be74a4"/>
    </style:style>
    <style:style style:name="P71" style:family="paragraph" style:parent-style-name="Standard">
      <style:text-properties officeooo:rsid="03be74a4" officeooo:paragraph-rsid="03bfd89d"/>
    </style:style>
    <style:style style:name="P72" style:family="paragraph" style:parent-style-name="Standard">
      <style:paragraph-properties fo:text-align="justify" style:justify-single-word="false"/>
      <style:text-properties officeooo:paragraph-rsid="0422ccb7"/>
    </style:style>
    <style:style style:name="P73" style:family="paragraph" style:parent-style-name="Standard">
      <style:text-properties fo:font-style="normal" officeooo:rsid="04e65993" officeooo:paragraph-rsid="03f2a26f" style:font-style-asian="normal" style:font-style-complex="normal"/>
    </style:style>
    <style:style style:name="P74" style:family="paragraph" style:parent-style-name="Standard">
      <style:text-properties officeooo:paragraph-rsid="0427ef76"/>
    </style:style>
    <style:style style:name="P75" style:family="paragraph" style:parent-style-name="Standard">
      <style:text-properties officeooo:paragraph-rsid="0538b116"/>
    </style:style>
    <style:style style:name="P76" style:family="paragraph" style:parent-style-name="Standard">
      <style:text-properties officeooo:rsid="05398509" officeooo:paragraph-rsid="05398509"/>
    </style:style>
    <style:style style:name="P77" style:family="paragraph" style:parent-style-name="Plain_20_Text">
      <style:paragraph-properties fo:text-align="center" style:justify-single-word="false"/>
      <style:text-properties fo:font-size="14pt" style:font-size-asian="14pt" style:font-size-complex="14pt"/>
    </style:style>
    <style:style style:name="P78" style:family="paragraph" style:parent-style-name="Plain_20_Text">
      <style:paragraph-properties fo:text-align="center" style:justify-single-word="false"/>
      <style:text-properties fo:font-size="14pt" officeooo:paragraph-rsid="000a9f78" style:font-size-asian="14pt" style:font-size-complex="14pt"/>
    </style:style>
    <style:style style:name="P79" style:family="paragraph" style:parent-style-name="Plain_20_Text">
      <style:paragraph-properties fo:text-align="center" style:justify-single-word="false"/>
      <style:text-properties fo:font-size="14pt" officeooo:rsid="000a9f78" officeooo:paragraph-rsid="000a9f78" style:font-size-asian="14pt" style:font-size-complex="14pt"/>
    </style:style>
    <style:style style:name="P80" style:family="paragraph" style:parent-style-name="Plain_20_Text">
      <style:paragraph-properties fo:text-align="end" style:justify-single-word="false"/>
      <style:text-properties fo:font-size="14pt" fo:font-weight="bold" style:font-size-asian="14pt" style:font-weight-asian="bold" style:font-size-complex="14pt"/>
    </style:style>
    <style:style style:name="P81" style:family="paragraph" style:parent-style-name="Plain_20_Text">
      <style:paragraph-properties fo:text-align="end" style:justify-single-word="false"/>
    </style:style>
    <style:style style:name="P82" style:family="paragraph" style:parent-style-name="Plain_20_Text">
      <style:paragraph-properties fo:text-align="center" style:justify-single-word="false"/>
      <style:text-properties fo:font-size="28pt" fo:font-weight="bold" style:font-size-asian="28pt" style:font-weight-asian="bold" style:font-size-complex="24pt"/>
    </style:style>
    <style:style style:name="P83" style:family="paragraph" style:parent-style-name="Titolo_20_Documento">
      <style:text-properties style:font-size-complex="36pt"/>
    </style:style>
    <style:style style:name="P84" style:family="paragraph" style:parent-style-name="Table_20_Contents">
      <style:paragraph-properties fo:text-align="center" style:justify-single-word="false"/>
      <style:text-properties officeooo:rsid="01c66392" officeooo:paragraph-rsid="01c67571"/>
    </style:style>
    <style:style style:name="P85" style:family="paragraph" style:parent-style-name="Table_20_Contents">
      <style:paragraph-properties fo:text-align="center" style:justify-single-word="false"/>
      <style:text-properties officeooo:rsid="01c67571" officeooo:paragraph-rsid="01c67571"/>
    </style:style>
    <style:style style:name="P86" style:family="paragraph" style:parent-style-name="Table_20_Contents">
      <style:paragraph-properties fo:text-align="center" style:justify-single-word="false"/>
      <style:text-properties officeooo:rsid="02dbd414" officeooo:paragraph-rsid="02dbd414"/>
    </style:style>
    <style:style style:name="P87" style:family="paragraph" style:parent-style-name="Table_20_Contents">
      <style:paragraph-properties fo:text-align="center" style:justify-single-word="false"/>
      <style:text-properties officeooo:rsid="04b64eeb" officeooo:paragraph-rsid="04b64eeb"/>
    </style:style>
    <style:style style:name="P88" style:family="paragraph" style:parent-style-name="Table_20_Contents">
      <style:paragraph-properties fo:text-align="center" style:justify-single-word="false"/>
      <style:text-properties fo:font-style="italic" fo:font-weight="bold" officeooo:rsid="04b64eeb" officeooo:paragraph-rsid="04b64eeb" style:font-style-asian="italic" style:font-weight-asian="bold" style:font-style-complex="italic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officeooo:rsid="04ce4fe1" officeooo:paragraph-rsid="04ce4fe1"/>
    </style:style>
    <style:style style:name="P90" style:family="paragraph" style:parent-style-name="Table_20_Contents">
      <style:paragraph-properties fo:text-align="center" style:justify-single-word="false"/>
      <style:text-properties officeooo:rsid="04ce4fe1" officeooo:paragraph-rsid="0538b116"/>
    </style:style>
    <style:style style:name="P91" style:family="paragraph" style:parent-style-name="Table_20_Contents">
      <style:paragraph-properties fo:text-align="center" style:justify-single-word="false"/>
      <style:text-properties fo:font-size="9pt" fo:font-style="italic" style:text-underline-style="none" fo:font-weight="bold" officeooo:rsid="04ce4fe1" officeooo:paragraph-rsid="0538b116" style:font-size-asian="9pt" style:font-style-asian="italic" style:font-weight-asian="bold" style:font-size-complex="9pt" style:font-style-complex="italic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size="8.80000019073486pt" fo:font-style="italic" style:text-underline-style="none" fo:font-weight="bold" officeooo:rsid="04ce4fe1" officeooo:paragraph-rsid="0538b116" style:font-size-asian="8.80000019073486pt" style:font-style-asian="italic" style:font-weight-asian="bold" style:font-size-complex="8.80000019073486pt" style:font-style-complex="italic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8.5pt" fo:font-style="italic" style:text-underline-style="none" fo:font-weight="bold" officeooo:rsid="04ce4fe1" officeooo:paragraph-rsid="0538b116" style:font-size-asian="8.5pt" style:font-style-asian="italic" style:font-weight-asian="bold" style:font-size-complex="8.5pt" style:font-style-complex="italic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size="10pt" officeooo:rsid="052d1bde" officeooo:paragraph-rsid="052d1bde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fo:font-size="10pt" fo:font-style="italic" fo:font-weight="bold" officeooo:rsid="04ce4fe1" officeooo:paragraph-rsid="04ce4fe1" style:font-size-asian="10pt" style:font-style-asian="italic" style:font-weight-asian="bold" style:font-size-complex="10pt" style:font-style-complex="italic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size="10pt" fo:font-style="italic" fo:font-weight="bold" officeooo:rsid="04ce4fe1" officeooo:paragraph-rsid="05123d00" style:font-size-asian="10pt" style:font-style-asian="italic" style:font-weight-asian="bold" style:font-size-complex="10pt" style:font-style-complex="italic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size="10pt" fo:font-style="italic" fo:font-weight="bold" officeooo:rsid="04dde6ad" officeooo:paragraph-rsid="05123d00" style:font-size-asian="10pt" style:font-style-asian="italic" style:font-weight-asian="bold" style:font-size-complex="10pt" style:font-style-complex="italic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size="10pt" fo:font-style="italic" fo:font-weight="bold" officeooo:rsid="05107763" officeooo:paragraph-rsid="05123d00" style:font-size-asian="10pt" style:font-style-asian="italic" style:font-weight-asian="bold" style:font-size-complex="10pt" style:font-style-complex="italic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size="10pt" fo:font-style="italic" fo:font-weight="bold" officeooo:rsid="05107763" officeooo:paragraph-rsid="052d0eb3" style:font-size-asian="10pt" style:font-style-asian="italic" style:font-weight-asian="bold" style:font-size-complex="10pt" style:font-style-complex="italic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officeooo:rsid="052d1bde" officeooo:paragraph-rsid="052d1bde"/>
    </style:style>
    <style:style style:name="P101" style:family="paragraph" style:parent-style-name="Table_20_Contents">
      <style:paragraph-properties fo:text-align="center" style:justify-single-word="false"/>
      <style:text-properties officeooo:rsid="052d1bde" officeooo:paragraph-rsid="052ee05f"/>
    </style:style>
    <style:style style:name="P102" style:family="paragraph" style:parent-style-name="Table_20_Contents">
      <style:paragraph-properties fo:text-align="center" style:justify-single-word="false"/>
      <style:text-properties officeooo:rsid="052d1bde" officeooo:paragraph-rsid="0536cbad"/>
    </style:style>
    <style:style style:name="P103" style:family="paragraph" style:parent-style-name="Standard" style:master-page-name="">
      <style:paragraph-properties style:page-number="auto" fo:break-before="auto" fo:break-after="auto"/>
      <style:text-properties officeooo:rsid="00fe7ede"/>
    </style:style>
    <style:style style:name="P104" style:family="paragraph" style:parent-style-name="Text_20_body">
      <style:text-properties fo:font-size="11pt" officeooo:paragraph-rsid="03b200c2" style:font-size-asian="11pt" style:font-size-complex="11pt"/>
    </style:style>
    <style:style style:name="P105" style:family="paragraph" style:parent-style-name="Standard">
      <style:paragraph-properties fo:margin-left="0cm" fo:margin-right="0cm" fo:text-indent="0cm" style:auto-text-indent="false"/>
    </style:style>
    <style:style style:name="P10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09" style:family="paragraph" style:parent-style-name="First_20_paragraph" style:list-style-name="L6">
      <style:text-properties officeooo:paragraph-rsid="043e9911"/>
    </style:style>
    <style:style style:name="P110" style:family="paragraph" style:parent-style-name="First_20_paragraph" style:list-style-name="L6">
      <style:text-properties officeooo:paragraph-rsid="03c312ef"/>
    </style:style>
    <style:style style:name="P111" style:family="paragraph" style:parent-style-name="Heading_20_1" style:list-style-name="">
      <style:paragraph-properties fo:line-height="150%" fo:text-align="justify" style:justify-single-word="false"/>
    </style:style>
    <style:style style:name="P112" style:family="paragraph" style:parent-style-name="Heading_20_1" style:list-style-name="WWNum2"/>
    <style:style style:name="P113" style:family="paragraph" style:parent-style-name="Heading_20_2" style:list-style-name="WWNum2"/>
    <style:style style:name="P114" style:family="paragraph" style:parent-style-name="Heading_20_2" style:list-style-name="WWNum2">
      <style:text-properties officeooo:paragraph-rsid="00054486"/>
    </style:style>
    <style:style style:name="P115" style:family="paragraph" style:parent-style-name="Heading_20_2" style:list-style-name="WWNum2">
      <style:text-properties officeooo:rsid="00054486" officeooo:paragraph-rsid="00054486"/>
    </style:style>
    <style:style style:name="P116" style:family="paragraph" style:parent-style-name="Heading_20_2" style:list-style-name="WWNum2">
      <style:paragraph-properties fo:break-before="page"/>
      <style:text-properties officeooo:rsid="0113ebcf" officeooo:paragraph-rsid="00e5f3a3"/>
    </style:style>
    <style:style style:name="P117" style:family="paragraph" style:parent-style-name="Heading_20_2" style:list-style-name="WWNum2">
      <style:text-properties officeooo:rsid="00084251" officeooo:paragraph-rsid="00084251"/>
    </style:style>
    <style:style style:name="P118" style:family="paragraph" style:parent-style-name="Heading_20_3" style:list-style-name="WWNum2">
      <style:text-properties officeooo:rsid="03b08f4b" officeooo:paragraph-rsid="03b08f4b"/>
    </style:style>
    <style:style style:name="P119" style:family="paragraph" style:parent-style-name="Heading_20_3" style:list-style-name="WWNum2">
      <style:text-properties officeooo:rsid="03b08f4b" officeooo:paragraph-rsid="03b1ffb1"/>
    </style:style>
    <style:style style:name="P120" style:family="paragraph" style:parent-style-name="Heading_20_3" style:list-style-name="WWNum2">
      <style:text-properties officeooo:rsid="03b08f4b" officeooo:paragraph-rsid="03b200c2"/>
    </style:style>
    <style:style style:name="P121" style:family="paragraph" style:parent-style-name="Heading_20_3" style:list-style-name="WWNum2">
      <style:text-properties officeooo:rsid="03b200c2" officeooo:paragraph-rsid="03b200c2"/>
    </style:style>
    <style:style style:name="P122" style:family="paragraph" style:parent-style-name="Heading_20_3" style:list-style-name="WWNum2">
      <style:text-properties officeooo:rsid="01178928" officeooo:paragraph-rsid="01178928"/>
    </style:style>
    <style:style style:name="P123" style:family="paragraph" style:parent-style-name="Heading_20_3" style:list-style-name="WWNum2">
      <style:paragraph-properties fo:break-before="page"/>
      <style:text-properties officeooo:rsid="04c33ad4" officeooo:paragraph-rsid="0427ef76"/>
    </style:style>
    <style:style style:name="P124" style:family="paragraph" style:parent-style-name="Heading_20_3" style:list-style-name="WWNum2">
      <style:text-properties officeooo:rsid="04c33ad4" officeooo:paragraph-rsid="04e0e5e3"/>
    </style:style>
    <style:style style:name="P125" style:family="paragraph" style:parent-style-name="Heading_20_3" style:list-style-name="WWNum2">
      <style:text-properties officeooo:rsid="0118cd67" officeooo:paragraph-rsid="0118cd67"/>
    </style:style>
    <style:style style:name="P126" style:family="paragraph" style:parent-style-name="Standard" style:master-page-name="First_20_Page">
      <style:paragraph-properties fo:line-height="150%" style:page-number="auto">
        <style:tab-stops>
          <style:tab-stop style:position="9.419cm"/>
        </style:tab-stops>
      </style:paragraph-properties>
    </style:style>
    <style:style style:name="P127" style:family="paragraph" style:parent-style-name="Standard" style:list-style-name="L1">
      <style:text-properties officeooo:paragraph-rsid="01fcfa7c"/>
    </style:style>
    <style:style style:name="P128" style:family="paragraph" style:parent-style-name="Standard" style:list-style-name="L1">
      <style:text-properties officeooo:paragraph-rsid="02e3ba6b"/>
    </style:style>
    <style:style style:name="P129" style:family="paragraph" style:parent-style-name="Standard" style:list-style-name="L2">
      <style:text-properties officeooo:paragraph-rsid="02033c22"/>
    </style:style>
    <style:style style:name="P130" style:family="paragraph" style:parent-style-name="Standard" style:list-style-name="L2">
      <style:text-properties officeooo:paragraph-rsid="0201c64e"/>
    </style:style>
    <style:style style:name="P131" style:family="paragraph" style:parent-style-name="Standard" style:list-style-name="L2">
      <style:paragraph-properties fo:text-align="justify" style:justify-single-word="false"/>
      <style:text-properties officeooo:paragraph-rsid="0201c64e"/>
    </style:style>
    <style:style style:name="P132" style:family="paragraph" style:parent-style-name="Standard" style:list-style-name="L8">
      <style:paragraph-properties fo:text-align="justify" style:justify-single-word="false"/>
      <style:text-properties officeooo:paragraph-rsid="040eff9e"/>
    </style:style>
    <style:style style:name="P133" style:family="paragraph" style:parent-style-name="Standard" style:list-style-name="L8">
      <style:paragraph-properties fo:text-align="justify" style:justify-single-word="false"/>
      <style:text-properties officeooo:paragraph-rsid="0406ae64"/>
    </style:style>
    <style:style style:name="P134" style:family="paragraph" style:parent-style-name="Standard" style:list-style-name="L8">
      <style:paragraph-properties fo:text-align="justify" style:justify-single-word="false"/>
      <style:text-properties officeooo:paragraph-rsid="0412092a"/>
    </style:style>
    <style:style style:name="P135" style:family="paragraph" style:parent-style-name="Standard" style:list-style-name="L8">
      <style:paragraph-properties fo:text-align="justify" style:justify-single-word="false"/>
      <style:text-properties officeooo:paragraph-rsid="0422ccb7"/>
    </style:style>
    <style:style style:name="P136" style:family="paragraph" style:parent-style-name="Standard" style:list-style-name="L3">
      <style:text-properties fo:font-style="italic" fo:font-weight="bold" officeooo:rsid="03a1f87b" officeooo:paragraph-rsid="03b08f4b" style:font-style-asian="italic" style:font-weight-asian="bold" style:font-style-complex="italic" style:font-weight-complex="bold"/>
    </style:style>
    <style:style style:name="P137" style:family="paragraph" style:parent-style-name="Standard" style:list-style-name="L7">
      <style:text-properties fo:font-style="italic" fo:font-weight="bold" officeooo:rsid="03cf4bf9" officeooo:paragraph-rsid="043e9911" style:font-style-asian="italic" style:font-weight-asian="bold" style:font-style-complex="italic" style:font-weight-complex="bold"/>
    </style:style>
    <style:style style:name="P138" style:family="paragraph" style:parent-style-name="Standard" style:list-style-name="L7">
      <style:text-properties fo:font-style="italic" fo:font-weight="bold" officeooo:rsid="03cf4bf9" officeooo:paragraph-rsid="03cf4bf9" style:font-style-asian="italic" style:font-weight-asian="bold" style:font-style-complex="italic" style:font-weight-complex="bold"/>
    </style:style>
    <style:style style:name="P139" style:family="paragraph" style:parent-style-name="Standard" style:list-style-name="L7">
      <style:text-properties fo:font-style="italic" fo:font-weight="bold" officeooo:rsid="03cf4bf9" officeooo:paragraph-rsid="03e240e3" style:font-style-asian="italic" style:font-weight-asian="bold" style:font-style-complex="italic" style:font-weight-complex="bold"/>
    </style:style>
    <style:style style:name="P140" style:family="paragraph" style:parent-style-name="Standard" style:list-style-name="L7">
      <style:text-properties fo:font-style="italic" fo:font-weight="bold" officeooo:rsid="03cf4bf9" officeooo:paragraph-rsid="03d137e7" style:font-style-asian="italic" style:font-weight-asian="bold" style:font-style-complex="italic" style:font-weight-complex="bold"/>
    </style:style>
    <style:style style:name="P141" style:family="paragraph" style:parent-style-name="Standard" style:list-style-name="L7">
      <style:text-properties fo:font-style="italic" fo:font-weight="bold" officeooo:rsid="03cf4bf9" officeooo:paragraph-rsid="044b2882" style:font-style-asian="italic" style:font-weight-asian="bold" style:font-style-complex="italic" style:font-weight-complex="bold"/>
    </style:style>
    <style:style style:name="P142" style:family="paragraph" style:parent-style-name="Standard" style:list-style-name="L7">
      <style:text-properties fo:font-style="italic" fo:font-weight="bold" officeooo:rsid="03cf4bf9" officeooo:paragraph-rsid="03d22c1d" style:font-style-asian="italic" style:font-weight-asian="bold" style:font-style-complex="italic" style:font-weight-complex="bold"/>
    </style:style>
    <style:style style:name="P143" style:family="paragraph" style:parent-style-name="Standard" style:list-style-name="L7">
      <style:text-properties fo:font-style="italic" fo:font-weight="bold" officeooo:rsid="03cf4bf9" officeooo:paragraph-rsid="03e74217" style:font-style-asian="italic" style:font-weight-asian="bold" style:font-style-complex="italic" style:font-weight-complex="bold"/>
    </style:style>
    <style:style style:name="P144" style:family="paragraph" style:parent-style-name="Standard" style:list-style-name="L7">
      <style:text-properties fo:font-style="italic" fo:font-weight="bold" officeooo:rsid="03cf4bf9" officeooo:paragraph-rsid="03e88f16" style:font-style-asian="italic" style:font-weight-asian="bold" style:font-style-complex="italic" style:font-weight-complex="bold"/>
    </style:style>
    <style:style style:name="P145" style:family="paragraph" style:parent-style-name="Standard" style:list-style-name="L7">
      <style:text-properties fo:font-style="italic" fo:font-weight="bold" officeooo:rsid="048fca26" officeooo:paragraph-rsid="048fca26" style:font-style-asian="italic" style:font-weight-asian="bold" style:font-style-complex="italic" style:font-weight-complex="bold"/>
    </style:style>
    <style:style style:name="P146" style:family="paragraph" style:parent-style-name="Standard" style:list-style-name="L4">
      <style:text-properties officeooo:paragraph-rsid="03c03592"/>
    </style:style>
    <style:style style:name="P147" style:family="paragraph" style:parent-style-name="Standard" style:list-style-name="L4">
      <style:text-properties officeooo:paragraph-rsid="03c13217"/>
    </style:style>
    <style:style style:name="P148" style:family="paragraph" style:parent-style-name="Standard" style:list-style-name="L5">
      <style:text-properties officeooo:rsid="03be74a4" officeooo:paragraph-rsid="03be74a4"/>
    </style:style>
    <style:style style:name="P149" style:family="paragraph" style:parent-style-name="Standard" style:list-style-name="L6">
      <style:text-properties officeooo:paragraph-rsid="03c2e32e"/>
    </style:style>
    <style:style style:name="P150" style:family="paragraph" style:parent-style-name="Standard" style:list-style-name="L6">
      <style:text-properties officeooo:paragraph-rsid="03d44dda"/>
    </style:style>
    <style:style style:name="P151" style:family="paragraph" style:parent-style-name="Standard" style:list-style-name="L6">
      <style:text-properties fo:font-style="normal" fo:font-weight="normal" officeooo:paragraph-rsid="03c2e32e" style:font-style-asian="normal" style:font-weight-asian="normal" style:font-style-complex="normal" style:font-weight-complex="normal"/>
    </style:style>
    <style:style style:name="P152" style:family="paragraph" style:parent-style-name="Standard" style:list-style-name="L8">
      <style:paragraph-properties fo:text-align="justify" style:justify-single-word="false"/>
      <style:text-properties fo:font-style="normal" fo:font-weight="normal" officeooo:rsid="03fbfd83" officeooo:paragraph-rsid="0442abfa" style:font-style-asian="normal" style:font-weight-asian="normal" style:font-style-complex="normal" style:font-weight-complex="normal"/>
    </style:style>
    <style:style style:name="P153" style:family="paragraph" style:parent-style-name="Standard" style:list-style-name="L8">
      <style:paragraph-properties fo:text-align="justify" style:justify-single-word="false"/>
      <style:text-properties fo:font-style="normal" fo:font-weight="normal" officeooo:rsid="03fbfd83" officeooo:paragraph-rsid="0471cc86" style:font-style-asian="normal" style:font-weight-asian="normal" style:font-style-complex="normal" style:font-weight-complex="normal"/>
    </style:style>
    <style:style style:name="P154" style:family="paragraph" style:parent-style-name="Standard" style:list-style-name="L8">
      <style:paragraph-properties fo:text-align="justify" style:justify-single-word="false"/>
      <style:text-properties fo:font-style="normal" fo:font-weight="normal" officeooo:rsid="03fbfd83" officeooo:paragraph-rsid="048f45af" style:font-style-asian="normal" style:font-weight-asian="normal" style:font-style-complex="normal" style:font-weight-complex="normal"/>
    </style:style>
    <style:style style:name="P155" style:family="paragraph" style:parent-style-name="Standard" style:list-style-name="L8">
      <style:paragraph-properties fo:text-align="justify" style:justify-single-word="false"/>
      <style:text-properties fo:font-style="normal" fo:font-weight="normal" officeooo:rsid="03fbfd83" officeooo:paragraph-rsid="04849609" style:font-style-asian="normal" style:font-weight-asian="normal" style:font-style-complex="normal" style:font-weight-complex="normal"/>
    </style:style>
    <style:style style:name="P156" style:family="paragraph" style:parent-style-name="Standard" style:list-style-name="L8">
      <style:paragraph-properties fo:text-align="justify" style:justify-single-word="false"/>
      <style:text-properties fo:font-style="normal" fo:font-weight="normal" officeooo:rsid="03fbfd83" officeooo:paragraph-rsid="04859d5f" style:font-style-asian="normal" style:font-weight-asian="normal" style:font-style-complex="normal" style:font-weight-complex="normal"/>
    </style:style>
    <style:style style:name="P157" style:family="paragraph" style:parent-style-name="Standard" style:list-style-name="L8">
      <style:paragraph-properties fo:text-align="justify" style:justify-single-word="false"/>
      <style:text-properties fo:font-style="normal" fo:font-weight="normal" officeooo:rsid="03fbfd83" officeooo:paragraph-rsid="0448f176" style:font-style-asian="normal" style:font-weight-asian="normal" style:font-style-complex="normal" style:font-weight-complex="normal"/>
    </style:style>
    <style:style style:name="P158" style:family="paragraph" style:parent-style-name="Standard" style:list-style-name="L8">
      <style:paragraph-properties fo:text-align="justify" style:justify-single-word="false"/>
      <style:text-properties fo:font-style="normal" fo:font-weight="normal" officeooo:rsid="03fbfd83" officeooo:paragraph-rsid="042349b8" style:font-style-asian="normal" style:font-weight-asian="normal" style:font-style-complex="normal" style:font-weight-complex="normal"/>
    </style:style>
    <style:style style:name="P159" style:family="paragraph" style:parent-style-name="Standard" style:list-style-name="L8">
      <style:paragraph-properties fo:text-align="justify" style:justify-single-word="false"/>
      <style:text-properties fo:font-style="normal" fo:font-weight="normal" officeooo:rsid="03fbfd83" officeooo:paragraph-rsid="04ece7e4" style:font-style-asian="normal" style:font-weight-asian="normal" style:font-style-complex="normal" style:font-weight-complex="normal"/>
    </style:style>
    <style:style style:name="P160" style:family="paragraph" style:parent-style-name="Standard" style:list-style-name="L8">
      <style:paragraph-properties fo:text-align="justify" style:justify-single-word="false"/>
      <style:text-properties fo:font-style="normal" fo:font-weight="normal" officeooo:rsid="03fbfd83" officeooo:paragraph-rsid="04f3fbe0" style:font-style-asian="normal" style:font-weight-asian="normal" style:font-style-complex="normal" style:font-weight-complex="normal"/>
    </style:style>
    <style:style style:name="P161" style:family="paragraph" style:parent-style-name="Standard" style:list-style-name="L8">
      <style:paragraph-properties fo:text-align="justify" style:justify-single-word="false"/>
      <style:text-properties fo:font-style="normal" fo:font-weight="normal" officeooo:rsid="03fbfd83" officeooo:paragraph-rsid="040eff9e" style:font-style-asian="normal" style:font-weight-asian="normal" style:font-style-complex="normal" style:font-weight-complex="normal"/>
    </style:style>
    <style:style style:name="P162" style:family="paragraph" style:parent-style-name="Standard" style:list-style-name="L8">
      <style:text-properties fo:font-style="normal" fo:font-weight="normal" officeooo:rsid="03fbfd83" officeooo:paragraph-rsid="0401a002" style:font-style-asian="normal" style:font-weight-asian="normal" style:font-style-complex="normal" style:font-weight-complex="normal"/>
    </style:style>
    <style:style style:name="P163" style:family="paragraph" style:parent-style-name="Standard" style:list-style-name="L8">
      <style:text-properties fo:font-style="normal" fo:font-weight="normal" officeooo:rsid="03fbfd83" officeooo:paragraph-rsid="040eff9e" style:font-style-asian="normal" style:font-weight-asian="normal" style:font-style-complex="normal" style:font-weight-complex="normal"/>
    </style:style>
    <style:style style:name="P164" style:family="paragraph" style:parent-style-name="Standard" style:list-style-name="L7">
      <style:text-properties officeooo:paragraph-rsid="043e9911"/>
    </style:style>
    <style:style style:name="P165" style:family="paragraph" style:parent-style-name="Standard" style:list-style-name="L7">
      <style:text-properties officeooo:paragraph-rsid="03cf4bf9"/>
    </style:style>
    <style:style style:name="P166" style:family="paragraph" style:parent-style-name="Standard" style:list-style-name="L7">
      <style:text-properties officeooo:paragraph-rsid="03cfca4d"/>
    </style:style>
    <style:style style:name="P167" style:family="paragraph" style:parent-style-name="Standard" style:list-style-name="L7">
      <style:text-properties officeooo:paragraph-rsid="03ebd4f5"/>
    </style:style>
    <style:style style:name="P168" style:family="paragraph" style:parent-style-name="Standard" style:list-style-name="L7">
      <style:text-properties officeooo:paragraph-rsid="03e7b9e6"/>
    </style:style>
    <style:style style:name="P169" style:family="paragraph" style:parent-style-name="Standard" style:list-style-name="L7">
      <style:text-properties officeooo:rsid="0444fada" officeooo:paragraph-rsid="0444fada"/>
    </style:style>
    <style:style style:name="P170" style:family="paragraph" style:parent-style-name="Standard" style:list-style-name="L7">
      <style:text-properties officeooo:rsid="04fac095" officeooo:paragraph-rsid="04fac095"/>
    </style:style>
    <style:style style:name="P171" style:family="paragraph" style:parent-style-name="Standard" style:list-style-name="L8">
      <style:text-properties officeooo:paragraph-rsid="0442abfa"/>
    </style:style>
    <style:style style:name="P172" style:family="paragraph" style:parent-style-name="Standard" style:list-style-name="L8">
      <style:paragraph-properties fo:text-align="justify" style:justify-single-word="false"/>
      <style:text-properties officeooo:rsid="040fc27d" officeooo:paragraph-rsid="040fc27d"/>
    </style:style>
    <style:style style:name="P173" style:family="paragraph" style:parent-style-name="Standard" style:list-style-name="L8">
      <style:paragraph-properties fo:text-align="justify" style:justify-single-word="false"/>
      <style:text-properties officeooo:rsid="040fc27d" officeooo:paragraph-rsid="0422ccb7"/>
    </style:style>
    <style:style style:name="P174" style:family="paragraph" style:parent-style-name="Standard" style:list-style-name="L9">
      <style:text-properties officeooo:rsid="011cd007" officeooo:paragraph-rsid="03ade970"/>
    </style:style>
    <style:style style:name="P175" style:family="paragraph" style:parent-style-name="Standard" style:list-style-name="L10">
      <style:text-properties officeooo:rsid="03a2210c" officeooo:paragraph-rsid="03a2210c"/>
    </style:style>
    <style:style style:name="P176" style:family="paragraph" style:parent-style-name="Standard" style:list-style-name="L11">
      <style:text-properties officeooo:rsid="03482545" officeooo:paragraph-rsid="03482545"/>
    </style:style>
    <style:style style:name="P177" style:family="paragraph" style:parent-style-name="Standard" style:list-style-name="L11">
      <style:text-properties officeooo:rsid="03f2a26f" officeooo:paragraph-rsid="03f2a26f"/>
    </style:style>
    <style:style style:name="P178" style:family="paragraph" style:parent-style-name="Standard" style:list-style-name="L11">
      <style:text-properties officeooo:rsid="0489fa76" officeooo:paragraph-rsid="0489fa76"/>
    </style:style>
    <style:style style:name="P179" style:family="paragraph" style:parent-style-name="Standard" style:list-style-name="L11">
      <style:text-properties officeooo:rsid="04afa3e3" officeooo:paragraph-rsid="04afa3e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54486" style:font-size-asian="14pt" style:font-size-complex="14pt"/>
    </style:style>
    <style:style style:name="T3" style:family="text">
      <style:text-properties fo:font-size="14pt" officeooo:rsid="05439745" style:font-size-asian="14pt" style:font-size-complex="14pt"/>
    </style:style>
    <style:style style:name="T4" style:family="text">
      <style:text-properties fo:font-size="14pt" officeooo:rsid="054d0796" style:font-size-asian="14pt" style:font-size-complex="14pt"/>
    </style:style>
    <style:style style:name="T5" style:family="text">
      <style:text-properties officeooo:rsid="00054486"/>
    </style:style>
    <style:style style:name="T6" style:family="text">
      <style:text-properties officeooo:rsid="000dc73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1f596ca" style:font-style-asian="italic" style:font-style-complex="italic"/>
    </style:style>
    <style:style style:name="T9" style:family="text">
      <style:text-properties fo:font-style="italic" officeooo:rsid="01fa742d" style:font-style-asian="italic" style:font-style-complex="italic"/>
    </style:style>
    <style:style style:name="T10" style:family="text">
      <style:text-properties fo:font-style="italic" officeooo:rsid="0394cc53" style:font-style-asian="italic" style:font-style-complex="italic"/>
    </style:style>
    <style:style style:name="T11" style:family="text">
      <style:text-properties fo:font-style="italic" officeooo:rsid="0396b767" style:font-style-asian="italic" style:font-style-complex="italic"/>
    </style:style>
    <style:style style:name="T12" style:family="text">
      <style:text-properties fo:font-style="italic" officeooo:rsid="04b60304" style:font-style-asian="italic" style:font-style-complex="italic"/>
    </style:style>
    <style:style style:name="T13" style:family="text">
      <style:text-properties fo:font-style="italic" officeooo:rsid="04f7f49d" style:font-style-asian="italic" style:font-style-complex="italic"/>
    </style:style>
    <style:style style:name="T14" style:family="text">
      <style:text-properties fo:font-style="italic" officeooo:rsid="050ebb06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3a2210c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3aa3234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3c13217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40fc27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412092a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422ccb7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4443da8" style:font-style-asian="italic" style:font-weight-asian="bold" style:font-style-complex="italic" style:font-weight-complex="bold"/>
    </style:style>
    <style:style style:name="T23" style:family="text">
      <style:text-properties officeooo:rsid="0011067c"/>
    </style:style>
    <style:style style:name="T24" style:family="text">
      <style:text-properties officeooo:rsid="00114725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3a2210c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3a23a69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3a4dd33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3a7a9e7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3a80f51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3a854f2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3a918e3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3aa0a8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3aa3234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3aa4a4f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3ab10be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3b93256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3c13217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3c1b71a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3cf4bf9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3d137e7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11cd007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3da0e53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40afa61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4006d14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5038853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50cc138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54d67d7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54e01d9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550aded" style:font-style-asian="normal" style:font-weight-asian="normal" style:font-style-complex="normal" style:font-weight-complex="normal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4afd91a" style:font-style-asian="normal" style:font-style-complex="normal"/>
    </style:style>
    <style:style style:name="T53" style:family="text">
      <style:text-properties fo:font-style="normal" officeooo:rsid="04c3df77" style:font-style-asian="normal" style:font-style-complex="normal"/>
    </style:style>
    <style:style style:name="T54" style:family="text">
      <style:text-properties officeooo:rsid="001a8b85"/>
    </style:style>
    <style:style style:name="T55" style:family="text">
      <style:text-properties officeooo:rsid="0020187b"/>
    </style:style>
    <style:style style:name="T56" style:family="text">
      <style:text-properties officeooo:rsid="0071263c"/>
    </style:style>
    <style:style style:name="T57" style:family="text">
      <style:text-properties officeooo:rsid="00743ce6"/>
    </style:style>
    <style:style style:name="T58" style:family="text">
      <style:text-properties officeooo:rsid="008f26e6"/>
    </style:style>
    <style:style style:name="T59" style:family="text">
      <style:text-properties officeooo:rsid="00f6c46f"/>
    </style:style>
    <style:style style:name="T60" style:family="text">
      <style:text-properties officeooo:rsid="00fa5220"/>
    </style:style>
    <style:style style:name="T61" style:family="text">
      <style:text-properties officeooo:rsid="011cd007"/>
    </style:style>
    <style:style style:name="T62" style:family="text">
      <style:text-properties fo:font-size="11pt" style:font-size-asian="11pt" style:font-size-complex="11pt"/>
    </style:style>
    <style:style style:name="T63" style:family="text">
      <style:text-properties fo:font-size="11pt" officeooo:rsid="00266157" style:font-size-asian="11pt" style:font-size-complex="11pt"/>
    </style:style>
    <style:style style:name="T64" style:family="text">
      <style:text-properties fo:font-size="11pt" officeooo:rsid="011cd007" style:font-size-asian="11pt" style:font-size-complex="11pt"/>
    </style:style>
    <style:style style:name="T65" style:family="text">
      <style:text-properties fo:font-size="11pt" officeooo:rsid="03b45fa0" style:font-size-asian="11pt" style:font-size-complex="11pt"/>
    </style:style>
    <style:style style:name="T66" style:family="text">
      <style:text-properties fo:font-size="11pt" officeooo:rsid="03bfd89d" style:font-size-asian="11pt" style:font-size-complex="11pt"/>
    </style:style>
    <style:style style:name="T67" style:family="text">
      <style:text-properties fo:font-size="11pt" officeooo:rsid="03c2e32e" style:font-size-asian="11pt" style:font-size-complex="11pt"/>
    </style:style>
    <style:style style:name="T68" style:family="text">
      <style:text-properties fo:font-size="11pt" officeooo:rsid="042988df" style:font-size-asian="11pt" style:font-size-complex="11pt"/>
    </style:style>
    <style:style style:name="T69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70" style:family="text">
      <style:text-properties fo:font-size="11pt" fo:font-style="italic" fo:font-weight="bold" officeooo:rsid="03b45fa0" style:font-size-asian="11pt" style:font-style-asian="italic" style:font-weight-asian="bold" style:font-size-complex="11pt" style:font-style-complex="italic" style:font-weight-complex="bold"/>
    </style:style>
    <style:style style:name="T71" style:family="text">
      <style:text-properties fo:font-size="11pt" fo:font-style="italic" fo:font-weight="bold" officeooo:rsid="03c2e32e" style:font-size-asian="11pt" style:font-style-asian="italic" style:font-weight-asian="bold" style:font-size-complex="11pt" style:font-style-complex="italic" style:font-weight-complex="bold"/>
    </style:style>
    <style:style style:name="T72" style:family="text">
      <style:text-properties fo:font-size="11pt" fo:font-style="italic" fo:font-weight="bold" officeooo:rsid="03c312ef" style:font-size-asian="11pt" style:font-style-asian="italic" style:font-weight-asian="bold" style:font-size-complex="11pt" style:font-style-complex="italic" style:font-weight-complex="bold"/>
    </style:style>
    <style:style style:name="T73" style:family="text">
      <style:text-properties fo:font-size="11pt" fo:font-style="italic" fo:font-weight="bold" officeooo:rsid="03cf4bf9" style:font-size-asian="11pt" style:font-style-asian="italic" style:font-weight-asian="bold" style:font-size-complex="11pt" style:font-style-complex="italic" style:font-weight-complex="bold"/>
    </style:style>
    <style:style style:name="T74" style:family="text">
      <style:text-properties fo:font-size="11pt" fo:font-style="italic" fo:font-weight="bold" officeooo:rsid="043a1c2a" style:font-size-asian="11pt" style:font-style-asian="italic" style:font-weight-asian="bold" style:font-size-complex="11pt" style:font-style-complex="italic" style:font-weight-complex="bold"/>
    </style:style>
    <style:style style:name="T75" style:family="text">
      <style:text-properties fo:font-size="11pt" fo:font-style="italic" fo:font-weight="bold" officeooo:rsid="00266157" style:font-size-asian="11pt" style:font-style-asian="italic" style:font-weight-asian="bold" style:font-size-complex="11pt" style:font-style-complex="italic" style:font-weight-complex="bold"/>
    </style:style>
    <style:style style:name="T76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7" style:family="text">
      <style:text-properties fo:font-size="11pt" fo:font-style="normal" fo:font-weight="normal" officeooo:rsid="03b45fa0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fo:font-size="11pt" fo:font-style="normal" fo:font-weight="normal" officeooo:rsid="03c2e32e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fo:font-size="11pt" fo:font-style="normal" fo:font-weight="normal" officeooo:rsid="03c312ef" style:font-size-asian="11pt" style:font-style-asian="normal" style:font-weight-asian="normal" style:font-size-complex="11pt" style:font-style-complex="normal" style:font-weight-complex="normal"/>
    </style:style>
    <style:style style:name="T80" style:family="text">
      <style:text-properties fo:font-size="11pt" fo:font-style="normal" fo:font-weight="normal" officeooo:rsid="023c80a6" style:font-size-asian="11pt" style:font-style-asian="normal" style:font-weight-asian="normal" style:font-size-complex="11pt" style:font-style-complex="normal" style:font-weight-complex="normal"/>
    </style:style>
    <style:style style:name="T81" style:family="text">
      <style:text-properties fo:font-size="11pt" fo:font-style="normal" fo:font-weight="normal" officeooo:rsid="03c8fafb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fo:font-size="11pt" fo:font-style="normal" fo:font-weight="normal" officeooo:rsid="03c9a940" style:font-size-asian="11pt" style:font-style-asian="normal" style:font-weight-asian="normal" style:font-size-complex="11pt" style:font-style-complex="normal" style:font-weight-complex="normal"/>
    </style:style>
    <style:style style:name="T83" style:family="text">
      <style:text-properties fo:font-size="11pt" fo:font-style="normal" fo:font-weight="normal" officeooo:rsid="00266157" style:font-size-asian="11pt" style:font-style-asian="normal" style:font-weight-asian="normal" style:font-size-complex="11pt" style:font-style-complex="normal" style:font-weight-complex="normal"/>
    </style:style>
    <style:style style:name="T84" style:family="text">
      <style:text-properties fo:font-size="11pt" fo:font-style="normal" fo:font-weight="normal" officeooo:rsid="011cd007" style:font-size-asian="11pt" style:font-style-asian="normal" style:font-weight-asian="normal" style:font-size-complex="11pt" style:font-style-complex="normal" style:font-weight-complex="normal"/>
    </style:style>
    <style:style style:name="T85" style:family="text">
      <style:text-properties fo:font-size="11pt" fo:font-style="normal" fo:font-weight="normal" officeooo:rsid="03d44dda" style:font-size-asian="11pt" style:font-style-asian="normal" style:font-weight-asian="normal" style:font-size-complex="11pt" style:font-style-complex="normal" style:font-weight-complex="normal"/>
    </style:style>
    <style:style style:name="T86" style:family="text">
      <style:text-properties fo:font-size="11pt" fo:font-style="normal" fo:font-weight="normal" officeooo:rsid="03e2410d" style:font-size-asian="11pt" style:font-style-asian="normal" style:font-weight-asian="normal" style:font-size-complex="11pt" style:font-style-complex="normal" style:font-weight-complex="normal"/>
    </style:style>
    <style:style style:name="T87" style:family="text">
      <style:text-properties fo:font-size="11pt" fo:font-style="normal" fo:font-weight="normal" officeooo:rsid="04fdb108" style:font-size-asian="11pt" style:font-style-asian="normal" style:font-weight-asian="normal" style:font-size-complex="11pt" style:font-style-complex="normal" style:font-weight-complex="normal"/>
    </style:style>
    <style:style style:name="T88" style:family="text">
      <style:text-properties fo:font-size="11pt" fo:font-style="normal" fo:font-weight="normal" officeooo:rsid="04fee761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fo:font-size="11pt" fo:font-style="normal" fo:font-weight="normal" officeooo:rsid="05038853" style:font-size-asian="11pt" style:font-style-asian="normal" style:font-weight-asian="normal" style:font-size-complex="11pt" style:font-style-complex="normal" style:font-weight-complex="normal"/>
    </style:style>
    <style:style style:name="T90" style:family="text">
      <style:text-properties officeooo:rsid="0173281b"/>
    </style:style>
    <style:style style:name="T91" style:family="text">
      <style:text-properties officeooo:rsid="017418e7"/>
    </style:style>
    <style:style style:name="T92" style:family="text">
      <style:text-properties officeooo:rsid="017690a7"/>
    </style:style>
    <style:style style:name="T93" style:family="text">
      <style:text-properties officeooo:rsid="01782d9f"/>
    </style:style>
    <style:style style:name="T94" style:family="text">
      <style:text-properties officeooo:rsid="017c0eb6"/>
    </style:style>
    <style:style style:name="T95" style:family="text">
      <style:text-properties officeooo:rsid="0180c052"/>
    </style:style>
    <style:style style:name="T96" style:family="text">
      <style:text-properties officeooo:rsid="01a637a0"/>
    </style:style>
    <style:style style:name="T97" style:family="text">
      <style:text-properties officeooo:rsid="01e16b16"/>
    </style:style>
    <style:style style:name="T98" style:family="text">
      <style:text-properties officeooo:rsid="01e5330a"/>
    </style:style>
    <style:style style:name="T99" style:family="text">
      <style:text-properties officeooo:rsid="01f4a59f"/>
    </style:style>
    <style:style style:name="T100" style:family="text">
      <style:text-properties officeooo:rsid="01fcff01"/>
    </style:style>
    <style:style style:name="T101" style:family="text">
      <style:text-properties officeooo:rsid="02197fe4"/>
    </style:style>
    <style:style style:name="T102" style:family="text">
      <style:text-properties officeooo:rsid="021bb471"/>
    </style:style>
    <style:style style:name="T103" style:family="text">
      <style:text-properties officeooo:rsid="021d3991"/>
    </style:style>
    <style:style style:name="T104" style:family="text">
      <style:text-properties officeooo:rsid="02202806"/>
    </style:style>
    <style:style style:name="T105" style:family="text">
      <style:text-properties officeooo:rsid="02244c37"/>
    </style:style>
    <style:style style:name="T106" style:family="text">
      <style:text-properties officeooo:rsid="02e46fbe"/>
    </style:style>
    <style:style style:name="T107" style:family="text">
      <style:text-properties officeooo:rsid="02e4a4a4"/>
    </style:style>
    <style:style style:name="T108" style:family="text">
      <style:text-properties officeooo:rsid="02e6f59c"/>
    </style:style>
    <style:style style:name="T109" style:family="text">
      <style:text-properties officeooo:rsid="03041bc0"/>
    </style:style>
    <style:style style:name="T110" style:family="text">
      <style:text-properties officeooo:rsid="0304519c"/>
    </style:style>
    <style:style style:name="T111" style:family="text">
      <style:text-properties officeooo:rsid="03046603"/>
    </style:style>
    <style:style style:name="T112" style:family="text">
      <style:text-properties officeooo:rsid="03058bda"/>
    </style:style>
    <style:style style:name="T113" style:family="text">
      <style:text-properties officeooo:rsid="0341dc14"/>
    </style:style>
    <style:style style:name="T114" style:family="text">
      <style:text-properties officeooo:rsid="03423d3f"/>
    </style:style>
    <style:style style:name="T115" style:family="text">
      <style:text-properties officeooo:rsid="0353f62a"/>
    </style:style>
    <style:style style:name="T116" style:family="text">
      <style:text-properties officeooo:rsid="03582ddb"/>
    </style:style>
    <style:style style:name="T117" style:family="text">
      <style:text-properties officeooo:rsid="035d97fc"/>
    </style:style>
    <style:style style:name="T118" style:family="text">
      <style:text-properties officeooo:rsid="038c9d75"/>
    </style:style>
    <style:style style:name="T119" style:family="text">
      <style:text-properties officeooo:rsid="03a1f87b"/>
    </style:style>
    <style:style style:name="T120" style:family="text">
      <style:text-properties style:use-window-font-color="true" loext:opacity="0%" style:font-name="Lucida Sans Unicode" fo:font-size="11pt" fo:letter-spacing="0.021cm" fo:language="it" fo:country="IT" fo:font-style="normal" fo:font-weight="normal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21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0266157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22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3d22c1d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23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11cd007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24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3dbd3bf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25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23c80a6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26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3dd8813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27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3df0352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28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3e74217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29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3929f03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30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3da0e53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31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3f862ee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32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3f2a26f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33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406ae64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34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3fc6b07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35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44b2882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36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463706a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37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46a5da2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38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46f743b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39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470e479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40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4718f77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41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471cc86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42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47aaf06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43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4a10352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44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4cc38f8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45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4d90034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46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4f1a4bd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47" style:family="text">
      <style:text-properties style:use-window-font-color="true" loext:opacity="0%" style:font-name="Lucida Sans Unicode" fo:font-size="11pt" fo:letter-spacing="0.021cm" fo:language="it" fo:country="IT" fo:font-style="normal" fo:font-weight="normal" officeooo:rsid="04fa9e8b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48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3cf4bf9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49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3cfca4d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50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3e240e3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51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11cd007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52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3e88f16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53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0266157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54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3d22c1d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55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3ebd4f5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56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3ee7b8c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57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3da0e53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58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3f6eecd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59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3f862ee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60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3fc6b07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61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4053423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62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406ae64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63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40912c0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64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40eff9e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65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41b56bd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66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42349b8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67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425fecc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68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43e9911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69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442abfa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70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4443da8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71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448f176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72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470e479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73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47566ae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74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48f45af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75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4ece7e4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76" style:family="text">
      <style:text-properties style:use-window-font-color="true" loext:opacity="0%" style:font-name="Lucida Sans Unicode" fo:font-size="11pt" fo:letter-spacing="0.021cm" fo:language="it" fo:country="IT" fo:font-style="italic" fo:font-weight="bold" officeooo:rsid="04f3fbe0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77" style:family="text">
      <style:text-properties style:use-window-font-color="true" loext:opacity="0%" style:font-name="Lucida Sans Unicode" fo:font-size="11pt" fo:letter-spacing="0.021cm" fo:language="it" fo:country="IT" fo:font-style="italic" officeooo:rsid="0394cc53" style:letter-kerning="false" style:font-name-asian="Times New Roman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78" style:family="text">
      <style:text-properties style:use-window-font-color="true" loext:opacity="0%" style:font-name="Lucida Sans Unicode" fo:font-size="11pt" fo:letter-spacing="0.021cm" fo:language="it" fo:country="IT" fo:font-style="italic" officeooo:rsid="0471cc86" style:letter-kerning="false" style:font-name-asian="Times New Roman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79" style:family="text">
      <style:text-properties style:use-window-font-color="true" loext:opacity="0%" style:font-name="Lucida Sans Unicode" fo:font-size="11pt" fo:letter-spacing="0.021cm" fo:language="it" fo:country="IT" fo:font-style="italic" officeooo:rsid="04849609" style:letter-kerning="false" style:font-name-asian="Times New Roman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80" style:family="text">
      <style:text-properties style:use-window-font-color="true" loext:opacity="0%" style:font-name="Lucida Sans Unicode" fo:font-size="11pt" fo:letter-spacing="0.021cm" fo:language="it" fo:country="IT" fo:font-style="italic" officeooo:rsid="048f45af" style:letter-kerning="false" style:font-name-asian="Times New Roman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81" style:family="text">
      <style:text-properties style:use-window-font-color="true" loext:opacity="0%" style:font-name="Lucida Sans Unicode" fo:font-size="11pt" fo:letter-spacing="0.021cm" fo:language="it" fo:country="IT" fo:font-style="italic" officeooo:rsid="04b2b2e5" style:letter-kerning="false" style:font-name-asian="Times New Roman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82" style:family="text">
      <style:text-properties style:use-window-font-color="true" loext:opacity="0%" style:font-name="Lucida Sans Unicode" fo:font-size="11pt" fo:letter-spacing="0.021cm" fo:language="it" fo:country="IT" fo:font-style="italic" officeooo:rsid="04ef21df" style:letter-kerning="false" style:font-name-asian="Times New Roman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83" style:family="text">
      <style:text-properties style:use-window-font-color="true" loext:opacity="0%" style:font-name="Lucida Sans Unicode" fo:font-size="11pt" fo:letter-spacing="0.021cm" fo:language="it" fo:country="IT" fo:font-style="italic" officeooo:rsid="04f11afe" style:letter-kerning="false" style:font-name-asian="Times New Roman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84" style:family="text">
      <style:text-properties style:use-window-font-color="true" loext:opacity="0%" style:font-name="Lucida Sans Unicode" fo:font-size="11pt" fo:letter-spacing="0.021cm" fo:language="it" fo:country="IT" fo:font-style="italic" officeooo:rsid="04f2a4f9" style:letter-kerning="false" style:font-name-asian="Times New Roman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85" style:family="text">
      <style:text-properties style:use-window-font-color="true" loext:opacity="0%" style:font-name="Lucida Sans Unicode" fo:font-size="11pt" fo:letter-spacing="0.021cm" fo:language="it" fo:country="IT" fo:font-style="italic" officeooo:rsid="04f3cbb2" style:letter-kerning="false" style:font-name-asian="Times New Roman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86" style:family="text">
      <style:text-properties style:use-window-font-color="true" loext:opacity="0%" style:font-name="Lucida Sans Unicode" fo:font-size="11pt" fo:letter-spacing="0.021cm" fo:language="it" fo:country="IT" fo:font-style="italic" officeooo:rsid="04f3fbe0" style:letter-kerning="false" style:font-name-asian="Times New Roman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87" style:family="text">
      <style:text-properties style:use-window-font-color="true" loext:opacity="0%" style:font-name="Lucida Sans Unicode" fo:font-size="11pt" fo:letter-spacing="0.021cm" fo:language="it" fo:country="IT" fo:font-style="italic" fo:font-weight="normal" officeooo:rsid="0470e479" style:letter-kerning="false" style:font-name-asian="Times New Roman1" style:font-size-asian="11pt" style:language-asian="en" style:country-asian="US" style:font-style-asian="italic" style:font-weight-asian="normal" style:font-name-complex="Times New Roman1" style:font-size-complex="11pt" style:language-complex="ar" style:country-complex="SA" style:font-style-complex="italic" style:font-weight-complex="normal"/>
    </style:style>
    <style:style style:name="T188" style:family="text">
      <style:text-properties style:use-window-font-color="true" loext:opacity="0%" style:font-name="Lucida Sans Unicode" fo:font-size="11pt" fo:letter-spacing="0.021cm" fo:language="it" fo:country="IT" fo:font-style="italic" fo:font-weight="normal" officeooo:rsid="04a86b25" style:letter-kerning="false" style:font-name-asian="Times New Roman1" style:font-size-asian="11pt" style:language-asian="en" style:country-asian="US" style:font-style-asian="italic" style:font-weight-asian="normal" style:font-name-complex="Times New Roman1" style:font-size-complex="11pt" style:language-complex="ar" style:country-complex="SA" style:font-style-complex="italic" style:font-weight-complex="normal"/>
    </style:style>
    <style:style style:name="T189" style:family="text">
      <style:text-properties style:use-window-font-color="true" loext:opacity="0%" style:font-name="Lucida Sans Unicode" fo:font-size="11pt" fo:letter-spacing="0.021cm" fo:language="it" fo:country="IT" fo:font-style="italic" fo:font-weight="normal" officeooo:rsid="04f1a4bd" style:letter-kerning="false" style:font-name-asian="Times New Roman1" style:font-size-asian="11pt" style:language-asian="en" style:country-asian="US" style:font-style-asian="italic" style:font-weight-asian="normal" style:font-name-complex="Times New Roman1" style:font-size-complex="11pt" style:language-complex="ar" style:country-complex="SA" style:font-style-complex="italic" style:font-weight-complex="normal"/>
    </style:style>
    <style:style style:name="T190" style:family="text">
      <style:text-properties style:use-window-font-color="true" loext:opacity="0%" style:font-name="Lucida Sans Unicode" fo:font-size="11pt" fo:letter-spacing="0.021cm" fo:language="it" fo:country="IT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91" style:family="text">
      <style:text-properties style:use-window-font-color="true" loext:opacity="0%" style:font-name="Lucida Sans Unicode" fo:font-size="11pt" fo:letter-spacing="0.021cm" fo:language="it" fo:country="IT" officeooo:rsid="03cfca4d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92" style:family="text">
      <style:text-properties style:use-window-font-color="true" loext:opacity="0%" style:font-name="Lucida Sans Unicode" fo:font-size="11pt" fo:letter-spacing="0.021cm" fo:language="it" fo:country="IT" officeooo:rsid="03d137e7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93" style:family="text">
      <style:text-properties style:use-window-font-color="true" loext:opacity="0%" style:font-name="Lucida Sans Unicode" fo:font-size="11pt" fo:letter-spacing="0.021cm" fo:language="it" fo:country="IT" officeooo:rsid="00266157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94" style:family="text">
      <style:text-properties style:use-window-font-color="true" loext:opacity="0%" style:font-name="Lucida Sans Unicode" fo:font-size="11pt" fo:letter-spacing="0.021cm" fo:language="it" fo:country="IT" officeooo:rsid="03d22c1d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95" style:family="text">
      <style:text-properties style:use-window-font-color="true" loext:opacity="0%" style:font-name="Lucida Sans Unicode" fo:font-size="11pt" fo:letter-spacing="0.021cm" fo:language="it" fo:country="IT" officeooo:rsid="03da0e53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96" style:family="text">
      <style:text-properties style:use-window-font-color="true" loext:opacity="0%" style:font-name="Lucida Sans Unicode" fo:font-size="11pt" fo:letter-spacing="0.021cm" fo:language="it" fo:country="IT" officeooo:rsid="03dd8813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97" style:family="text">
      <style:text-properties style:use-window-font-color="true" loext:opacity="0%" style:font-name="Lucida Sans Unicode" fo:font-size="11pt" fo:letter-spacing="0.021cm" fo:language="it" fo:country="IT" officeooo:rsid="03e0a5b6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98" style:family="text">
      <style:text-properties style:use-window-font-color="true" loext:opacity="0%" style:font-name="Lucida Sans Unicode" fo:font-size="11pt" fo:letter-spacing="0.021cm" fo:language="it" fo:country="IT" officeooo:rsid="011cd007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99" style:family="text">
      <style:text-properties style:use-window-font-color="true" loext:opacity="0%" style:font-name="Lucida Sans Unicode" fo:font-size="11pt" fo:letter-spacing="0.021cm" fo:language="it" fo:country="IT" officeooo:rsid="03e74217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00" style:family="text">
      <style:text-properties style:use-window-font-color="true" loext:opacity="0%" style:font-name="Lucida Sans Unicode" fo:font-size="11pt" fo:letter-spacing="0.021cm" fo:language="it" fo:country="IT" officeooo:rsid="03e7b9e6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01" style:family="text">
      <style:text-properties style:use-window-font-color="true" loext:opacity="0%" style:font-name="Lucida Sans Unicode" fo:font-size="11pt" fo:letter-spacing="0.021cm" fo:language="it" fo:country="IT" officeooo:rsid="03f862ee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02" style:family="text">
      <style:text-properties style:use-window-font-color="true" loext:opacity="0%" style:font-name="Lucida Sans Unicode" fo:font-size="11pt" fo:letter-spacing="0.021cm" fo:language="it" fo:country="IT" officeooo:rsid="03f2a26f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03" style:family="text">
      <style:text-properties style:use-window-font-color="true" loext:opacity="0%" style:font-name="Lucida Sans Unicode" fo:font-size="11pt" fo:letter-spacing="0.021cm" fo:language="it" fo:country="IT" officeooo:rsid="03fc6b07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04" style:family="text">
      <style:text-properties style:use-window-font-color="true" loext:opacity="0%" style:font-name="Lucida Sans Unicode" fo:font-size="11pt" fo:letter-spacing="0.021cm" fo:language="it" fo:country="IT" officeooo:rsid="03f306ac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05" style:family="text">
      <style:text-properties style:use-window-font-color="true" loext:opacity="0%" style:font-name="Lucida Sans Unicode" fo:font-size="11pt" fo:letter-spacing="0.021cm" fo:language="it" fo:country="IT" officeooo:rsid="03f1f8a3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06" style:family="text">
      <style:text-properties style:use-window-font-color="true" loext:opacity="0%" style:font-name="Lucida Sans Unicode" fo:font-size="11pt" fo:letter-spacing="0.021cm" fo:language="it" fo:country="IT" officeooo:rsid="0394cc53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07" style:family="text">
      <style:text-properties style:use-window-font-color="true" loext:opacity="0%" style:font-name="Lucida Sans Unicode" fo:font-size="11pt" fo:letter-spacing="0.021cm" fo:language="it" fo:country="IT" officeooo:rsid="03fe35c1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08" style:family="text">
      <style:text-properties style:use-window-font-color="true" loext:opacity="0%" style:font-name="Lucida Sans Unicode" fo:font-size="11pt" fo:letter-spacing="0.021cm" fo:language="it" fo:country="IT" officeooo:rsid="04004b41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09" style:family="text">
      <style:text-properties style:use-window-font-color="true" loext:opacity="0%" style:font-name="Lucida Sans Unicode" fo:font-size="11pt" fo:letter-spacing="0.021cm" fo:language="it" fo:country="IT" officeooo:rsid="0338d08f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10" style:family="text">
      <style:text-properties style:use-window-font-color="true" loext:opacity="0%" style:font-name="Lucida Sans Unicode" fo:font-size="11pt" fo:letter-spacing="0.021cm" fo:language="it" fo:country="IT" officeooo:rsid="0378a222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11" style:family="text">
      <style:text-properties style:use-window-font-color="true" loext:opacity="0%" style:font-name="Lucida Sans Unicode" fo:font-size="11pt" fo:letter-spacing="0.021cm" fo:language="it" fo:country="IT" officeooo:rsid="04040599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12" style:family="text">
      <style:text-properties style:use-window-font-color="true" loext:opacity="0%" style:font-name="Lucida Sans Unicode" fo:font-size="11pt" fo:letter-spacing="0.021cm" fo:language="it" fo:country="IT" officeooo:rsid="04045374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13" style:family="text">
      <style:text-properties style:use-window-font-color="true" loext:opacity="0%" style:font-name="Lucida Sans Unicode" fo:font-size="11pt" fo:letter-spacing="0.021cm" fo:language="it" fo:country="IT" officeooo:rsid="040912c0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14" style:family="text">
      <style:text-properties style:use-window-font-color="true" loext:opacity="0%" style:font-name="Lucida Sans Unicode" fo:font-size="11pt" fo:letter-spacing="0.021cm" fo:language="it" fo:country="IT" officeooo:rsid="040fc27d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15" style:family="text">
      <style:text-properties style:use-window-font-color="true" loext:opacity="0%" style:font-name="Lucida Sans Unicode" fo:font-size="11pt" fo:letter-spacing="0.021cm" fo:language="it" fo:country="IT" officeooo:rsid="0377e646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16" style:family="text">
      <style:text-properties style:use-window-font-color="true" loext:opacity="0%" style:font-name="Lucida Sans Unicode" fo:font-size="11pt" fo:letter-spacing="0.021cm" fo:language="it" fo:country="IT" officeooo:rsid="0379b855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17" style:family="text">
      <style:text-properties style:use-window-font-color="true" loext:opacity="0%" style:font-name="Lucida Sans Unicode" fo:font-size="11pt" fo:letter-spacing="0.021cm" fo:language="it" fo:country="IT" officeooo:rsid="0436f277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18" style:family="text">
      <style:text-properties style:use-window-font-color="true" loext:opacity="0%" style:font-name="Lucida Sans Unicode" fo:font-size="11pt" fo:letter-spacing="0.021cm" fo:language="it" fo:country="IT" officeooo:rsid="04375a4c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19" style:family="text">
      <style:text-properties style:use-window-font-color="true" loext:opacity="0%" style:font-name="Lucida Sans Unicode" fo:font-size="11pt" fo:letter-spacing="0.021cm" fo:language="it" fo:country="IT" officeooo:rsid="043e9911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20" style:family="text">
      <style:text-properties style:use-window-font-color="true" loext:opacity="0%" style:font-name="Lucida Sans Unicode" fo:font-size="11pt" fo:letter-spacing="0.021cm" fo:language="it" fo:country="IT" officeooo:rsid="04443da8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21" style:family="text">
      <style:text-properties style:use-window-font-color="true" loext:opacity="0%" style:font-name="Lucida Sans Unicode" fo:font-size="11pt" fo:letter-spacing="0.021cm" fo:language="it" fo:country="IT" officeooo:rsid="04497625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22" style:family="text">
      <style:text-properties style:use-window-font-color="true" loext:opacity="0%" style:font-name="Lucida Sans Unicode" fo:font-size="11pt" fo:letter-spacing="0.021cm" fo:language="it" fo:country="IT" officeooo:rsid="044c94d7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23" style:family="text">
      <style:text-properties style:use-window-font-color="true" loext:opacity="0%" style:font-name="Lucida Sans Unicode" fo:font-size="11pt" fo:letter-spacing="0.021cm" fo:language="it" fo:country="IT" officeooo:rsid="0471cc86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24" style:family="text">
      <style:text-properties style:use-window-font-color="true" loext:opacity="0%" style:font-name="Lucida Sans Unicode" fo:font-size="11pt" fo:letter-spacing="0.021cm" fo:language="it" fo:country="IT" officeooo:rsid="0473b4fb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25" style:family="text">
      <style:text-properties style:use-window-font-color="true" loext:opacity="0%" style:font-name="Lucida Sans Unicode" fo:font-size="11pt" fo:letter-spacing="0.021cm" fo:language="it" fo:country="IT" officeooo:rsid="047566ae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26" style:family="text">
      <style:text-properties style:use-window-font-color="true" loext:opacity="0%" style:font-name="Lucida Sans Unicode" fo:font-size="11pt" fo:letter-spacing="0.021cm" fo:language="it" fo:country="IT" officeooo:rsid="04849609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27" style:family="text">
      <style:text-properties style:use-window-font-color="true" loext:opacity="0%" style:font-name="Lucida Sans Unicode" fo:font-size="11pt" fo:letter-spacing="0.021cm" fo:language="it" fo:country="IT" officeooo:rsid="04859d5f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28" style:family="text">
      <style:text-properties style:use-window-font-color="true" loext:opacity="0%" style:font-name="Lucida Sans Unicode" fo:font-size="11pt" fo:letter-spacing="0.021cm" fo:language="it" fo:country="IT" officeooo:rsid="04890c76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29" style:family="text">
      <style:text-properties style:use-window-font-color="true" loext:opacity="0%" style:font-name="Lucida Sans Unicode" fo:font-size="11pt" fo:letter-spacing="0.021cm" fo:language="it" fo:country="IT" officeooo:rsid="0489e896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30" style:family="text">
      <style:text-properties style:use-window-font-color="true" loext:opacity="0%" style:font-name="Lucida Sans Unicode" fo:font-size="11pt" fo:letter-spacing="0.021cm" fo:language="it" fo:country="IT" officeooo:rsid="048f45af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31" style:family="text">
      <style:text-properties style:use-window-font-color="true" loext:opacity="0%" style:font-name="Lucida Sans Unicode" fo:font-size="11pt" fo:letter-spacing="0.021cm" fo:language="it" fo:country="IT" officeooo:rsid="049937aa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32" style:family="text">
      <style:text-properties style:use-window-font-color="true" loext:opacity="0%" style:font-name="Lucida Sans Unicode" fo:font-size="11pt" fo:letter-spacing="0.021cm" fo:language="it" fo:country="IT" officeooo:rsid="049c7bfc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33" style:family="text">
      <style:text-properties style:use-window-font-color="true" loext:opacity="0%" style:font-name="Lucida Sans Unicode" fo:font-size="11pt" fo:letter-spacing="0.021cm" fo:language="it" fo:country="IT" officeooo:rsid="04a30064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34" style:family="text">
      <style:text-properties style:use-window-font-color="true" loext:opacity="0%" style:font-name="Lucida Sans Unicode" fo:font-size="11pt" fo:letter-spacing="0.021cm" fo:language="it" fo:country="IT" officeooo:rsid="04a4e61b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35" style:family="text">
      <style:text-properties style:use-window-font-color="true" loext:opacity="0%" style:font-name="Lucida Sans Unicode" fo:font-size="11pt" fo:letter-spacing="0.021cm" fo:language="it" fo:country="IT" officeooo:rsid="04ab0378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36" style:family="text">
      <style:text-properties style:use-window-font-color="true" loext:opacity="0%" style:font-name="Lucida Sans Unicode" fo:font-size="11pt" fo:letter-spacing="0.021cm" fo:language="it" fo:country="IT" officeooo:rsid="04ece7e4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37" style:family="text">
      <style:text-properties style:use-window-font-color="true" loext:opacity="0%" style:font-name="Lucida Sans Unicode" fo:font-size="11pt" fo:letter-spacing="0.021cm" fo:language="it" fo:country="IT" officeooo:rsid="04ef21df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38" style:family="text">
      <style:text-properties style:use-window-font-color="true" loext:opacity="0%" style:font-name="Lucida Sans Unicode" fo:font-size="11pt" fo:letter-spacing="0.021cm" fo:language="it" fo:country="IT" officeooo:rsid="04f1a4bd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39" style:family="text">
      <style:text-properties style:use-window-font-color="true" loext:opacity="0%" style:font-name="Lucida Sans Unicode" fo:font-size="11pt" fo:letter-spacing="0.021cm" fo:language="it" fo:country="IT" officeooo:rsid="04f3fbe0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40" style:family="text">
      <style:text-properties style:use-window-font-color="true" loext:opacity="0%" style:font-name="Lucida Sans Unicode" fo:font-size="11pt" fo:letter-spacing="0.021cm" fo:language="it" fo:country="IT" officeooo:rsid="04f70a09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41" style:family="text">
      <style:text-properties style:use-window-font-color="true" loext:opacity="0%" style:font-name="Lucida Sans Unicode" fo:font-size="11pt" fo:letter-spacing="0.021cm" fo:language="it" fo:country="IT" officeooo:rsid="05107763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42" style:family="text">
      <style:text-properties style:use-window-font-color="true" loext:opacity="0%" style:font-name="Lucida Sans Unicode" fo:font-size="11pt" fo:letter-spacing="0.021cm" fo:language="it" fo:country="IT" style:text-underline-style="none" officeooo:rsid="04f11afe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43" style:family="text">
      <style:text-properties style:use-window-font-color="true" loext:opacity="0%" style:font-name="Lucida Sans Unicode" fo:font-size="11pt" fo:letter-spacing="0.021cm" fo:language="it" fo:country="IT" style:text-underline-style="none" officeooo:rsid="04f1a4bd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44" style:family="text">
      <style:text-properties style:use-window-font-color="true" loext:opacity="0%" style:text-line-through-style="none" style:text-line-through-type="none" style:font-name="Lucida Sans Unicode" fo:font-size="11pt" fo:letter-spacing="0.021cm" fo:language="it" fo:country="IT" fo:font-style="italic" style:text-underline-style="none" fo:font-weight="bold" officeooo:rsid="011cd007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245" style:family="text">
      <style:text-properties style:use-window-font-color="true" loext:opacity="0%" style:text-line-through-style="none" style:text-line-through-type="none" style:font-name="Lucida Sans Unicode" fo:font-size="11pt" fo:letter-spacing="0.021cm" fo:language="it" fo:country="IT" fo:font-style="italic" style:text-underline-style="none" fo:font-weight="bold" officeooo:rsid="043e9911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246" style:family="text">
      <style:text-properties style:use-window-font-color="true" loext:opacity="0%" style:text-line-through-style="none" style:text-line-through-type="none" style:font-name="Lucida Sans Unicode" fo:font-size="11pt" fo:letter-spacing="0.021cm" fo:language="it" fo:country="IT" fo:font-style="italic" style:text-underline-style="none" fo:font-weight="bold" officeooo:rsid="03ee7b8c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247" style:family="text">
      <style:text-properties officeooo:rsid="03a2210c"/>
    </style:style>
    <style:style style:name="T248" style:family="text">
      <style:text-properties officeooo:rsid="03a918e3"/>
    </style:style>
    <style:style style:name="T249" style:family="text">
      <style:text-properties officeooo:rsid="03ab10be"/>
    </style:style>
    <style:style style:name="T250" style:family="text">
      <style:text-properties officeooo:rsid="03ade970"/>
    </style:style>
    <style:style style:name="T251" style:family="text">
      <style:text-properties style:text-line-through-style="none" style:text-line-through-type="none" fo:font-style="italic" style:text-underline-style="none" fo:font-weight="bold" officeooo:rsid="03cf4bf9" style:font-style-asian="italic" style:font-weight-asian="bold" style:font-style-complex="italic" style:font-weight-complex="bold"/>
    </style:style>
    <style:style style:name="T252" style:family="text">
      <style:text-properties style:text-line-through-style="none" style:text-line-through-type="none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53" style:family="text">
      <style:text-properties style:text-line-through-style="none" style:text-line-through-type="none" fo:font-size="11pt" fo:font-style="normal" style:text-underline-style="none" fo:font-weight="normal" officeooo:rsid="011cd007" style:font-size-asian="11pt" style:font-style-asian="normal" style:font-weight-asian="normal" style:font-size-complex="11pt" style:font-style-complex="normal" style:font-weight-complex="normal"/>
    </style:style>
    <style:style style:name="T254" style:family="text">
      <style:text-properties style:text-line-through-style="none" style:text-line-through-type="none" fo:font-size="11pt" fo:font-style="normal" style:text-underline-style="none" fo:font-weight="normal" officeooo:rsid="00266157" style:font-size-asian="11pt" style:font-style-asian="normal" style:font-weight-asian="normal" style:font-size-complex="11pt" style:font-style-complex="normal" style:font-weight-complex="normal"/>
    </style:style>
    <style:style style:name="T255" style:family="text">
      <style:text-properties style:text-line-through-style="none" style:text-line-through-type="none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256" style:family="text">
      <style:text-properties style:text-line-through-style="none" style:text-line-through-type="none" fo:font-size="11pt" fo:font-style="italic" style:text-underline-style="none" fo:font-weight="bold" officeooo:rsid="00266157" style:font-size-asian="11pt" style:font-style-asian="italic" style:font-weight-asian="bold" style:font-size-complex="11pt" style:font-style-complex="italic" style:font-weight-complex="bold"/>
    </style:style>
    <style:style style:name="T257" style:family="text">
      <style:text-properties officeooo:rsid="03f306ac"/>
    </style:style>
    <style:style style:name="T258" style:family="text">
      <style:text-properties officeooo:rsid="040fc27d"/>
    </style:style>
    <style:style style:name="T259" style:family="text">
      <style:text-properties officeooo:rsid="0458c5e8"/>
    </style:style>
    <style:style style:name="T260" style:family="text">
      <style:text-properties officeooo:rsid="048b917f"/>
    </style:style>
    <style:style style:name="T261" style:family="text">
      <style:text-properties officeooo:rsid="04bed996"/>
    </style:style>
    <style:style style:name="T262" style:family="text">
      <style:text-properties officeooo:rsid="04c1ae19"/>
    </style:style>
    <style:style style:name="T263" style:family="text">
      <style:text-properties officeooo:rsid="04cf56d1"/>
    </style:style>
    <style:style style:name="T264" style:family="text">
      <style:text-properties officeooo:rsid="04dde6ad"/>
    </style:style>
    <style:style style:name="T265" style:family="text">
      <style:text-properties officeooo:rsid="04f7f49d"/>
    </style:style>
    <style:style style:name="T266" style:family="text">
      <style:text-properties officeooo:rsid="05038853"/>
    </style:style>
    <style:style style:name="T267" style:family="text">
      <style:text-properties officeooo:rsid="05123d00"/>
    </style:style>
    <style:style style:name="T268" style:family="text">
      <style:text-properties officeooo:rsid="052d0eb3"/>
    </style:style>
    <style:style style:name="T269" style:family="text">
      <style:text-properties officeooo:rsid="05398509"/>
    </style:style>
    <style:style style:name="T270" style:family="text">
      <style:text-properties officeooo:rsid="053ac926"/>
    </style:style>
    <style:style style:name="T271" style:family="text">
      <style:text-properties officeooo:rsid="053f244e"/>
    </style:style>
    <style:style style:name="T272" style:family="text">
      <style:text-properties officeooo:rsid="05401b46"/>
    </style:style>
    <style:style style:name="T273" style:family="text">
      <style:text-properties officeooo:rsid="05439745"/>
    </style:style>
    <style:style style:name="T274" style:family="text">
      <style:text-properties officeooo:rsid="054a6ce5"/>
    </style:style>
    <style:style style:name="T275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6"><text:tab/></text:p>
      <text:p text:style-name="P83">Product Backlog</text:p>
      <text:p text:style-name="P82">[Antonio Daniele Enterprise]</text:p>
      <text:p text:style-name="P77"/>
      <text:p text:style-name="P77"/>
      <text:p text:style-name="P82">Cicerone</text:p>
      <text:p text:style-name="P2"><text:span text:style-name="T1">Versione </text:span><text:span text:style-name="T3">2</text:span><text:span text:style-name="T1">.</text:span><text:span text:style-name="T4">3</text:span></text:p>
      <text:p text:style-name="P78">Data di rilascio:</text:p>
      <text:p text:style-name="P79"><text:span text:style-name="T274">13 Gennaio </text:span>20<text:span text:style-name="T273">20</text:span></text:p>
      <text:p text:style-name="P77"/>
      <text:p text:style-name="P6">Ingegneria del Software a.a. 2018-2019</text:p>
      <text:p text:style-name="Plain_20_Text"/>
      <text:p text:style-name="P81"/>
      <text:p text:style-name="P80">Realizzato da</text:p>
      <text:p text:style-name="P81"><text:span text:style-name="T2">Gialluisi</text:span><text:span text:style-name="T1"> </text:span><text:span text:style-name="T2">Antonio Daniele</text:span></text:p>
      <text:h text:style-name="P111" text:outline-level="1"/>
      <text:table-of-content text:style-name="Sect1" text:protected="true" text:name="Indice general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6"><text:a xlink:type="simple" xlink:href="#__RefHeading___Toc1735_336168296" text:style-name="Index_20_Link" text:visited-style-name="Index_20_Link">1. Premesse<text:tab/>3</text:a></text:p>
          <text:p text:style-name="P107"><text:a xlink:type="simple" xlink:href="#__RefHeading___Toc1737_336168296" text:style-name="Index_20_Link" text:visited-style-name="Index_20_Link">1.1 Introduzione<text:tab/>3</text:a></text:p>
          <text:p text:style-name="P107"><text:a xlink:type="simple" xlink:href="#__RefHeading___Toc1739_336168296" text:style-name="Index_20_Link" text:visited-style-name="Index_20_Link">1.2 Contesto di business<text:tab/>3</text:a></text:p>
          <text:p text:style-name="P107"><text:a xlink:type="simple" xlink:href="#__RefHeading___Toc1741_336168296" text:style-name="Index_20_Link" text:visited-style-name="Index_20_Link">1.3 Stakeholder<text:tab/>3</text:a></text:p>
          <text:p text:style-name="P106"><text:a xlink:type="simple" xlink:href="#__RefHeading___Toc1743_336168296" text:style-name="Index_20_Link" text:visited-style-name="Index_20_Link">2. Product Backlog<text:tab/>4</text:a></text:p>
          <text:p text:style-name="P107"><text:a xlink:type="simple" xlink:href="#__RefHeading___Toc1745_336168296" text:style-name="Index_20_Link" text:visited-style-name="Index_20_Link">2.1 Introduzione<text:tab/>4</text:a></text:p>
          <text:p text:style-name="P108"><text:a xlink:type="simple" xlink:href="#__RefHeading___Toc2792_2393983571" text:style-name="Index_20_Link" text:visited-style-name="Index_20_Link">2.1.1 Individuazione Problemi<text:tab/>4</text:a></text:p>
          <text:p text:style-name="P108"><text:a xlink:type="simple" xlink:href="#__RefHeading___Toc2822_2393983571" text:style-name="Index_20_Link" text:visited-style-name="Index_20_Link">2.1.2 Individuazione dei Bisogni<text:tab/>4</text:a></text:p>
          <text:p text:style-name="P108"><text:a xlink:type="simple" xlink:href="#__RefHeading___Toc2824_2393983571" text:style-name="Index_20_Link" text:visited-style-name="Index_20_Link">2.1.3 Individuazione dei Requisiti<text:tab/>4</text:a></text:p>
          <text:p text:style-name="P108"><text:a xlink:type="simple" xlink:href="#__RefHeading___Toc2794_2393983571" text:style-name="Index_20_Link" text:visited-style-name="Index_20_Link">2.1.4 Tracciabilità tra Problemi-Bisogni e Bisogni-Requisiti<text:tab/>5</text:a></text:p>
          <text:p text:style-name="P107"><text:a xlink:type="simple" xlink:href="#__RefHeading___Toc1757_336168296" text:style-name="Index_20_Link" text:visited-style-name="Index_20_Link">2.2 Individuazione degli item<text:tab/>7</text:a></text:p>
          <text:p text:style-name="P108"><text:a xlink:type="simple" xlink:href="#__RefHeading___Toc1965_570521765" text:style-name="Index_20_Link" text:visited-style-name="Index_20_Link">2.2.1 Item funzionali<text:tab/>7</text:a></text:p>
          <text:p text:style-name="P108"><text:a xlink:type="simple" xlink:href="#__RefHeading___Toc1967_570521765" text:style-name="Index_20_Link" text:visited-style-name="Index_20_Link">2.2.2 Item informativi<text:tab/>8</text:a></text:p>
          <text:p text:style-name="P108"><text:a xlink:type="simple" xlink:href="#__RefHeading___Toc7581_1131573354" text:style-name="Index_20_Link" text:visited-style-name="Index_20_Link">2.2.3 Tracciabilità tra Requisiti e Item funzionali<text:tab/>12</text:a></text:p>
          <text:p text:style-name="P108"><text:a xlink:type="simple" xlink:href="#__RefHeading___Toc6313_528683422" text:style-name="Index_20_Link" text:visited-style-name="Index_20_Link">2.2.4 Tracciabilità tra Requisiti e Item informativi<text:tab/>14</text:a></text:p>
          <text:p text:style-name="P108"><text:a xlink:type="simple" xlink:href="#__RefHeading___Toc1969_570521765" text:style-name="Index_20_Link" text:visited-style-name="Index_20_Link">2.2.5 Item di interfaccia<text:tab/>16</text:a></text:p>
          <text:p text:style-name="P108"><text:a xlink:type="simple" xlink:href="#__RefHeading___Toc1990_570521765" text:style-name="Index_20_Link" text:visited-style-name="Index_20_Link">2.2.6 Item qualitativi<text:tab/>16</text:a></text:p>
          <text:p text:style-name="P108"><text:a xlink:type="simple" xlink:href="#__RefHeading___Toc1971_570521765" text:style-name="Index_20_Link" text:visited-style-name="Index_20_Link">2.2.7 Altri item<text:tab/>16</text:a></text:p>
          <text:p text:style-name="P106"><text:a xlink:type="simple" xlink:href="#__RefHeading___Toc1791_336168296" text:style-name="Index_20_Link" text:visited-style-name="Index_20_Link">3. Rischi<text:tab/>17</text:a></text:p>
          <text:p text:style-name="P106"><text:a xlink:type="simple" xlink:href="#__RefHeading___Toc1793_336168296" text:style-name="Index_20_Link" text:visited-style-name="Index_20_Link">4. Glossario<text:tab/>18</text:a></text:p>
          <text:p text:style-name="P107"><text:a xlink:type="simple" xlink:href="#__RefHeading___Toc1795_336168296" text:style-name="Index_20_Link" text:visited-style-name="Index_20_Link">4.1 Acronimi<text:tab/>18</text:a></text:p>
          <text:p text:style-name="P107"><text:a xlink:type="simple" xlink:href="#__RefHeading___Toc1797_336168296" text:style-name="Index_20_Link" text:visited-style-name="Index_20_Link">4.2 Definizioni<text:tab/>18</text:a></text:p>
          <text:p text:style-name="P106"><text:a xlink:type="simple" xlink:href="#__RefHeading___Toc1799_336168296" text:style-name="Index_20_Link" text:visited-style-name="Index_20_Link">5. Allegati<text:tab/>23</text:a></text:p>
        </text:index-body>
      </text:table-of-content>
      <text:p text:style-name="P105"/>
      <text:h text:style-name="P111" text:outline-level="1"><text:bookmark-start text:name="__RefHeading___Toc1735_336168296"/>1. Premesse <text:bookmark-end text:name="__RefHeading___Toc1735_336168296"/></text:h>
      <text:list xml:id="list657667293" text:style-name="WWNum2">
        <text:list-item>
          <text:list>
            <text:list-item>
              <text:h text:style-name="P115" text:outline-level="2"><text:bookmark-start text:name="__RefHeading___Toc1737_336168296"/>Introduzione<text:bookmark-end text:name="__RefHeading___Toc1737_336168296"/></text:h>
            </text:list-item>
          </text:list>
        </text:list-item>
      </text:list>
      <text:p text:style-name="P62">L'azienda <text:span text:style-name="T8">Danielli </text:span><text:span text:style-name="T7">Trips Inc.</text:span> in collaborazione con la <text:span text:style-name="T9">Maffei</text:span><text:span text:style-name="T7"> Operator</text:span> ha richiesto la creazione di un servizio online simile ad una rete sociale, che consenta alle persone desiderose di fare nuove esperienze di viaggio, di partecipare a diversi itinerari.</text:p>
      <text:list xml:id="list180512646334845" text:continue-numbering="true" text:style-name="WWNum2">
        <text:list-item>
          <text:list>
            <text:list-item>
              <text:h text:style-name="P114" text:outline-level="2"><text:bookmark-start text:name="__RefHeading___Toc1739_336168296"/>Contesto di business<text:bookmark-end text:name="__RefHeading___Toc1739_336168296"/></text:h>
            </text:list-item>
          </text:list>
        </text:list-item>
      </text:list>
      <text:p text:style-name="P64">L'azienda <text:span text:style-name="T8">Danielli </text:span><text:span text:style-name="T7">Trips Inc.</text:span> <text:span text:style-name="T99">vuole</text:span> guadagnare da<text:span text:style-name="T119">l sistema sviluppato</text:span> in due modi:</text:p>
      <text:list text:style-name="L1">
        <text:list-item>
          <text:p text:style-name="P127"><text:span text:style-name="T5">M</text:span>ediante spazi pubblicitari mirati a servizi di viaggio, in particolare, la sponsorizzazione del tour operator <text:span text:style-name="T9">Maffei</text:span><text:span text:style-name="T7"> Operator</text:span>, in seguito ad un accordo economico con lo stesso.</text:p>
        </text:list-item>
        <text:list-item>
          <text:p text:style-name="P128"><text:span text:style-name="T100">Mediante costo mensile imposto agli utenti che organizzano gli itinerari.<text:line-break/>Il costo è di 10€ per coloro che organizzano, in un mese, un numero di itinerari pari o superiore a 20</text:span>.</text:p>
        </text:list-item>
      </text:list>
      <text:p text:style-name="Standard">Lo scopo ultimo è quello di incentivare il turismo "intelligente", consentendo a<text:span text:style-name="T6">gli utenti</text:span> <text:span text:style-name="T106">del sistema </text:span>di visitare luoghi poco conosciuti e allo stesso tempo, farli partecipare ad itinerari poco o per niente popolari che però garantiscono, essendo appunto poco popolari, il vivere nuove esperienze ed un ottimo arricchimento culturale.</text:p>
      <text:list xml:id="list180512895373092" text:continue-list="list180512646334845" text:style-name="WWNum2">
        <text:list-item>
          <text:list>
            <text:list-item>
              <text:h text:style-name="P113" text:outline-level="2"><text:bookmark-start text:name="__RefHeading___Toc1741_336168296"/>Stakeholder<text:bookmark-end text:name="__RefHeading___Toc1741_336168296"/></text:h>
            </text:list-item>
          </text:list>
        </text:list-item>
      </text:list>
      <text:p text:style-name="Standard">I portatori di interesse sono perlopiù:</text:p>
      <text:list text:style-name="L2">
        <text:list-item>
          <text:p text:style-name="P131"><text:span text:style-name="T5">I </text:span>membri dell'azienda <text:span text:style-name="T8">Danielli </text:span><text:span text:style-name="T7">Trips Inc.</text:span>, <text:span text:style-name="T5">a</text:span>lcuni di loro saranno infatti amministratori del <text:span text:style-name="T119">futuro</text:span> sistema.<text:line-break/>Come già detto, l'azienda conta di poter utilizzar<text:span text:style-name="T119">lo</text:span> per guadagnare mediante sponsorizzazioni e i costi mensili per chi <text:span text:style-name="T6">organizza</text:span> molti itinerari.</text:p>
        </text:list-item>
        <text:list-item>
          <text:p text:style-name="P129">La <text:span text:style-name="T9">Maffei</text:span><text:span text:style-name="T7"> Operator</text:span>, che ha stipulato un accordo con la <text:span text:style-name="T8">Danielli </text:span><text:span text:style-name="T7">Trips Inc.</text:span> per via delle sponsorizzazioni, ed ha tutto l'interesse affinch<text:span text:style-name="T6">é</text:span> il sistema venga realizzato.</text:p>
        </text:list-item>
        <text:list-item>
          <text:p text:style-name="P130">In base ad un'indagine <text:span text:style-name="T23">di mercato svolta</text:span> dalla <text:span text:style-name="T8">Danielli </text:span><text:span text:style-name="T7">Trips Inc.</text:span> <text:span text:style-name="T24">il 75% delle persone si sono dette favorevoli alla creazione di questo sistema</text:span>.<text:line-break/>Pertanto, anche i futuri <text:span text:style-name="T98">utilizzatori</text:span> sono portatori di interesse.</text:p>
        </text:list-item>
      </text:list>
      <text:list xml:id="list180511955915376" text:continue-list="list180512895373092" text:style-name="WWNum2">
        <text:list-item>
          <text:h text:style-name="P112" text:outline-level="1"><text:bookmark-start text:name="__RefHeading___Toc1743_336168296"/>Product Backlog<text:bookmark-end text:name="__RefHeading___Toc1743_336168296"/></text:h>
          <text:list>
            <text:list-item>
              <text:h text:style-name="P115" text:outline-level="2"><text:bookmark-start text:name="__RefHeading___Toc1745_336168296"/>Introduzione<text:bookmark-end text:name="__RefHeading___Toc1745_336168296"/></text:h>
              <text:list>
                <text:list-item>
                  <text:h text:style-name="P118" text:outline-level="3"><text:bookmark-start text:name="__RefHeading___Toc2792_2393983571"/>Individuazione Problemi<text:bookmark-end text:name="__RefHeading___Toc2792_2393983571"/></text:h>
                </text:list-item>
              </text:list>
            </text:list-item>
          </text:list>
        </text:list-item>
      </text:list>
      <text:p text:style-name="P68">Dal colloquio avuto con i committenti, sono emersi i seguenti problemi da risolvere:</text:p>
      <text:list text:style-name="L3">
        <text:list-item>
          <text:p text:style-name="P136">P_1<text:span text:style-name="T25"> </text:span><text:span text:style-name="T27">S</text:span><text:span text:style-name="T26">ono </text:span><text:span text:style-name="T27">molte le persone che, </text:span><text:span text:style-name="T32">sebbene non siano guide turistiche, </text:span><text:span text:style-name="T27">conoscono luoghi, </text:span><text:span text:style-name="T32">monumenti, percorsi, </text:span><text:span text:style-name="T27">culture e </text:span><text:span text:style-name="T32">cibi</text:span><text:span text:style-name="T27"> che difficilmente sono conosciuti al di fuori del </text:span><text:span text:style-name="T32">loro paese d’origine</text:span><text:span text:style-name="T27">.<text:line-break/>Sarebbe </text:span><text:span text:style-name="T30">buona cosa</text:span><text:span text:style-name="T27"> trovare un modo per fare uso di queste conoscenze.</text:span></text:p>
        </text:list-item>
        <text:list-item>
          <text:p text:style-name="P136">P_2<text:span text:style-name="T25"> </text:span><text:span text:style-name="T32">Sono molte le persone </text:span><text:span text:style-name="T25">che vorrebbero viaggiare per arricchirsi culturalmente, </text:span><text:span text:style-name="T28">con lo scopo di conoscere </text:span><text:span text:style-name="T32">il più possibile</text:span><text:span text:style-name="T28"> dunque, </text:span><text:span text:style-name="T32">rispetto alla loro meta</text:span><text:span text:style-name="T28">.<text:line-break/>G</text:span><text:span text:style-name="T27">li attuali metodi </text:span><text:span text:style-name="T32">per “conoscere” i luoghi che si visitano, ad esempio le guide turistiche, solitamente fanno riferimento SOLO ad itinerari molto popolari.<text:line-break/>La conseguenza di ciò è che quando si giunge ad una certa meta, non si riesce mai a visitarla e a conoscerla del tutto, poiché </text:span><text:span text:style-name="T33">le guide turistiche conoscono soltanto quei particolari itinerari, i più popolari, per cui vengono pagate.</text:span><text:span text:style-name="T27"><text:line-break/></text:span><text:span text:style-name="T29">Come ulteriore conseguenza, abbiamo che tale tipo di itinerari, comporta anche la presenza di molta gente, che dunque rende molto più stressante l’esperienza di viaggio.<text:line-break/></text:span><text:span text:style-name="T30">Sarebbe buona cosa consentire un’esperienza di viaggio piacevole </text:span><text:span text:style-name="T31">e soprattutto</text:span><text:span text:style-name="T30"> culturalmente soddisfacente.</text:span></text:p>
        </text:list-item>
      </text:list>
      <text:list xml:id="list180510945667098" text:continue-list="list180511955915376" text:style-name="WWNum2">
        <text:list-item>
          <text:list>
            <text:list-item>
              <text:list>
                <text:list-item>
                  <text:h text:style-name="P119" text:outline-level="3"><text:bookmark-start text:name="__RefHeading___Toc2822_2393983571"/>Individuazione dei Bisogni<text:bookmark-end text:name="__RefHeading___Toc2822_2393983571"/></text:h>
                </text:list-item>
              </text:list>
            </text:list-item>
          </text:list>
        </text:list-item>
      </text:list>
      <text:p text:style-name="P69"><text:span text:style-name="T248">Nello stesso colloquio, sono stati individuati i seguenti bisogni, che permettono di risolvere i problemi citati poc’anzi</text:span>:</text:p>
      <text:list text:style-name="L4">
        <text:list-item>
          <text:p text:style-name="P146"><text:span text:style-name="T16">B_11</text:span><text:span text:style-name="T26"> </text:span><text:span text:style-name="T32">Incentivare </text:span><text:span text:style-name="T34">le persone che conoscono luoghi, culture, cibi e quant’altro a</text:span><text:span text:style-name="T32">d organizzare diversi itinerari basati sulla loro conoscenza.<text:line-break/></text:span><text:span text:style-name="T34">Costoro faranno da guida informale per altre persone, </text:span><text:span text:style-name="T35">eventualmente, a pagamento </text:span><text:span text:style-name="T48">(i cos</text:span><text:span text:style-name="T49">i</text:span><text:span text:style-name="T48">d</text:span><text:span text:style-name="T50">d</text:span><text:span text:style-name="T48">etti Ciceroni)</text:span><text:span text:style-name="T35">.</text:span></text:p>
        </text:list-item>
        <text:list-item>
          <text:p text:style-name="P147"><text:span text:style-name="T17">B_21</text:span><text:span text:style-name="T34"> </text:span><text:span text:style-name="T39">Permettere</text:span><text:span text:style-name="T35"> alle persone di </text:span><text:span text:style-name="T38">venire a conoscenza degli itinerari che verranno organizzati dai Ciceroni.</text:span></text:p>
        </text:list-item>
        <text:list-item>
          <text:p text:style-name="P147"><text:span text:style-name="T18">B_22</text:span><text:span text:style-name="T37"> </text:span><text:span text:style-name="T39">Permettere</text:span><text:span text:style-name="T38"> alle persone di poter scegliere </text:span><text:span text:style-name="T36">dove recarsi e cosa fare per accrescere la loro cultura rispetto ad un luogo.</text:span></text:p>
        </text:list-item>
      </text:list>
      <text:list xml:id="list180512183755455" text:continue-list="list180510945667098" text:style-name="WWNum2">
        <text:list-item>
          <text:list>
            <text:list-item>
              <text:list>
                <text:list-item>
                  <text:h text:style-name="P120" text:outline-level="3"><text:bookmark-start text:name="__RefHeading___Toc2824_2393983571"/><text:soft-page-break/>Individuazione dei Requisiti<text:bookmark-end text:name="__RefHeading___Toc2824_2393983571"/></text:h>
                </text:list-item>
              </text:list>
            </text:list-item>
          </text:list>
        </text:list-item>
      </text:list>
      <text:p text:style-name="P70">Per soddisfare i bisogni si può ricorrere alla realizzazione di un sistema che:</text:p>
      <text:list text:style-name="L5">
        <text:list-item>
          <text:p text:style-name="P148">Consenta la creazione e gestione degli itinerari da parte di un Cicerone.</text:p>
        </text:list-item>
        <text:list-item>
          <text:p text:style-name="P148">Consenta ad un fruitore (v. Glossario), di poter ricercare itinerari ed inviare ai Ciceroni organizzatori degli stessi, delle richieste di partecipazione.</text:p>
        </text:list-item>
      </text:list>
      <text:p text:style-name="P71">I requisiti individuati per tale sistema sono:</text:p>
      <text:list text:style-name="L6">
        <text:list-item>
          <text:p text:style-name="P109"><text:span text:style-name="T70">R_</text:span><text:span text:style-name="T74">GN1</text:span><text:span text:style-name="T77"> </text:span><text:span text:style-name="T79">Il sistema deve consentire ad un ospite di effettuare l’accesso.</text:span></text:p>
        </text:list-item>
        <text:list-item>
          <text:p text:style-name="P109"><text:span text:style-name="T70">R_</text:span><text:span text:style-name="T74">GN2</text:span><text:span text:style-name="T77"> </text:span><text:span text:style-name="T79">Il sistema deve consentire ad un </text:span><text:span text:style-name="T80">utente registrato</text:span><text:span text:style-name="T79"> di poter gestire il proprio profilo.</text:span></text:p>
        </text:list-item>
        <text:list-item>
          <text:p text:style-name="P151"><text:span text:style-name="T71">R_111</text:span><text:span text:style-name="T67"> </text:span><text:span text:style-name="T65">Il sistema deve consentire ad un </text:span><text:span text:style-name="T66">Cicerone organizzatore di poter creare, modificare e </text:span><text:span text:style-name="T68">rimuovere</text:span><text:span text:style-name="T66"> itinerari</text:span><text:span text:style-name="T65">.</text:span></text:p>
        </text:list-item>
        <text:list-item>
          <text:p text:style-name="P151"><text:span text:style-name="T71">R_112</text:span><text:span text:style-name="T67"> </text:span><text:span text:style-name="T65">Il sistema deve consentire al Cicerone organizzatore di un itinerario di </text:span><text:span text:style-name="T67">gestire le </text:span><text:span text:style-name="T66">richiest</text:span><text:span text:style-name="T67">e</text:span><text:span text:style-name="T66"> di partecipazione </text:span><text:span text:style-name="T67">inviate dai fruitori</text:span><text:span text:style-name="T65">.</text:span></text:p>
        </text:list-item>
        <text:list-item>
          <text:p text:style-name="P149"><text:span text:style-name="T71">R_113</text:span><text:span text:style-name="T78"> </text:span><text:span text:style-name="T77">Il sistema deve consentire ad un </text:span><text:span text:style-name="T81">Globetrotter di essere promosso a Cicerone, sotto richiesta del Globetrotter, e</text:span><text:span text:style-name="T82">d</text:span><text:span text:style-name="T81"> in seguito alla decisione di un amministratore</text:span><text:span text:style-name="T77">.</text:span></text:p>
        </text:list-item>
        <text:list-item>
          <text:p text:style-name="P110"><text:span text:style-name="T70">R_</text:span><text:span text:style-name="T72">211</text:span><text:span text:style-name="T79"> Il sistema deve consentire ad un utente la ricerca degli itinerari disponibili.</text:span></text:p>
        </text:list-item>
        <text:list-item>
          <text:p text:style-name="P150"><text:span text:style-name="T70">R_</text:span><text:span text:style-name="T72">22</text:span><text:span text:style-name="T74">1</text:span><text:span text:style-name="T85"> Il sistema deve consentire ad un fruitore di inviare una richiesta di partecipazione al Cicerone organizzatore dell’itinerario scelto.</text:span></text:p>
        </text:list-item>
        <text:list-item>
          <text:p text:style-name="P150"><text:span text:style-name="T70">R_</text:span><text:span text:style-name="T72">22</text:span><text:span text:style-name="T74">2</text:span><text:span text:style-name="T77"> </text:span><text:span text:style-name="T79">Il sistema deve consentire ad un fruitore di rilasciare feedback.</text:span></text:p>
        </text:list-item>
      </text:list>
      <text:list xml:id="list180511403839584" text:continue-list="list180512183755455" text:style-name="WWNum2">
        <text:list-item>
          <text:list>
            <text:list-item>
              <text:list>
                <text:list-item>
                  <text:h text:style-name="P121" text:outline-level="3"><text:bookmark-start text:name="__RefHeading___Toc2794_2393983571"/><text:span text:style-name="T262">Tracciabilità</text:span> tra Problemi-Bisogni <text:span text:style-name="T261">e Bisogni</text:span>-Requisiti<text:bookmark-end text:name="__RefHeading___Toc2794_2393983571"/></text:h>
                </text:list-item>
              </text:list>
            </text:list-item>
          </text:list>
        </text:list-item>
      </text:list>
      <table:table table:name="TAB_Problemi-Bisogni" table:style-name="TAB_5f_Problemi-Bisogni">
        <table:table-column table:style-name="TAB_5f_Problemi-Bisogni.A" table:number-columns-repeated="3"/>
        <table:table-column table:style-name="TAB_5f_Problemi-Bisogni.D"/>
        <table:table-row>
          <table:table-cell table:style-name="TAB_5f_Problemi-Bisogni.A1" table:number-rows-spanned="2" office:value-type="string">
            <text:p text:style-name="P87">Problemi</text:p>
          </table:table-cell>
          <table:table-cell table:style-name="TAB_5f_Problemi-Bisogni.B1" table:number-columns-spanned="3" office:value-type="string">
            <text:p text:style-name="P87">Bisogni</text:p>
          </table:table-cell>
          <table:covered-table-cell/>
          <table:covered-table-cell/>
        </table:table-row>
        <table:table-row>
          <table:covered-table-cell table:style-name="TAB_5f_Problemi-Bisogni.A1"/>
          <table:table-cell table:style-name="TAB_5f_Problemi-Bisogni.B2" office:value-type="string">
            <text:p text:style-name="P88">B_11</text:p>
          </table:table-cell>
          <table:table-cell table:style-name="TAB_5f_Problemi-Bisogni.B2" office:value-type="string">
            <text:p text:style-name="P55">B_21</text:p>
          </table:table-cell>
          <table:table-cell table:style-name="TAB_5f_Problemi-Bisogni.D2" office:value-type="string">
            <text:p text:style-name="P55">B_22</text:p>
          </table:table-cell>
        </table:table-row>
        <table:table-row>
          <table:table-cell table:style-name="TAB_5f_Problemi-Bisogni.B2" office:value-type="string">
            <text:p text:style-name="P55">P_1</text:p>
          </table:table-cell>
          <table:table-cell table:style-name="TAB_5f_Problemi-Bisogni.B2" office:value-type="string">
            <text:p text:style-name="P48">●</text:p>
          </table:table-cell>
          <table:table-cell table:style-name="TAB_5f_Problemi-Bisogni.B2" office:value-type="string">
            <text:p text:style-name="P48"/>
          </table:table-cell>
          <table:table-cell table:style-name="TAB_5f_Problemi-Bisogni.D2" office:value-type="string">
            <text:p text:style-name="P87"/>
          </table:table-cell>
        </table:table-row>
        <table:table-row>
          <table:table-cell table:style-name="TAB_5f_Problemi-Bisogni.B2" office:value-type="string">
            <text:p text:style-name="P55">P_2</text:p>
          </table:table-cell>
          <table:table-cell table:style-name="TAB_5f_Problemi-Bisogni.B2" office:value-type="string">
            <text:p text:style-name="P3"/>
          </table:table-cell>
          <table:table-cell table:style-name="TAB_5f_Problemi-Bisogni.B2" office:value-type="string">
            <text:p text:style-name="P53">●</text:p>
          </table:table-cell>
          <table:table-cell table:style-name="TAB_5f_Problemi-Bisogni.D2" office:value-type="string">
            <text:p text:style-name="P48">●</text:p>
          </table:table-cell>
        </table:table-row>
      </table:table>
      <text:p text:style-name="P104"/>
      <text:p text:style-name="P104"/>
      <text:p text:style-name="P59"/>
      <text:p text:style-name="P58"/>
      <text:p text:style-name="P61"><text:s text:c="6"/></text:p>
      <table:table table:name="TAB_Bisogni-Requisiti" table:style-name="TAB_5f_Bisogni-Requisiti">
        <table:table-column table:style-name="TAB_5f_Bisogni-Requisiti.A" table:number-columns-repeated="5"/>
        <table:table-row table:style-name="TAB_5f_Bisogni-Requisiti.1">
          <table:table-cell table:style-name="TAB_5f_Bisogni-Requisiti.A1" office:value-type="string">
            <text:p text:style-name="P55">B_22</text:p>
          </table:table-cell>
          <table:table-cell table:style-name="TAB_5f_Bisogni-Requisiti.A1" office:value-type="string">
            <text:p text:style-name="P55">B_21</text:p>
          </table:table-cell>
          <table:table-cell table:style-name="TAB_5f_Bisogni-Requisiti.A1" office:value-type="string">
            <text:p text:style-name="P55">B_11</text:p>
          </table:table-cell>
          <table:table-cell table:style-name="TAB_5f_Bisogni-Requisiti.D1" table:number-columns-spanned="2" office:value-type="string">
            <text:p text:style-name="P9">Bisogni</text:p>
          </table:table-cell>
          <table:covered-table-cell/>
        </table:table-row>
        <table:table-row table:style-name="TAB_5f_Bisogni-Requisiti.1">
          <table:table-cell table:style-name="TAB_5f_Bisogni-Requisiti.A2" office:value-type="string">
            <text:p text:style-name="P47">●</text:p>
          </table:table-cell>
          <table:table-cell table:style-name="TAB_5f_Bisogni-Requisiti.A2" office:value-type="string">
            <text:p text:style-name="P47">●</text:p>
          </table:table-cell>
          <table:table-cell table:style-name="TAB_5f_Bisogni-Requisiti.A2" office:value-type="string">
            <text:p text:style-name="P47">●</text:p>
          </table:table-cell>
          <table:table-cell table:style-name="TAB_5f_Bisogni-Requisiti.A2" office:value-type="string">
            <text:p text:style-name="P55">R_GN1</text:p>
          </table:table-cell>
          <table:table-cell table:style-name="TAB_5f_Bisogni-Requisiti.E2" table:number-rows-spanned="8" office:value-type="string">
            <text:p text:style-name="P8">Requisiti</text:p>
          </table:table-cell>
        </table:table-row>
        <table:table-row table:style-name="TAB_5f_Bisogni-Requisiti.1">
          <table:table-cell table:style-name="TAB_5f_Bisogni-Requisiti.A2" office:value-type="string">
            <text:p text:style-name="P47">●</text:p>
          </table:table-cell>
          <table:table-cell table:style-name="TAB_5f_Bisogni-Requisiti.A2" office:value-type="string">
            <text:p text:style-name="P47">●</text:p>
          </table:table-cell>
          <table:table-cell table:style-name="TAB_5f_Bisogni-Requisiti.A2" office:value-type="string">
            <text:p text:style-name="P47">●</text:p>
          </table:table-cell>
          <table:table-cell table:style-name="TAB_5f_Bisogni-Requisiti.A2" office:value-type="string">
            <text:p text:style-name="P55">R_GN2</text:p>
          </table:table-cell>
          <table:covered-table-cell table:style-name="TAB_5f_Bisogni-Requisiti.E2"/>
        </table:table-row>
        <table:table-row table:style-name="TAB_5f_Bisogni-Requisiti.1">
          <table:table-cell table:style-name="TAB_5f_Bisogni-Requisiti.A2" office:value-type="string">
            <text:p text:style-name="P7"/>
          </table:table-cell>
          <table:table-cell table:style-name="TAB_5f_Bisogni-Requisiti.A2" office:value-type="string">
            <text:p text:style-name="P7"/>
          </table:table-cell>
          <table:table-cell table:style-name="TAB_5f_Bisogni-Requisiti.A2" office:value-type="string">
            <text:p text:style-name="P47">●</text:p>
          </table:table-cell>
          <table:table-cell table:style-name="TAB_5f_Bisogni-Requisiti.A2" office:value-type="string">
            <text:p text:style-name="P55">R_111</text:p>
          </table:table-cell>
          <table:covered-table-cell table:style-name="TAB_5f_Bisogni-Requisiti.E2"/>
        </table:table-row>
        <table:table-row table:style-name="TAB_5f_Bisogni-Requisiti.1">
          <table:table-cell table:style-name="TAB_5f_Bisogni-Requisiti.A2" office:value-type="string">
            <text:p text:style-name="P7"/>
          </table:table-cell>
          <table:table-cell table:style-name="TAB_5f_Bisogni-Requisiti.A2" office:value-type="string">
            <text:p text:style-name="P7"/>
          </table:table-cell>
          <table:table-cell table:style-name="TAB_5f_Bisogni-Requisiti.A2" office:value-type="string">
            <text:p text:style-name="P47">●</text:p>
          </table:table-cell>
          <table:table-cell table:style-name="TAB_5f_Bisogni-Requisiti.A2" office:value-type="string">
            <text:p text:style-name="P55">R_112</text:p>
          </table:table-cell>
          <table:covered-table-cell table:style-name="TAB_5f_Bisogni-Requisiti.E2"/>
        </table:table-row>
        <table:table-row table:style-name="TAB_5f_Bisogni-Requisiti.1">
          <table:table-cell table:style-name="TAB_5f_Bisogni-Requisiti.A2" office:value-type="string">
            <text:p text:style-name="P7"/>
          </table:table-cell>
          <table:table-cell table:style-name="TAB_5f_Bisogni-Requisiti.A2" office:value-type="string">
            <text:p text:style-name="P7"/>
          </table:table-cell>
          <table:table-cell table:style-name="TAB_5f_Bisogni-Requisiti.A2" office:value-type="string">
            <text:p text:style-name="P47">●</text:p>
          </table:table-cell>
          <table:table-cell table:style-name="TAB_5f_Bisogni-Requisiti.A2" office:value-type="string">
            <text:p text:style-name="P55">R_113</text:p>
          </table:table-cell>
          <table:covered-table-cell table:style-name="TAB_5f_Bisogni-Requisiti.E2"/>
        </table:table-row>
        <table:table-row table:style-name="TAB_5f_Bisogni-Requisiti.1">
          <table:table-cell table:style-name="TAB_5f_Bisogni-Requisiti.A2" office:value-type="string">
            <text:p text:style-name="P7"/>
          </table:table-cell>
          <table:table-cell table:style-name="TAB_5f_Bisogni-Requisiti.A2" office:value-type="string">
            <text:p text:style-name="P47">●</text:p>
          </table:table-cell>
          <table:table-cell table:style-name="TAB_5f_Bisogni-Requisiti.A2" office:value-type="string">
            <text:p text:style-name="P7"/>
          </table:table-cell>
          <table:table-cell table:style-name="TAB_5f_Bisogni-Requisiti.A2" office:value-type="string">
            <text:p text:style-name="P55">R_211</text:p>
          </table:table-cell>
          <table:covered-table-cell table:style-name="TAB_5f_Bisogni-Requisiti.E2"/>
        </table:table-row>
        <table:table-row table:style-name="TAB_5f_Bisogni-Requisiti.1">
          <table:table-cell table:style-name="TAB_5f_Bisogni-Requisiti.A2" office:value-type="string">
            <text:p text:style-name="P47">●</text:p>
          </table:table-cell>
          <table:table-cell table:style-name="TAB_5f_Bisogni-Requisiti.A2" office:value-type="string">
            <text:p text:style-name="P7"/>
          </table:table-cell>
          <table:table-cell table:style-name="TAB_5f_Bisogni-Requisiti.A2" office:value-type="string">
            <text:p text:style-name="P7"/>
          </table:table-cell>
          <table:table-cell table:style-name="TAB_5f_Bisogni-Requisiti.A2" office:value-type="string">
            <text:p text:style-name="P55">R_221</text:p>
          </table:table-cell>
          <table:covered-table-cell table:style-name="TAB_5f_Bisogni-Requisiti.E2"/>
        </table:table-row>
        <table:table-row table:style-name="TAB_5f_Bisogni-Requisiti.1">
          <table:table-cell table:style-name="TAB_5f_Bisogni-Requisiti.A2" office:value-type="string">
            <text:p text:style-name="P47">●</text:p>
          </table:table-cell>
          <table:table-cell table:style-name="TAB_5f_Bisogni-Requisiti.A2" office:value-type="string">
            <text:p text:style-name="P7"/>
          </table:table-cell>
          <table:table-cell table:style-name="TAB_5f_Bisogni-Requisiti.A2" office:value-type="string">
            <text:p text:style-name="P7"/>
          </table:table-cell>
          <table:table-cell table:style-name="TAB_5f_Bisogni-Requisiti.A2" office:value-type="string">
            <text:p text:style-name="P55">R_222</text:p>
          </table:table-cell>
          <table:covered-table-cell table:style-name="TAB_5f_Bisogni-Requisiti.E2"/>
        </table:table-row>
      </table:table>
      <text:p text:style-name="P54"/>
      <text:list xml:id="list180512449403787" text:continue-numbering="true" text:style-name="WWNum2">
        <text:list-item>
          <text:list>
            <text:list-item>
              <text:h text:style-name="P116" text:outline-level="2"><text:bookmark-start text:name="__RefHeading___Toc1757_336168296"/>Individuazione degli item<text:bookmark-end text:name="__RefHeading___Toc1757_336168296"/></text:h>
              <text:list>
                <text:list-item>
                  <text:h text:style-name="P122" text:outline-level="3"><text:bookmark-start text:name="__RefHeading___Toc1965_570521765"/>Item funzionali<text:bookmark-end text:name="__RefHeading___Toc1965_570521765"/></text:h>
                </text:list-item>
              </text:list>
            </text:list-item>
          </text:list>
        </text:list-item>
      </text:list>
      <text:list text:style-name="L7">
        <text:list-item>
          <text:p text:style-name="P137"><text:span text:style-name="T193">IF_</text:span><text:span text:style-name="T219">GN</text:span><text:span text:style-name="T194">1</text:span><text:span text:style-name="T195">1</text:span><text:span text:style-name="T25"> </text:span><text:span text:style-name="T42">Il sistema deve consentire </text:span><text:span text:style-name="T43">ad un ospite di registrarsi</text:span><text:span text:style-name="T42">.</text:span></text:p>
        </text:list-item>
        <text:list-item>
          <text:p text:style-name="P137"><text:span text:style-name="T193">IF_</text:span><text:span text:style-name="T219">GN</text:span><text:span text:style-name="T194">1</text:span><text:span text:style-name="T195">2</text:span><text:span text:style-name="T122"> </text:span><text:span text:style-name="T123">Il sistema deve </text:span><text:span text:style-name="T124">consentire ad un ospite di effettuare l’accesso</text:span><text:span text:style-name="T123">.</text:span></text:p>
        </text:list-item>
        <text:list-item>
          <text:p text:style-name="P137"><text:span text:style-name="T193">IF_</text:span><text:span text:style-name="T219">GN</text:span><text:span text:style-name="T194">1</text:span><text:span text:style-name="T196">3</text:span><text:span text:style-name="T126"> </text:span><text:span text:style-name="T127">Il </text:span><text:span text:style-name="T123">sistema deve, </text:span><text:span text:style-name="T137">sotto richiesta di un ospite, </text:span><text:span text:style-name="T142">recuperare l’accesso,</text:span><text:span text:style-name="T138"> qualora </text:span><text:span text:style-name="T137">egli abbia dimenticato le credenziali</text:span><text:span text:style-name="T123">.</text:span></text:p>
        </text:list-item>
        <text:list-item>
          <text:p text:style-name="P137"><text:span text:style-name="T193">IF_</text:span><text:span text:style-name="T219">GN</text:span><text:span text:style-name="T194">1</text:span><text:span text:style-name="T197">4</text:span><text:span text:style-name="T126"> </text:span><text:span text:style-name="T122">Il sistema deve consentire ad un </text:span><text:span text:style-name="T125">utente registrato</text:span><text:span text:style-name="T122"> di disconnettersi dal sistema (tornando dunque ad essere un ospite).</text:span></text:p>
        </text:list-item>
        <text:list-item>
          <text:p text:style-name="P145"><text:span text:style-name="T194">I</text:span><text:span text:style-name="T190">F_GN15</text:span><text:span text:style-name="T120"> Il sistema deve consentire ad un ospite di attivare un utente registrato.</text:span></text:p>
        </text:list-item>
        <text:list-item>
          <text:p text:style-name="P164"><text:span text:style-name="T156">IF_</text:span><text:span text:style-name="T168">GN2</text:span><text:span text:style-name="T156">1</text:span><text:span text:style-name="T123"> </text:span><text:span text:style-name="T122">Il sistema deve consentire ad un utente di poter visualizzare le informazioni di profilo di un fruitore.</text:span></text:p>
        </text:list-item>
        <text:list-item>
          <text:p text:style-name="P164"><text:span text:style-name="T151">IF_</text:span><text:span text:style-name="T168">GN22</text:span><text:span text:style-name="T61"> I</text:span>l sistema deve consentire ad un <text:span text:style-name="T118">utente registrato</text:span> di poter modificare le informazioni del proprio profilo.</text:p>
        </text:list-item>
        <text:list-item>
          <text:p text:style-name="P137"><text:span text:style-name="T198">IF_</text:span><text:span text:style-name="T219">GN23</text:span><text:span text:style-name="T84"> </text:span><text:span text:style-name="T83">Il sistema deve consentire ad un Cicerone di poter modificare le informazioni anagrafiche associate al proprio profilo.</text:span></text:p>
        </text:list-item>
        <text:list-item>
          <text:p text:style-name="P164"><text:span text:style-name="T151">IF_</text:span><text:span text:style-name="T168">GN</text:span><text:span text:style-name="T151">2</text:span><text:span text:style-name="T156">4</text:span><text:span text:style-name="T64"> </text:span><text:span text:style-name="T63">Il sistema deve consentire ad un fruitore di poter inviare una richiesta di disiscrizione.</text:span></text:p>
        </text:list-item>
        <text:list-item>
          <text:p text:style-name="P164"><text:span text:style-name="T244">IF_</text:span><text:span text:style-name="T245">GN</text:span><text:span text:style-name="T244">2</text:span><text:span text:style-name="T246">5</text:span><text:span text:style-name="T253"> </text:span><text:span text:style-name="T254">Il sistema deve consentire ad un amministratore di procedere all’annullamento dell’iscrizione di un fruitore.</text:span></text:p>
        </text:list-item>
        <text:list-item>
          <text:p text:style-name="P169"><text:span text:style-name="T256">I</text:span><text:span text:style-name="T255">F_GN26</text:span><text:span text:style-name="T252"> Il sistema deve consentire ad un amministratore di poter visualizzare la lista delle richieste d’amministrazione.</text:span></text:p>
        </text:list-item>
        <text:list-item>
          <text:p text:style-name="P165"><text:span text:style-name="T251">IF_1111</text:span><text:span text:style-name="T40"> </text:span><text:span text:style-name="T83">Il sistema deve consentire ad un Cicerone organizzatore di creare un nuovo itinerario.</text:span></text:p>
        </text:list-item>
        <text:list-item>
          <text:p text:style-name="P165"><text:span text:style-name="T73">IF_1112</text:span><text:span text:style-name="T64"> </text:span><text:span text:style-name="T63">Il sistema deve consentire ad un Cicerone organizzatore di modificare i dettagli di un suo itinerario.</text:span></text:p>
        </text:list-item>
        <text:list-item>
          <text:p text:style-name="P138"><text:span text:style-name="T62">IF_1113</text:span><text:span text:style-name="T84"> </text:span><text:span text:style-name="T83">Il sistema deve consentire ad un Cicerone organizzatore di </text:span><text:span text:style-name="T76">rimuovere</text:span><text:span text:style-name="T83"> un suo itinerario.</text:span></text:p>
        </text:list-item>
        <text:list-item>
          <text:p text:style-name="P139"><text:span text:style-name="T190">IF_11</text:span><text:span text:style-name="T191">2</text:span><text:span text:style-name="T190">1</text:span><text:span text:style-name="T120"> </text:span><text:span text:style-name="T83">Il sistema deve consentire ad un utente di poter visualizzare la lista delle richieste di partecipazione </text:span><text:span text:style-name="T86">di</text:span><text:span text:style-name="T83"> un itinerario.</text:span></text:p>
        </text:list-item>
        <text:list-item>
          <text:p text:style-name="P166"><text:span text:style-name="T148">IF_11</text:span><text:span text:style-name="T149">2</text:span><text:span text:style-name="T150">2</text:span><text:span text:style-name="T40"> Il sistema deve consentire ad un Cicerone organizzatore di poter accordare una richiesta di partecipazione ad un suo itinerario.</text:span></text:p>
        </text:list-item>
        <text:list-item>
          <text:p text:style-name="P166"><text:span text:style-name="T148">IF_11</text:span><text:span text:style-name="T149">2</text:span><text:span text:style-name="T150">3</text:span><text:span text:style-name="T64"> </text:span><text:span text:style-name="T63">Il sistema deve consentire ad un Cicerone organizzatore di poter annullare una richiesta di partecipazione già accordata.</text:span></text:p>
        </text:list-item>
        <text:list-item>
          <text:p text:style-name="P166"><text:soft-page-break/><text:span text:style-name="T148">IF_11</text:span><text:span text:style-name="T149">2</text:span><text:span text:style-name="T150">4</text:span><text:span text:style-name="T84"> </text:span><text:span text:style-name="T83">Il sistema deve consentire ad un Cicerone organizzatore di poter declinare una richiesta di partecipazione ad un suo itinerario.</text:span></text:p>
        </text:list-item>
        <text:list-item>
          <text:p text:style-name="P140"><text:span text:style-name="T190">IF_11</text:span><text:span text:style-name="T192">3</text:span><text:span text:style-name="T190">1</text:span><text:span text:style-name="T120"> </text:span><text:span text:style-name="T41">I</text:span><text:span text:style-name="T83">l sistema deve consentire ad un Globetrotter di poter inviare una richiesta di aggiornamento.</text:span></text:p>
        </text:list-item>
        <text:list-item>
          <text:p text:style-name="P141"><text:span text:style-name="T193">IF_11</text:span><text:span text:style-name="T192">32</text:span><text:span text:style-name="T121"> Il sistema deve consentire ad un amministratore di poter tramutare un Globetrotter in </text:span><text:span text:style-name="T140">Quasi</text:span><text:span text:style-name="T121">Cicerone.</text:span></text:p>
        </text:list-item>
        <text:list-item>
          <text:p text:style-name="P141"><text:span text:style-name="T193">IF_11</text:span><text:span text:style-name="T192">3</text:span><text:span text:style-name="T222">3</text:span><text:span text:style-name="T121"> Il sistema deve consentire ad un </text:span><text:span text:style-name="T140">QuasiCicerone</text:span><text:span text:style-name="T135"> di poter confermare la sua transizione a Cicerone</text:span><text:span text:style-name="T121">.</text:span></text:p>
        </text:list-item>
        <text:list-item>
          <text:p text:style-name="P142"><text:span text:style-name="T193">IF_</text:span><text:span text:style-name="T194">2111</text:span><text:span text:style-name="T25"> Il sistema deve consentire ad un utente di effettuare la ricerca di itinerari.</text:span></text:p>
        </text:list-item>
        <text:list-item>
          <text:p text:style-name="P142"><text:span text:style-name="T193">IF_</text:span><text:span text:style-name="T194">2112</text:span><text:span text:style-name="T25"> Il sistema deve consentire ad un utente di poter visualizzare i dettagli di un itinerario.</text:span></text:p>
        </text:list-item>
        <text:list-item>
          <text:p text:style-name="P167"><text:span text:style-name="T153">IF_</text:span><text:span text:style-name="T154">211</text:span><text:span text:style-name="T155">3</text:span><text:span text:style-name="T42"> </text:span><text:span text:style-name="T40">Il sistema deve consentire ad un utente di poter visualizzare la lista degli itinerari associat</text:span><text:span text:style-name="T44">a </text:span><text:span text:style-name="T40">ad un fruitore.</text:span></text:p>
        </text:list-item>
        <text:list-item>
          <text:p text:style-name="P143"><text:span text:style-name="T198">IF_22</text:span><text:span text:style-name="T220">1</text:span><text:span text:style-name="T199">1</text:span><text:span text:style-name="T128"> Il sistema deve consentire ad un fruitore di poter inviare una richiesta di partecipazione al Cicerone organizzatore di un itinerario.</text:span></text:p>
        </text:list-item>
        <text:list-item>
          <text:p text:style-name="P143"><text:span text:style-name="T198">IF_22</text:span><text:span text:style-name="T220">1</text:span><text:span text:style-name="T199">2</text:span><text:span text:style-name="T123"> </text:span><text:span text:style-name="T121">Il sistema deve consentire ad un fruitore di poter inviare una richiesta di annullamento ad un Cicerone organizzatore di un itinerario.</text:span></text:p>
        </text:list-item>
        <text:list-item>
          <text:p text:style-name="P144"><text:span text:style-name="T198">IF_22</text:span><text:span text:style-name="T220">2</text:span><text:span text:style-name="T200">1</text:span><text:span text:style-name="T129"> </text:span><text:span text:style-name="T121">Il sistema deve consentire ad un utente di visualizzare </text:span><text:span text:style-name="T147">la lista dei</text:span><text:span text:style-name="T121"> feedback di un fruitore.</text:span></text:p>
        </text:list-item>
        <text:list-item>
          <text:p text:style-name="P168"><text:span text:style-name="T151">IF_22</text:span><text:span text:style-name="T170">2</text:span><text:span text:style-name="T152">2</text:span><text:span text:style-name="T128"> </text:span>Il sistema deve consentire ai fruitori partecipanti ad un itinerario di <text:span text:style-name="T266">ri</text:span>lasciare un feedback partecipante-<text:span text:style-name="T266">organizzatore</text:span>.</text:p>
        </text:list-item>
        <text:list-item>
          <text:p text:style-name="P168"><text:span text:style-name="T151">IF_22</text:span><text:span text:style-name="T170">2</text:span><text:span text:style-name="T152">3</text:span><text:span text:style-name="T128"> </text:span><text:span text:style-name="T83">Il sistema deve consentire ad un Cicerone organizzatore di un itinerario di </text:span><text:span text:style-name="T89">ri</text:span><text:span text:style-name="T83">lasciare un feedback organizzatore-</text:span><text:span text:style-name="T89">partecipante</text:span><text:span text:style-name="T83">.</text:span></text:p>
        </text:list-item>
        <text:list-item>
          <text:p text:style-name="P170"><text:span text:style-name="T75">I</text:span><text:span text:style-name="T69">F_2224</text:span><text:span text:style-name="T76"> Il sistema deve consentire ad un utente di visualizzare i dettagli associati </text:span><text:span text:style-name="T87">ad</text:span><text:span text:style-name="T76"> un feedback </text:span><text:span text:style-name="T88">appartenente ad</text:span><text:span text:style-name="T76"> un fruitore.</text:span></text:p>
        </text:list-item>
      </text:list>
      <text:list xml:id="list180512230528697" text:continue-list="list180512449403787" text:style-name="WWNum2">
        <text:list-item>
          <text:list>
            <text:list-item>
              <text:list>
                <text:list-item>
                  <text:h text:style-name="P122" text:outline-level="3"><text:bookmark-start text:name="__RefHeading___Toc1967_570521765"/>Item informativi<text:bookmark-end text:name="__RefHeading___Toc1967_570521765"/></text:h>
                </text:list-item>
              </text:list>
            </text:list-item>
          </text:list>
        </text:list-item>
      </text:list>
      <text:list text:style-name="L8">
        <text:list-item>
          <text:p text:style-name="P171"><text:span text:style-name="T153">I</text:span><text:span text:style-name="T158">IN</text:span><text:span text:style-name="T153">_</text:span><text:span text:style-name="T169">GN</text:span><text:span text:style-name="T154">1</text:span><text:span text:style-name="T157">1</text:span><text:span text:style-name="T130"> </text:span>La registrazione al sistema <text:span text:style-name="T114">richiede i seguenti dettagli: </text:span>nome utente, email e password.</text:p>
        </text:list-item>
        <text:list-item>
          <text:p text:style-name="P171"><text:span text:style-name="T153">I</text:span><text:span text:style-name="T158">IN</text:span><text:span text:style-name="T153">_</text:span><text:span text:style-name="T169">GN</text:span><text:span text:style-name="T154">1</text:span><text:span text:style-name="T159">2</text:span><text:span text:style-name="T131"> Le informazioni di un </text:span><text:span text:style-name="T141">profilo</text:span><text:span text:style-name="T131"> sono: nome utente, password, email, </text:span><text:span text:style-name="T136">immagine</text:span><text:span text:style-name="T131">, descrizione, </text:span><text:span text:style-name="T139">tipo d’utente </text:span><text:span text:style-name="T143">e</text:span><text:span text:style-name="T139"> stato interno del</text:span><text:span text:style-name="T145">l’utente</text:span><text:span text:style-name="T131">.<text:line-break/></text:span><text:span text:style-name="T139">Le informazioni</text:span><text:span text:style-name="T131"> modificabili sono: password, email, </text:span><text:span text:style-name="T136">immagine</text:span><text:span text:style-name="T131">, descrizione.<text:line-break/></text:span><text:span text:style-name="T139">Il tipo d’utente può appartenere alle categorie: </text:span><text:span text:style-name="T187">globetrotter</text:span><text:span text:style-name="T139">, quasicicerone, </text:span><text:span text:style-name="T187">cicerone</text:span><text:span text:style-name="T139">, </text:span><text:span text:style-name="T187">amministratore</text:span><text:span text:style-name="T139">.<text:line-break/>Lo stato </text:span><text:span text:style-name="T141">rappresenta lo stato interno dell’utente registrato, i suoi valori </text:span><text:soft-page-break/><text:span text:style-name="T141">possono</text:span><text:span text:style-name="T139"> essere: </text:span><text:span text:style-name="T188">inserito</text:span><text:span text:style-name="T139">, </text:span><text:span text:style-name="T187">attivato</text:span><text:span text:style-name="T139">, </text:span><text:span text:style-name="T189">recuperando</text:span><text:span text:style-name="T146"> (cioè, che è in attesa di essere recuperato)</text:span><text:span text:style-name="T139">.</text:span></text:p>
        </text:list-item>
        <text:list-item>
          <text:p text:style-name="P171"><text:span text:style-name="T153">I</text:span><text:span text:style-name="T158">IN</text:span><text:span text:style-name="T153">_</text:span><text:span text:style-name="T169">GN</text:span><text:span text:style-name="T154">1</text:span><text:span text:style-name="T159">3</text:span><text:span text:style-name="T131"> Le informazioni anagrafiche associate ad un profilo <text:s/>sono: nome, cognome, data di nascita, luogo di nascita, luogo di residenza, telefono, codice fiscale.<text:line-break/></text:span><text:span text:style-name="T132">Quelle modificabili sono: luogo di residenza </text:span><text:span text:style-name="T144">e</text:span><text:span text:style-name="T132"> telefono.</text:span></text:p>
        </text:list-item>
        <text:list-item>
          <text:p text:style-name="P152"><text:span text:style-name="T153">I</text:span><text:span text:style-name="T158">IN</text:span><text:span text:style-name="T153">_</text:span><text:span text:style-name="T169">GN</text:span><text:span text:style-name="T154">1</text:span><text:span text:style-name="T161">4</text:span><text:span text:style-name="T201"> </text:span><text:span text:style-name="T203">I dati anagrafici associati a</text:span><text:span text:style-name="T218">l</text:span><text:span text:style-name="T203"> </text:span><text:span text:style-name="T209">p</text:span><text:span text:style-name="T203">rofilo </text:span><text:span text:style-name="T218">di un Cicerone</text:span><text:span text:style-name="T203"> sono visibili soltanto a</text:span><text:span text:style-name="T217">gli amministratori e </text:span><text:span text:style-name="T218">a quel particolare Cicerone</text:span><text:span text:style-name="T203">.</text:span></text:p>
        </text:list-item>
        <text:list-item>
          <text:p text:style-name="P152"><text:span text:style-name="T153">I</text:span><text:span text:style-name="T158">IN</text:span><text:span text:style-name="T153">_</text:span><text:span text:style-name="T169">GN</text:span><text:span text:style-name="T154">1</text:span><text:span text:style-name="T161">5</text:span><text:span text:style-name="T211"> </text:span><text:span text:style-name="T210">Due o più utenti registrati non possono </text:span><text:span text:style-name="T228">avere n</text:span><text:span text:style-name="T229">é</text:span><text:span text:style-name="T210"> lo stesso nome utente, </text:span><text:span text:style-name="T228">né lo stesso indirizzo email.</text:span></text:p>
        </text:list-item>
        <text:list-item>
          <text:p text:style-name="P152"><text:span text:style-name="T153">I</text:span><text:span text:style-name="T158">IN</text:span><text:span text:style-name="T153">_</text:span><text:span text:style-name="T169">GN</text:span><text:span text:style-name="T154">1</text:span><text:span text:style-name="T161">6</text:span><text:span text:style-name="T211"> </text:span><text:span text:style-name="T212">Il profilo di un amministratore può essere visualizzato solo dall’amministratore stesso.</text:span></text:p>
        </text:list-item>
        <text:list-item>
          <text:p text:style-name="P153"><text:span text:style-name="T153">I</text:span><text:span text:style-name="T158">IN</text:span><text:span text:style-name="T153">_</text:span><text:span text:style-name="T169">GN</text:span><text:span text:style-name="T154">1</text:span><text:span text:style-name="T172">7</text:span><text:span text:style-name="T211"> La registrazione al sistema </text:span><text:span text:style-name="T223">comporta l’invio di un’email da parte di quest’ultimo all’indirizzo specificato dall’ospite in fase di registrazione.<text:line-break/></text:span><text:span text:style-name="T224">L’email </text:span><text:span text:style-name="T223">conterrà un codice </text:span><text:span text:style-name="T233">d’attivazione</text:span><text:span text:style-name="T223"> che consentirà di tramutare lo stato dell’utente registrato da </text:span><text:span text:style-name="T181">inserito</text:span><text:span text:style-name="T223"> ad </text:span><text:span text:style-name="T178">attivato</text:span><text:span text:style-name="T211">.</text:span></text:p>
        </text:list-item>
        <text:list-item>
          <text:p text:style-name="P154"><text:span text:style-name="T153">I</text:span><text:span text:style-name="T158">IN</text:span><text:span text:style-name="T153">_</text:span><text:span text:style-name="T169">GN</text:span><text:span text:style-name="T154">1</text:span><text:span text:style-name="T173">8</text:span><text:span text:style-name="T211"> </text:span><text:span text:style-name="T230">Affinché si possa eseguire l’accesso come un determinato utente registrato, è necessario che esso sia nello stato </text:span><text:span text:style-name="T180">attivato</text:span><text:span text:style-name="T230">.</text:span></text:p>
        </text:list-item>
        <text:list-item>
          <text:p text:style-name="P155"><text:span text:style-name="T153">I</text:span><text:span text:style-name="T158">IN</text:span><text:span text:style-name="T153">_</text:span><text:span text:style-name="T169">GN</text:span><text:span text:style-name="T154">1</text:span><text:span text:style-name="T174">9</text:span><text:span text:style-name="T211"> </text:span><text:span text:style-name="T225">Il recupero dell’accesso <text:s/></text:span><text:span text:style-name="T226">comporta quanto segue:</text:span></text:p>
          <text:list>
            <text:list-item>
              <text:p text:style-name="P155"><text:span text:style-name="T226">Il sistema cambia lo stato dell’utente registrato a cui l’indirizzo email appartiene da </text:span><text:span text:style-name="T179">attivato</text:span><text:span text:style-name="T226"> a </text:span><text:span text:style-name="T179">recuper</text:span><text:span text:style-name="T184">ando</text:span><text:span text:style-name="T179">.</text:span></text:p>
            </text:list-item>
            <text:list-item>
              <text:p text:style-name="P155"><text:span text:style-name="T226">Il sistema invia un’email all’indirizzo </text:span><text:span text:style-name="T223">specificato dall’ospit</text:span><text:span text:style-name="T225">e</text:span><text:span text:style-name="T223">.<text:line-break/></text:span><text:span text:style-name="T224">L’email </text:span><text:span text:style-name="T223">conterrà un codice </text:span><text:span text:style-name="T234">d’attivazione</text:span><text:span text:style-name="T223"> che consentir</text:span><text:span text:style-name="T235">à</text:span><text:span text:style-name="T224">,</text:span><text:span text:style-name="T223"> </text:span><text:span text:style-name="T232">di poter reimpostare la password</text:span><text:span text:style-name="T231">.<text:line-break/></text:span><text:span text:style-name="T232">A password reimpostata, lo stato dell’utente registrato verrà impostato</text:span><text:span text:style-name="T223"> da </text:span><text:span text:style-name="T179">recuper</text:span><text:span text:style-name="T185">ando</text:span><text:span text:style-name="T223"> ad </text:span><text:span text:style-name="T178">attivato</text:span><text:span text:style-name="T211">.</text:span></text:p>
            </text:list-item>
          </text:list>
        </text:list-item>
        <text:list-item>
          <text:p text:style-name="P156"><text:span text:style-name="T153">I</text:span><text:span text:style-name="T158">IN</text:span><text:span text:style-name="T153">_</text:span><text:span text:style-name="T169">GN</text:span><text:span text:style-name="T154">1</text:span><text:span text:style-name="T174">A</text:span><text:span text:style-name="T211"> </text:span><text:span text:style-name="T227">Se l’ospite dopo aver chiesto i</text:span><text:span text:style-name="T225">l recupero dell’accesso, </text:span><text:span text:style-name="T227">è in grado di accedere al sistema normalmente, mediante credenziali, il suo stato torna ad essere </text:span><text:span text:style-name="T178">attivato</text:span><text:span text:style-name="T223">.</text:span></text:p>
        </text:list-item>
        <text:list-item>
          <text:p text:style-name="P152"><text:span text:style-name="T153">I</text:span><text:span text:style-name="T158">IN</text:span><text:span text:style-name="T153">_</text:span><text:span text:style-name="T169">GN</text:span><text:span text:style-name="T165">21</text:span><text:span text:style-name="T211"> </text:span><text:span text:style-name="T214">I profili registrati</text:span><text:span text:style-name="T212"> </text:span><text:span text:style-name="T215">possono essere identificati univocamente mediante ID numerico e mediante nome utente (ad un utente registrato corrisponde un unico nome utente NON modificabile).</text:span></text:p>
        </text:list-item>
        <text:list-item>
          <text:p text:style-name="P157"><text:span text:style-name="T153">I</text:span><text:span text:style-name="T158">IN</text:span><text:span text:style-name="T153">_</text:span><text:span text:style-name="T169">GN</text:span><text:span text:style-name="T165">2</text:span><text:span text:style-name="T171">2</text:span><text:span text:style-name="T211"> </text:span><text:span text:style-name="T221">Le richieste d’amministrazione (disiscrizione e aggiornamento) sono identificate univocamente </text:span><text:span text:style-name="T215">mediante ID numerico.</text:span></text:p>
        </text:list-item>
        <text:list-item>
          <text:p text:style-name="P152"><text:span text:style-name="T163">IIN_1121</text:span><text:span text:style-name="T213"> </text:span><text:span text:style-name="T193">Affinché si possano accordare, annullare e declinare richieste di partecipazione, un itinerario deve essere nello stato </text:span><text:span text:style-name="T177">aperto</text:span><text:span text:style-name="T193">.</text:span></text:p>
        </text:list-item>
        <text:list-item>
          <text:p text:style-name="P158"><text:soft-page-break/><text:span text:style-name="T163">IIN_112</text:span><text:span text:style-name="T166">2</text:span><text:span text:style-name="T213"> </text:span><text:span text:style-name="T215">Le richieste di partecipazione ad un itinerario sono identificate univocamente </text:span><text:span text:style-name="T193">per ID numerico.</text:span></text:p>
        </text:list-item>
        <text:list-item>
          <text:p text:style-name="P159"><text:span text:style-name="T163">IIN_112</text:span><text:span text:style-name="T175">3</text:span><text:span text:style-name="T213"> </text:span><text:span text:style-name="T236">I dettagli di una richiesta di partecipazione sono i seguenti: </text:span><text:span text:style-name="T237">Un riferimento all’itinerario, un riferimento al partecipante che ha fatto la richiesta ed uno stato interno i cui valori possibili sono: </text:span><text:span text:style-name="T183">accordanda</text:span><text:span text:style-name="T242"> </text:span><text:span text:style-name="T243">(cioè in attesa di essere accordata)</text:span><text:span text:style-name="T237">, </text:span><text:span text:style-name="T182">accordata</text:span><text:span text:style-name="T237">, </text:span><text:span text:style-name="T182">annullanda</text:span><text:span text:style-name="T237"> </text:span><text:span text:style-name="T238">(cioè, in attesa di essere annullata)</text:span><text:span text:style-name="T193">.</text:span></text:p>
        </text:list-item>
        <text:list-item>
          <text:p text:style-name="P160"><text:span text:style-name="T163">IIN_112</text:span><text:span text:style-name="T176">4</text:span><text:span text:style-name="T213"> </text:span><text:span text:style-name="T239">Affinchè sia possibile inviare una richiesta d’annullamento, è necessario che lo stato della richiesta sia </text:span><text:span text:style-name="T186">accordata</text:span><text:span text:style-name="T236">.</text:span></text:p>
        </text:list-item>
        <text:list-item>
          <text:p text:style-name="P160"><text:span text:style-name="T163">IIN_112</text:span><text:span text:style-name="T176">5</text:span><text:span text:style-name="T213"> </text:span><text:span text:style-name="T239">Affinchè sia possibile </text:span><text:span text:style-name="T240">accordare/</text:span><text:span text:style-name="T239">declinare una richiesta di partecipazione, è necessario che lo stato della richiesta sia </text:span><text:span text:style-name="T186">accordanda</text:span><text:span text:style-name="T236">.</text:span></text:p>
        </text:list-item>
        <text:list-item>
          <text:p text:style-name="P160"><text:span text:style-name="T163">IIN_112</text:span><text:span text:style-name="T176">6</text:span><text:span text:style-name="T213"> </text:span><text:span text:style-name="T239">Affinchè sia possibile annullare una richiesta di partecipazione, è necessario che lo stato della richiesta sia </text:span><text:span text:style-name="T186">annullanda</text:span><text:span text:style-name="T236">.</text:span></text:p>
        </text:list-item>
        <text:list-item>
          <text:p text:style-name="P162"><text:span text:style-name="T153">I</text:span><text:span text:style-name="T158">IN</text:span><text:span text:style-name="T153">_</text:span><text:span text:style-name="T154">2</text:span><text:span text:style-name="T160">1</text:span><text:span text:style-name="T154">1</text:span><text:span text:style-name="T164">1</text:span><text:span text:style-name="T207"> </text:span><text:span text:style-name="T193">I dettagli di un itinerario sono i seguenti: nome, descrizione, data e ora, luogo, </text:span><text:span text:style-name="T241">immagine,</text:span><text:span text:style-name="T193"> lingue di comunicazione, </text:span><text:span text:style-name="T208">valuta, </text:span><text:span text:style-name="T193">compenso, popolarità, </text:span><text:span text:style-name="T237">un riferimento al Cicerone organizzatore</text:span><text:span text:style-name="T193"> </text:span><text:span text:style-name="T202">ed uno</text:span><text:span text:style-name="T193"> stato </text:span><text:span text:style-name="T204">interno</text:span><text:span text:style-name="T193"> </text:span><text:span text:style-name="T202">i cui valori possibili sono: </text:span><text:span text:style-name="T177">aperto</text:span><text:span text:style-name="T205">, </text:span><text:span text:style-name="T177">itinere</text:span><text:span text:style-name="T206">, </text:span><text:span text:style-name="T177">concluso</text:span><text:span text:style-name="T206">, </text:span><text:span text:style-name="T177">chiuso</text:span><text:span text:style-name="T193">.</text:span></text:p>
        </text:list-item>
        <text:list-item>
          <text:p text:style-name="P163"><text:span text:style-name="T153">I</text:span><text:span text:style-name="T158">IN</text:span><text:span text:style-name="T153">_</text:span><text:span text:style-name="T154">2</text:span><text:span text:style-name="T160">1</text:span><text:span text:style-name="T154">1</text:span><text:span text:style-name="T164">2</text:span><text:span text:style-name="T203"> La ricerca degli itinerari deve avere come parametri principali la data di viaggio, la meta e la popolarità del viaggio.</text:span></text:p>
        </text:list-item>
        <text:list-item>
          <text:p text:style-name="P132"><text:span text:style-name="T153">I</text:span><text:span text:style-name="T158">IN</text:span><text:span text:style-name="T153">_</text:span><text:span text:style-name="T154">2</text:span><text:span text:style-name="T160">1</text:span><text:span text:style-name="T154">1</text:span><text:span text:style-name="T164">3</text:span><text:span text:style-name="T134"> </text:span>Se un utente visualizza la lista degli itinerari a cui un fruitore ha partecipato, tale lista mostrerà tutti gli itinerari che sono nello stato <text:span text:style-name="T11">chiuso</text:span>.</text:p>
        </text:list-item>
        <text:list-item>
          <text:p text:style-name="P161"><text:span text:style-name="T153">I</text:span><text:span text:style-name="T158">IN</text:span><text:span text:style-name="T153">_</text:span><text:span text:style-name="T154">2</text:span><text:span text:style-name="T160">1</text:span><text:span text:style-name="T154">1</text:span><text:span text:style-name="T164">4</text:span><text:span text:style-name="T203"> Se un fruitore visualizza la propria lista degli itinerari a cui ha partecipato, tale lista mostrerà tutti gli itinerari a cui ha partecipato, od ha chiesto di partecipare, a prescindere dal loro stato.</text:span></text:p>
        </text:list-item>
        <text:list-item>
          <text:p text:style-name="P158"><text:span text:style-name="T163">IIN_</text:span><text:span text:style-name="T167">211</text:span><text:span text:style-name="T166">5</text:span><text:span text:style-name="T213"> </text:span><text:span text:style-name="T193">Gli itinerari sono identificati </text:span><text:span text:style-name="T216">univocamente </text:span><text:span text:style-name="T193">per ID numerico.</text:span></text:p>
        </text:list-item>
        <text:list-item>
          <text:p text:style-name="P133"><text:span text:style-name="T153">I</text:span><text:span text:style-name="T158">IN</text:span><text:span text:style-name="T153">_</text:span><text:span text:style-name="T154">2</text:span><text:span text:style-name="T157">2</text:span><text:span text:style-name="T170">1</text:span><text:span text:style-name="T162">1</text:span><text:span text:style-name="T133"> A</text:span>ffinché si possano inviare richieste di partecipazione e d’annullamento, un itinerario deve essere nello stato <text:span text:style-name="T10">aperto</text:span>.</text:p>
        </text:list-item>
        <text:list-item>
          <text:p text:style-name="P172"><text:span text:style-name="T15">IIN_22</text:span><text:span text:style-name="T22">2</text:span><text:span text:style-name="T15">1</text:span> Affinché si possano rilasciare feedback, un itinerario deve essere nello stato <text:span text:style-name="T10">concluso</text:span>.</text:p>
        </text:list-item>
        <text:list-item>
          <text:p text:style-name="P134"><text:span text:style-name="T19">IIN_22</text:span><text:span text:style-name="T22">2</text:span><text:span text:style-name="T20">2</text:span><text:span text:style-name="T258"> Un </text:span>feedback partecipante-<text:span text:style-name="T266">organizzatore</text:span> deve avere i seguenti dettagli: titolo, descrizione, il fruitore partecipante che rilascia il feedback e il voto.<text:line-break/>Esso deve far riferimento al particolare itinerario al quale il fruitore ha partecipato, e sarà rilasciato nei confronti del Cicerone organizzatore.</text:p>
        </text:list-item>
        <text:list-item>
          <text:p text:style-name="P173"><text:span text:style-name="T15">IIN_22</text:span><text:span text:style-name="T22">2</text:span><text:span text:style-name="T20">3</text:span><text:span text:style-name="T25"> </text:span><text:span text:style-name="T47">Un</text:span><text:span text:style-name="T25"> feedback organizzatore-</text:span><text:span text:style-name="T46">partecipante</text:span><text:span text:style-name="T25"> deve avere i seguenti dettagli: titolo, descrizione, il fruitore partecipante che </text:span><text:span text:style-name="T45">riceve</text:span><text:span text:style-name="T25"> il feedback e il voto.<text:line-break/></text:span><text:soft-page-break/><text:span text:style-name="T25">Esso deve far riferimento al particolare itinerario organizzato, e sarà rilasciato nei confronti di uno o più partecipanti.</text:span></text:p>
        </text:list-item>
        <text:list-item>
          <text:p text:style-name="P135"><text:span text:style-name="T19">IIN_22</text:span><text:span text:style-name="T22">2</text:span><text:span text:style-name="T21">4</text:span><text:span text:style-name="T258"> I feedback sono identificati univocamente per ID numerico.</text:span></text:p>
        </text:list-item>
      </text:list>
      <text:p text:style-name="P72"/>
      <text:list xml:id="list180512208257347" text:continue-list="list180512230528697" text:style-name="WWNum2">
        <text:list-item>
          <text:list>
            <text:list-item>
              <text:list>
                <text:list-item>
                  <text:h text:style-name="P123" text:outline-level="3"><text:bookmark-start text:name="__RefHeading___Toc7581_1131573354"/>Tracciabilità tra Requisiti e Item funzionali<text:bookmark-end text:name="__RefHeading___Toc7581_1131573354"/></text:h>
                </text:list-item>
              </text:list>
            </text:list-item>
          </text:list>
        </text:list-item>
      </text:list>
      <table:table table:name="TAB_Requisiti-IF" table:style-name="TAB_5f_Requisiti-IF">
        <table:table-column table:style-name="TAB_5f_Requisiti-IF.A" table:number-columns-repeated="9"/>
        <table:table-column table:style-name="TAB_5f_Requisiti-IF.J"/>
        <table:table-header-rows>
          <table:table-row table:style-name="TAB_5f_Requisiti-IF.1">
            <table:table-cell table:style-name="TAB_5f_Requisiti-IF.A1" office:value-type="string">
              <text:p text:style-name="P56">R_222</text:p>
            </table:table-cell>
            <table:table-cell table:style-name="TAB_5f_Requisiti-IF.A1" office:value-type="string">
              <text:p text:style-name="P56">R_221</text:p>
            </table:table-cell>
            <table:table-cell table:style-name="TAB_5f_Requisiti-IF.A1" office:value-type="string">
              <text:p text:style-name="P56">R_211</text:p>
            </table:table-cell>
            <table:table-cell table:style-name="TAB_5f_Requisiti-IF.A1" office:value-type="string">
              <text:p text:style-name="P56">R_113</text:p>
            </table:table-cell>
            <table:table-cell table:style-name="TAB_5f_Requisiti-IF.A1" office:value-type="string">
              <text:p text:style-name="P56">R_112</text:p>
            </table:table-cell>
            <table:table-cell table:style-name="TAB_5f_Requisiti-IF.A1" office:value-type="string">
              <text:p text:style-name="P56">R_111</text:p>
            </table:table-cell>
            <table:table-cell table:style-name="TAB_5f_Requisiti-IF.A1" office:value-type="string">
              <text:p text:style-name="P56">R_GN2</text:p>
            </table:table-cell>
            <table:table-cell table:style-name="TAB_5f_Requisiti-IF.A1" office:value-type="string">
              <text:p text:style-name="P56">R_GN1</text:p>
            </table:table-cell>
            <table:table-cell table:style-name="TAB_5f_Requisiti-IF.I1" table:number-columns-spanned="2" office:value-type="string">
              <text:p text:style-name="P94">Requisiti</text:p>
            </table:table-cell>
            <table:covered-table-cell/>
          </table:table-row>
        </table:table-header-rows>
        <table:table-row table:style-name="TAB_5f_Requisiti-IF.1">
          <table:table-cell table:style-name="TAB_5f_Requisiti-IF.A2" office:value-type="string">
            <text:p text:style-name="P89"/>
          </table:table-cell>
          <table:table-cell table:style-name="TAB_5f_Requisiti-IF.A2" office:value-type="string">
            <text:p text:style-name="P89"/>
          </table:table-cell>
          <table:table-cell table:style-name="TAB_5f_Requisiti-IF.A2" office:value-type="string">
            <text:p text:style-name="P8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100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50">●</text:p>
          </table:table-cell>
          <table:table-cell table:style-name="TAB_5f_Requisiti-IF.A2" office:value-type="string">
            <text:p text:style-name="P95"><text:span text:style-name="T267">IF_</text:span>GN11</text:p>
          </table:table-cell>
          <table:table-cell table:style-name="TAB_5f_Requisiti-IF.J2" table:number-rows-spanned="9" office:value-type="string">
            <text:p text:style-name="P100">Item funzionali</text:p>
          </table:table-cell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50">●</text:p>
          </table:table-cell>
          <table:table-cell table:style-name="TAB_5f_Requisiti-IF.A2" office:value-type="string">
            <text:p text:style-name="P96"><text:span text:style-name="T267">IF_</text:span>GN12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50">●</text:p>
          </table:table-cell>
          <table:table-cell table:style-name="TAB_5f_Requisiti-IF.A2" office:value-type="string">
            <text:p text:style-name="P96"><text:span text:style-name="T267">IF_</text:span>GN13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50">●</text:p>
          </table:table-cell>
          <table:table-cell table:style-name="TAB_5f_Requisiti-IF.A2" office:value-type="string">
            <text:p text:style-name="P96"><text:span text:style-name="T267">IF_</text:span>GN14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50">●</text:p>
          </table:table-cell>
          <table:table-cell table:style-name="TAB_5f_Requisiti-IF.A2" office:value-type="string">
            <text:p text:style-name="P96"><text:span text:style-name="T267">IF_</text:span>GN15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>●</text:p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6"><text:span text:style-name="T267">IF_</text:span>GN21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>●</text:p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6"><text:span text:style-name="T267">IF_</text:span>GN22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>●</text:p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6"><text:span text:style-name="T267">IF_</text:span>GN23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>●</text:p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6"><text:span text:style-name="T267">IF_</text:span>GN24</text:p>
          </table:table-cell>
          <table:covered-table-cell table:style-name="TAB_5f_Requisiti-IF.J2"/>
        </table:table-row>
        <text:soft-page-break/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>●</text:p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7"><text:span text:style-name="T267">IF_</text:span>GN25</text:p>
          </table:table-cell>
          <table:table-cell table:style-name="TAB_5f_Requisiti-IF.J2" table:number-rows-spanned="10" office:value-type="string">
            <text:p text:style-name="P101">Item funzionali</text:p>
            <text:p text:style-name="P101">Item funzionali</text:p>
          </table:table-cell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>●</text:p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7"><text:span text:style-name="T267">IF_</text:span>GN26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51">●</text:p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8"><text:span text:style-name="T267">IF_</text:span>1111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51">●</text:p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8"><text:span text:style-name="T267">IF_</text:span>1112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51">●</text:p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8"><text:span text:style-name="T267">IF_</text:span>1113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51">●</text:p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8"><text:span text:style-name="T267">IF_</text:span>1121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51">●</text:p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8"><text:span text:style-name="T267">IF_</text:span>1122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51">●</text:p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8"><text:span text:style-name="T267">IF_</text:span>1123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51">●</text:p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8"><text:span text:style-name="T267">IF_</text:span>1124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51">●</text:p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8"><text:span text:style-name="T267">IF_</text:span>1131</text:p>
          </table:table-cell>
          <table:covered-table-cell table:style-name="TAB_5f_Requisiti-IF.J2"/>
        </table:table-row>
        <text:soft-page-break/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51">●</text:p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8"><text:span text:style-name="T267">IF_</text:span>1132</text:p>
          </table:table-cell>
          <table:table-cell table:style-name="TAB_5f_Requisiti-IF.J2" table:number-rows-spanned="10" office:value-type="string">
            <text:p text:style-name="P102">Item funzionali</text:p>
            <text:p text:style-name="P101">Item funzionali</text:p>
          </table:table-cell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51">●</text:p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8"><text:span text:style-name="T267">IF_</text:span>1133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51">●</text:p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8"><text:span text:style-name="T267">IF_</text:span>2111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51">●</text:p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8"><text:span text:style-name="T267">IF_</text:span>2112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51">●</text:p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8"><text:span text:style-name="T267">IF_</text:span>2113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51">●</text:p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8"><text:span text:style-name="T267">IF_</text:span>2211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51">●</text:p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8"><text:span text:style-name="T267">IF_</text:span>2212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51">●</text:p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8"><text:span text:style-name="T267">IF_</text:span>2221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51">●</text:p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9"><text:span text:style-name="T267">IF_</text:span>222<text:span text:style-name="T268">2</text:span></text:p>
          </table:table-cell>
          <table:covered-table-cell table:style-name="TAB_5f_Requisiti-IF.J2"/>
        </table:table-row>
        <table:table-row table:style-name="TAB_5f_Requisiti-IF.1">
          <table:table-cell table:style-name="TAB_5f_Requisiti-IF.A2" office:value-type="string">
            <text:p text:style-name="P51">●</text:p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9"><text:span text:style-name="T267">IF_</text:span>222<text:span text:style-name="T268">3</text:span></text:p>
          </table:table-cell>
          <table:covered-table-cell table:style-name="TAB_5f_Requisiti-IF.J2"/>
        </table:table-row>
        <text:soft-page-break/>
        <table:table-row table:style-name="TAB_5f_Requisiti-IF.1">
          <table:table-cell table:style-name="TAB_5f_Requisiti-IF.A2" office:value-type="string">
            <text:p text:style-name="P51">●</text:p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49"/>
          </table:table-cell>
          <table:table-cell table:style-name="TAB_5f_Requisiti-IF.A2" office:value-type="string">
            <text:p text:style-name="P3"/>
          </table:table-cell>
          <table:table-cell table:style-name="TAB_5f_Requisiti-IF.A2" office:value-type="string">
            <text:p text:style-name="P99"><text:span text:style-name="T267">IF_</text:span>222<text:span text:style-name="T268">4</text:span></text:p>
          </table:table-cell>
          <table:table-cell table:style-name="TAB_5f_Requisiti-IF.J2" office:value-type="string">
            <text:p text:style-name="Standard"/>
          </table:table-cell>
        </table:table-row>
      </table:table>
      <text:p text:style-name="P74"/>
      <text:list xml:id="list180512781899037" text:continue-numbering="true" text:style-name="WWNum2">
        <text:list-item>
          <text:list>
            <text:list-item>
              <text:list>
                <text:list-item>
                  <text:h text:style-name="P124" text:outline-level="3"><text:bookmark-start text:name="__RefHeading___Toc6313_528683422"/>Tracciabilità tra Requisiti e Item informativi<text:bookmark-end text:name="__RefHeading___Toc6313_528683422"/></text:h>
                </text:list-item>
              </text:list>
            </text:list-item>
          </text:list>
        </text:list-item>
      </text:list>
      <text:p text:style-name="P76"/>
      <table:table table:name="TAB_Requisiti-IIN" table:style-name="TAB_5f_Requisiti-IIN">
        <table:table-column table:style-name="TAB_5f_Requisiti-IIN.A" table:number-columns-repeated="7"/>
        <table:table-column table:style-name="TAB_5f_Requisiti-IIN.H"/>
        <table:table-header-rows>
          <table:table-row table:style-name="TAB_5f_Requisiti-IIN.1">
            <table:table-cell table:style-name="TAB_5f_Requisiti-IIN.A1" office:value-type="string">
              <text:p text:style-name="P57">R_222</text:p>
            </table:table-cell>
            <table:table-cell table:style-name="TAB_5f_Requisiti-IIN.A1" office:value-type="string">
              <text:p text:style-name="P57">R_221</text:p>
            </table:table-cell>
            <table:table-cell table:style-name="TAB_5f_Requisiti-IIN.A1" office:value-type="string">
              <text:p text:style-name="P57">R_211</text:p>
            </table:table-cell>
            <table:table-cell table:style-name="TAB_5f_Requisiti-IIN.A1" office:value-type="string">
              <text:p text:style-name="P57">R_112</text:p>
            </table:table-cell>
            <table:table-cell table:style-name="TAB_5f_Requisiti-IIN.A1" office:value-type="string">
              <text:p text:style-name="P57">R_GN2</text:p>
            </table:table-cell>
            <table:table-cell table:style-name="TAB_5f_Requisiti-IIN.A1" office:value-type="string">
              <text:p text:style-name="P57">R_GN1</text:p>
            </table:table-cell>
            <table:table-cell table:style-name="TAB_5f_Requisiti-IIN.G1" table:number-columns-spanned="2" office:value-type="string">
              <text:p text:style-name="P60">Requisiti</text:p>
            </table:table-cell>
            <table:covered-table-cell/>
          </table:table-row>
        </table:table-header-rows>
        <table:table-row table:style-name="TAB_5f_Requisiti-IIN.1">
          <table:table-cell table:style-name="TAB_5f_Requisiti-IIN.A2" office:value-type="string">
            <text:p text:style-name="P90"/>
          </table:table-cell>
          <table:table-cell table:style-name="TAB_5f_Requisiti-IIN.A2" office:value-type="string">
            <text:p text:style-name="P90"/>
          </table:table-cell>
          <table:table-cell table:style-name="TAB_5f_Requisiti-IIN.A2" office:value-type="string">
            <text:p text:style-name="P90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92">I<text:span text:style-name="T263">IN</text:span>_GN11</text:p>
          </table:table-cell>
          <table:table-cell table:style-name="TAB_5f_Requisiti-IIN.H2" table:number-rows-spanned="7" office:value-type="string">
            <text:p text:style-name="P3">I<text:span text:style-name="T269">tem informativi</text:span></text:p>
          </table:table-cell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92">I<text:span text:style-name="T263">IN</text:span>_GN1<text:span text:style-name="T264">2</text:span>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92">I<text:span text:style-name="T263">IN</text:span>_GN1<text:span text:style-name="T264">3</text:span>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92">I<text:span text:style-name="T263">IN</text:span>_GN1<text:span text:style-name="T264">4</text:span>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92">I<text:span text:style-name="T263">IN</text:span>_GN1<text:span text:style-name="T264">5</text:span>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90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92">I<text:span text:style-name="T263">IN</text:span>_GN1<text:span text:style-name="T264">6</text:span>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90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92">I<text:span text:style-name="T263">IN</text:span>_GN1<text:span text:style-name="T264">7</text:span></text:p>
          </table:table-cell>
          <table:covered-table-cell table:style-name="TAB_5f_Requisiti-IIN.H2"/>
        </table:table-row>
        <text:soft-page-break/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90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92">I<text:span text:style-name="T263">IN</text:span>_GN1<text:span text:style-name="T264">8</text:span></text:p>
          </table:table-cell>
          <table:table-cell table:style-name="TAB_5f_Requisiti-IIN.H2" table:number-rows-spanned="10" office:value-type="string">
            <text:p text:style-name="P5">I<text:span text:style-name="T269">tem informativi</text:span></text:p>
          </table:table-cell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90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92">I<text:span text:style-name="T263">IN</text:span>_GN1<text:span text:style-name="T264">9</text:span>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90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93">I<text:span text:style-name="T263">IN</text:span>_GN1<text:span text:style-name="T264">A</text:span>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92">I<text:span text:style-name="T263">IN</text:span>_GN<text:span text:style-name="T264">21</text:span>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92">IIN_GN22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91">IIN_1121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91">IIN_1122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91">IIN_1123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91">IIN_1124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91">IIN_1125</text:p>
          </table:table-cell>
          <table:covered-table-cell table:style-name="TAB_5f_Requisiti-IIN.H2"/>
        </table:table-row>
        <text:soft-page-break/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91">IIN_1126</text:p>
          </table:table-cell>
          <table:table-cell table:style-name="TAB_5f_Requisiti-IIN.H2" table:number-rows-spanned="10" office:value-type="string">
            <text:p text:style-name="P5">I<text:span text:style-name="T269">tem informativi</text:span></text:p>
          </table:table-cell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91">IIN_2111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91">IIN_2112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91">IIN_2113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91">IIN_2114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91">IIN_2115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91">IIN_2211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91">IIN_2221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91">IIN_2222</text:p>
          </table:table-cell>
          <table:covered-table-cell table:style-name="TAB_5f_Requisiti-IIN.H2"/>
        </table:table-row>
        <table:table-row table:style-name="TAB_5f_Requisiti-IIN.1"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91">IIN_2223</text:p>
          </table:table-cell>
          <table:covered-table-cell table:style-name="TAB_5f_Requisiti-IIN.H2"/>
        </table:table-row>
        <text:soft-page-break/>
        <table:table-row table:style-name="TAB_5f_Requisiti-IIN.1">
          <table:table-cell table:style-name="TAB_5f_Requisiti-IIN.A2" office:value-type="string">
            <text:p text:style-name="P52">●</text:p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4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52"/>
          </table:table-cell>
          <table:table-cell table:style-name="TAB_5f_Requisiti-IIN.A2" office:value-type="string">
            <text:p text:style-name="P91">IIN_2224</text:p>
          </table:table-cell>
          <table:table-cell table:style-name="TAB_5f_Requisiti-IIN.H2" office:value-type="string">
            <text:p text:style-name="P75"/>
          </table:table-cell>
        </table:table-row>
      </table:table>
      <text:p text:style-name="P75"/>
      <text:list xml:id="list180511919597772" text:continue-numbering="true" text:style-name="WWNum2">
        <text:list-item>
          <text:list>
            <text:list-item>
              <text:list>
                <text:list-item>
                  <text:h text:style-name="P122" text:outline-level="3"><text:bookmark-start text:name="__RefHeading___Toc1969_570521765"/>Item di interfaccia<text:bookmark-end text:name="__RefHeading___Toc1969_570521765"/></text:h>
                </text:list-item>
              </text:list>
            </text:list-item>
          </text:list>
        </text:list-item>
      </text:list>
      <text:list text:style-name="L9">
        <text:list-item>
          <text:p text:style-name="P174">Il sistema cerca il più possibile di adattare i suoi contenuti in base al dispositivo utilizzato per la visualizzazione, garantendo così una buona navigabilità anche in dispositivi con lo schermo molto piccolo.<text:line-break/>In particolare, il sistema <text:span text:style-name="T270">deve </text:span>adatta<text:span text:style-name="T270">re</text:span> i contenuti in base alla dimensione del font impostata dall’utente, per favorire la visione dei contenuti anche a persone con disabilità visive (ipovisione).</text:p>
        </text:list-item>
      </text:list>
      <text:list xml:id="list180512345658630" text:continue-list="list180511919597772" text:style-name="WWNum2">
        <text:list-item>
          <text:list>
            <text:list-item>
              <text:list>
                <text:list-item>
                  <text:h text:style-name="P125" text:outline-level="3"><text:bookmark-start text:name="__RefHeading___Toc1990_570521765"/>Item qualitativi<text:bookmark-end text:name="__RefHeading___Toc1990_570521765"/></text:h>
                </text:list-item>
              </text:list>
            </text:list-item>
          </text:list>
        </text:list-item>
      </text:list>
      <text:list text:style-name="L10">
        <text:list-item>
          <text:p text:style-name="P175">Analisi Statica del <text:span text:style-name="T257">c</text:span>odice mediante il tool Sonarqube, versione 7.7.</text:p>
        </text:list-item>
        <text:list-item>
          <text:p text:style-name="P175">L’analizzatore <text:span text:style-name="T249">utilizzato deve essere</text:span> SonarQube Scanner, <text:span text:style-name="T249">versione</text:span> 3.2.</text:p>
        </text:list-item>
        <text:list-item>
          <text:p text:style-name="P175">Il livello di qualità <text:span text:style-name="T249">(del codice) </text:span>da raggiungere sarà il livello <text:span text:style-name="T249">&lt;&lt;</text:span>A<text:span text:style-name="T249">&gt;&gt; con assenza di errori gravi.</text:span></text:p>
        </text:list-item>
      </text:list>
      <text:list xml:id="list180512394883687" text:continue-list="list180512345658630" text:style-name="WWNum2">
        <text:list-item>
          <text:list>
            <text:list-item>
              <text:list>
                <text:list-item>
                  <text:h text:style-name="P125" text:outline-level="3"><text:bookmark-start text:name="__RefHeading___Toc1971_570521765"/>Altri item<text:bookmark-end text:name="__RefHeading___Toc1971_570521765"/></text:h>
                </text:list-item>
              </text:list>
            </text:list-item>
          </text:list>
        </text:list-item>
      </text:list>
      <text:p text:style-name="P66"/>
      <text:list xml:id="list180512930900941" text:continue-numbering="true" text:style-name="WWNum2">
        <text:list-item>
          <text:h text:style-name="P112" text:outline-level="1"><text:bookmark-start text:name="__RefHeading___Toc1791_336168296"/>Rischi<text:bookmark-end text:name="__RefHeading___Toc1791_336168296"/></text:h>
        </text:list-item>
      </text:list>
      <text:p text:style-name="P65">Ecco di seguito <text:span text:style-name="T250">i</text:span> rischi che possono comportare la realizzazione <text:span text:style-name="T247">del sistema</text:span>.</text:p>
      <text:p text:style-name="P65"/>
      <text:list text:style-name="L11">
        <text:list-item>
          <text:p text:style-name="P176">Non esiste un modo per stabilire se un determinato itinerario ha avuto luogo oppure no, il che può comportare <text:span text:style-name="T115">un </text:span>abuso da parte dei Ciceroni <text:span text:style-name="T117">organizzatori</text:span>.<text:line-break/><text:span text:style-name="T116">Allo stesso modo:</text:span></text:p>
          <text:list>
            <text:list-item>
              <text:p text:style-name="P176">Non c’è un modo per stabilire se un Cicerone organizzatore si sia presentato all’itinerario.</text:p>
            </text:list-item>
            <text:list-item>
              <text:p text:style-name="P176">Non c’è un modo per stabilire se un fruitore partecipante si sia presentato all’itinerario.</text:p>
            </text:list-item>
          </text:list>
        </text:list-item>
        <text:list-item>
          <text:p text:style-name="P177">Non è possibile aggiungere amministratori senza l’intervento <text:span text:style-name="T259">di tecnici specializzati nell’inserimento degli amministratori nel DB.<text:line-break/>Il rischio è di dover assumere personale per farlo, e di conseguenza, maggiori costi di manutenzione.</text:span></text:p>
        </text:list-item>
        <text:list-item>
          <text:p text:style-name="P178">Non è possibile ritrattare feedback, dato che non è possibile modificarli <text:span text:style-name="T260">o eliminarli.</text:span></text:p>
        </text:list-item>
        <text:list-item>
          <text:p text:style-name="P179">Il sistema assume implicitamente che, se si riesce ad accedere usando un utente registrato nello stato <text:span text:style-name="T7">recuper</text:span><text:span text:style-name="T14">ando</text:span><text:span text:style-name="T51">, allora significa che le credenziali sono state ricordate.<text:line-break/>Questo </text:span><text:span text:style-name="T53">potrebbe</text:span><text:span text:style-name="T51"> </text:span><text:span text:style-name="T52">comportare problemi di sicurezza</text:span><text:span text:style-name="T51">.</text:span></text:p>
        </text:list-item>
      </text:list>
      <text:p text:style-name="P67"/>
      <text:list xml:id="list180512910459497" text:continue-list="list180512930900941" text:style-name="WWNum2">
        <text:list-item>
          <text:h text:style-name="P112" text:outline-level="1"><text:bookmark-start text:name="__RefHeading___Toc1793_336168296"/>Glossario<text:bookmark-end text:name="__RefHeading___Toc1793_336168296"/></text:h>
          <text:list>
            <text:list-item>
              <text:h text:style-name="P117" text:outline-level="2"><text:bookmark-start text:name="__RefHeading___Toc1795_336168296"/>Acronimi<text:bookmark-end text:name="__RefHeading___Toc1795_336168296"/></text:h>
            </text:list-item>
          </text:list>
        </text:list-item>
      </text:list>
      <table:table table:name="Acronimi" table:style-name="Acronimi">
        <table:table-column table:style-name="Acronimi.A"/>
        <table:table-column table:style-name="Acronimi.B"/>
        <table:table-row>
          <table:table-cell table:style-name="Acronimi.A1" office:value-type="string">
            <text:p text:style-name="P85">Acronimo</text:p>
          </table:table-cell>
          <table:table-cell table:style-name="Acronimi.B1" office:value-type="string">
            <text:p text:style-name="P85">Significato</text:p>
          </table:table-cell>
        </table:table-row>
        <table:table-row>
          <table:table-cell table:style-name="Acronimi.A2" office:value-type="string">
            <text:p text:style-name="P85">ID</text:p>
          </table:table-cell>
          <table:table-cell table:style-name="Acronimi.B2" office:value-type="string">
            <text:p text:style-name="P84">Identifier (identificatore)</text:p>
          </table:table-cell>
        </table:table-row>
        <table:table-row>
          <table:table-cell table:style-name="Acronimi.A2" office:value-type="string">
            <text:p text:style-name="P86">DB</text:p>
          </table:table-cell>
          <table:table-cell table:style-name="Acronimi.B2" office:value-type="string">
            <text:p text:style-name="P86">Database (base di dati)</text:p>
          </table:table-cell>
        </table:table-row>
      </table:table>
      <text:p text:style-name="P63"/>
      <text:list xml:id="list180512198992645" text:continue-numbering="true" text:style-name="WWNum2">
        <text:list-item>
          <text:list>
            <text:list-item>
              <text:h text:style-name="P113" text:outline-level="2"><text:bookmark-start text:name="__RefHeading___Toc1797_336168296"/>Definizioni<text:bookmark-end text:name="__RefHeading___Toc1797_336168296"/></text:h>
            </text:list-item>
          </text:list>
        </text:list-item>
      </text:list>
      <table:table table:name="Definizioni" table:style-name="Definizioni" table:template-name="Stile predefinito">
        <table:table-column table:style-name="Definizioni.A"/>
        <table:table-column table:style-name="Definizioni.B"/>
        <table:table-column table:style-name="Definizioni.C"/>
        <table:table-row table:style-name="Definizioni.1">
          <table:table-cell table:style-name="Definizioni.A1" office:value-type="string">
            <text:p text:style-name="P12">Vocabolo</text:p>
          </table:table-cell>
          <table:table-cell table:style-name="Definizioni.A1" office:value-type="string">
            <text:p text:style-name="P12">Sinonimi</text:p>
          </table:table-cell>
          <table:table-cell table:style-name="Definizioni.C1" office:value-type="string">
            <text:p text:style-name="P12">Significato</text:p>
          </table:table-cell>
        </table:table-row>
        <table:table-row table:style-name="Definizioni.2">
          <table:table-cell table:style-name="Definizioni.A2" office:value-type="string">
            <text:p text:style-name="P12">Sistema</text:p>
          </table:table-cell>
          <table:table-cell table:style-name="Definizioni.A2" office:value-type="string">
            <text:p text:style-name="P12">Sito, piattaforma, servizio online</text:p>
          </table:table-cell>
          <table:table-cell table:style-name="Definizioni.C2" office:value-type="string">
            <text:p text:style-name="P15">È il sistema “Cicerone”.</text:p>
          </table:table-cell>
        </table:table-row>
        <table:table-row table:style-name="Definizioni.3">
          <table:table-cell table:style-name="Definizioni.A2" office:value-type="string">
            <text:p text:style-name="P16">Utente</text:p>
          </table:table-cell>
          <table:table-cell table:style-name="Definizioni.A2" office:value-type="string">
            <text:p text:style-name="P16"/>
          </table:table-cell>
          <table:table-cell table:style-name="Definizioni.C2" office:value-type="string">
            <text:p text:style-name="P17">Con questo termine si indica un qualunque tipo di utente del sistema.<text:line-break/>Può essere un utente ospite, <text:span text:style-name="T113">o un utente registrato</text:span>.</text:p>
          </table:table-cell>
        </table:table-row>
        <table:table-row table:style-name="Definizioni.3">
          <table:table-cell table:style-name="Definizioni.A2" office:value-type="string">
            <text:p text:style-name="P18">Ospite</text:p>
          </table:table-cell>
          <table:table-cell table:style-name="Definizioni.A2" office:value-type="string">
            <text:p text:style-name="P16"><text:span text:style-name="T101">N</text:span>avigante, <text:span text:style-name="T102">utente anonimo</text:span></text:p>
          </table:table-cell>
          <table:table-cell table:style-name="Definizioni.C2" office:value-type="string">
            <text:p text:style-name="P16">Con questo termine si indicano quegli utenti che non essendo registrati (o non avendo eseguito l’accesso) , <text:span text:style-name="T103">non possono usufruire di tutte le funzionalità del sistema.</text:span></text:p>
          </table:table-cell>
        </table:table-row>
        <table:table-row table:style-name="Definizioni.3">
          <table:table-cell table:style-name="Definizioni.A2" office:value-type="string">
            <text:p text:style-name="P10">Amministratore</text:p>
          </table:table-cell>
          <table:table-cell table:style-name="Definizioni.A2" office:value-type="string">
            <text:p text:style-name="P10">Gestore</text:p>
          </table:table-cell>
          <table:table-cell table:style-name="Definizioni.C2" office:value-type="string">
            <text:p text:style-name="P10">È <text:span text:style-name="T55">un utente che legge le richieste d’amministrazione inviate dai fruitori e prende provvedimenti in base ad esse</text:span>.</text:p>
          </table:table-cell>
        </table:table-row>
        <table:table-row table:style-name="Definizioni.3">
          <table:table-cell table:style-name="Definizioni.A2" office:value-type="string">
            <text:p text:style-name="P19">Utente registrato</text:p>
          </table:table-cell>
          <table:table-cell table:style-name="Definizioni.A2" office:value-type="string">
            <text:p text:style-name="P10"/>
          </table:table-cell>
          <table:table-cell table:style-name="Definizioni.C2" office:value-type="string">
            <text:p text:style-name="P11">È un <text:span text:style-name="T104">utente</text:span> del sistema <text:span text:style-name="T97">che appartiene alle </text:span><text:soft-page-break/><text:span text:style-name="T97">categorie “Globetrotter”, “QuasiCicerone”, “Cicerone” o “amministratore”</text:span>.</text:p>
          </table:table-cell>
        </table:table-row>
        <table:table-row table:style-name="Definizioni.3">
          <table:table-cell table:style-name="Definizioni.A2" office:value-type="string">
            <text:p text:style-name="P20">Profilo</text:p>
          </table:table-cell>
          <table:table-cell table:style-name="Definizioni.A2" office:value-type="string">
            <text:p text:style-name="P10"/>
          </table:table-cell>
          <table:table-cell table:style-name="Definizioni.C2" office:value-type="string">
            <text:p text:style-name="P20">È un insieme di informazioni associate ad un utente registrato.<text:line-break/>Tale associazione viene creata all’atto della registrazione dell’utente al sistema.</text:p>
          </table:table-cell>
        </table:table-row>
        <table:table-row table:style-name="Definizioni.8">
          <table:table-cell table:style-name="Definizioni.A2" office:value-type="string">
            <text:p text:style-name="P21">Fruitore</text:p>
          </table:table-cell>
          <table:table-cell table:style-name="Definizioni.A2" office:value-type="string">
            <text:p text:style-name="P22">Utente registrato <text:span text:style-name="T105">[non amministratore]</text:span></text:p>
          </table:table-cell>
          <table:table-cell table:style-name="Definizioni.C2" office:value-type="string">
            <text:p text:style-name="P12">È un <text:span text:style-name="T104">utente</text:span> <text:span text:style-name="T113">registrato NON amministratore, quindi, può essere solo “Globetrotter”, “QuasiCicerone” o “Cicerone”</text:span>.</text:p>
          </table:table-cell>
        </table:table-row>
        <table:table-row table:style-name="Definizioni.1">
          <table:table-cell table:style-name="Definizioni.A2" office:value-type="string">
            <text:p text:style-name="P12">Globetrotter</text:p>
          </table:table-cell>
          <table:table-cell table:style-name="Definizioni.A2" office:value-type="string">
            <text:p text:style-name="P23">Viaggiatore, turista</text:p>
          </table:table-cell>
          <table:table-cell table:style-name="Definizioni.C2" office:value-type="string">
            <text:p text:style-name="P12">È <text:span text:style-name="T54">un </text:span>utent<text:span text:style-name="T110">e</text:span> del <text:span text:style-name="T109">sistema</text:span> che partecipa ad un itinerario.</text:p>
          </table:table-cell>
        </table:table-row>
        <table:table-row table:style-name="Definizioni.10">
          <table:table-cell table:style-name="Definizioni.A1" office:value-type="string">
            <text:p text:style-name="P12">Cicerone</text:p>
          </table:table-cell>
          <table:table-cell table:style-name="Definizioni.A1" office:value-type="string">
            <text:p text:style-name="P23">Organizzatore, guida</text:p>
          </table:table-cell>
          <table:table-cell table:style-name="Definizioni.C1" office:value-type="string">
            <text:p text:style-name="P12">È <text:span text:style-name="T54">un </text:span>utente del <text:span text:style-name="T113">sistema</text:span> che organizza itinerari ed accompagna <text:span text:style-name="T110">i fruitori partecipanti</text:span>.</text:p>
          </table:table-cell>
        </table:table-row>
        <table:table-row table:style-name="Definizioni.10">
          <table:table-cell table:style-name="Definizioni.A2" office:value-type="string">
            <text:p text:style-name="P24">QuasiCicerone</text:p>
          </table:table-cell>
          <table:table-cell table:style-name="Definizioni.A2" office:value-type="string">
            <text:p text:style-name="P23"/>
          </table:table-cell>
          <table:table-cell table:style-name="Definizioni.C2" office:value-type="string">
            <text:p text:style-name="P25">Era un utente Globetrotter.<text:line-break/>Dopo che gli è stata accordata la richiesta d’aggiornamento, è divenuto un QuasiCicerone.<text:line-break/>Per completare la transizione a Cicerone deve dare conferma lui stesso.<text:line-break/>Ad eccezione di questo particolare, <text:span text:style-name="T271">è del tutto identico ad un </text:span>Globetrotter.</text:p>
          </table:table-cell>
        </table:table-row>
        <text:soft-page-break/>
        <table:table-row table:style-name="Definizioni.12">
          <table:table-cell table:style-name="Definizioni.A2" office:value-type="string">
            <text:p text:style-name="P12">Itinerario</text:p>
          </table:table-cell>
          <table:table-cell table:style-name="Definizioni.A2" office:value-type="string">
            <text:p text:style-name="P23">Escursione, attività, gita, passeggio</text:p>
          </table:table-cell>
          <table:table-cell table:style-name="Definizioni.C2" office:value-type="string">
            <text:p text:style-name="P12">È l'attività a cui <text:span text:style-name="T110">i fruitori partecipanti e </text:span>il Cicerone che l’ha organizzata prendono parte.</text:p>
          </table:table-cell>
        </table:table-row>
        <table:table-row table:style-name="Definizioni.1">
          <table:table-cell table:style-name="Definizioni.A2" office:value-type="string">
            <text:p text:style-name="P12">Popolare</text:p>
          </table:table-cell>
          <table:table-cell table:style-name="Definizioni.A2" office:value-type="string">
            <text:p text:style-name="P23">Mainstrea<text:span text:style-name="T110">m</text:span>, tradizionale, molto frequentato, <text:span text:style-name="T272">celebre</text:span></text:p>
          </table:table-cell>
          <table:table-cell table:style-name="Definizioni.C2" office:value-type="string">
            <text:p text:style-name="P13">Detto di un itinerario, indica che esso è molto frequentato da turisti.<text:line-break/>Più l’itinerario <text:span text:style-name="T110">NON È</text:span> popolare, <text:span text:style-name="T56">più È stimolante culturalmente</text:span>.</text:p>
          </table:table-cell>
        </table:table-row>
        <table:table-row table:style-name="Definizioni.1">
          <table:table-cell table:style-name="Definizioni.A2" office:value-type="string">
            <text:p text:style-name="P14">Feedback</text:p>
          </table:table-cell>
          <table:table-cell table:style-name="Definizioni.A2" office:value-type="string">
            <text:p text:style-name="P26">Opinione, esperienza, recensione</text:p>
          </table:table-cell>
          <table:table-cell table:style-name="Definizioni.C2" office:value-type="string">
            <text:p text:style-name="P14">È una recensione <text:span text:style-name="T60">che i fruitori rilasciano</text:span> <text:span text:style-name="T96">ad itinerario concluso</text:span>.</text:p>
          </table:table-cell>
        </table:table-row>
        <table:table-row table:style-name="Definizioni.1">
          <table:table-cell table:style-name="Definizioni.A2" office:value-type="string">
            <text:p text:style-name="P27">Feedback <text:span text:style-name="T106">partecipante-organizzatore</text:span></text:p>
          </table:table-cell>
          <table:table-cell table:style-name="Definizioni.A2" office:value-type="string">
            <text:p text:style-name="P29">Feedback ricevuto da un organizzatore <text:s/>(inviato da un partecipante)</text:p>
          </table:table-cell>
          <table:table-cell table:style-name="Definizioni.C2" office:value-type="string">
            <text:p text:style-name="P27">È il feedback rilasciato da un <text:span text:style-name="T106">fruitore partecipante</text:span> nei confronti di un Cicerone organizzatore, <text:span text:style-name="T96">rispetto ad un itinerario concluso</text:span>.</text:p>
          </table:table-cell>
        </table:table-row>
        <table:table-row table:style-name="Definizioni.1">
          <table:table-cell table:style-name="Definizioni.A2" office:value-type="string">
            <text:p text:style-name="P27">Feedback <text:span text:style-name="T106">organizzatore-partecipante</text:span></text:p>
          </table:table-cell>
          <table:table-cell table:style-name="Definizioni.A2" office:value-type="string">
            <text:p text:style-name="P29">Feedback ricevuto da un partecipante <text:s/>(inviato da un organizzatore)</text:p>
          </table:table-cell>
          <table:table-cell table:style-name="Definizioni.C2" office:value-type="string">
            <text:p text:style-name="P28">È il feedback rilasciato da un Cicerone organizzatore nei confronti di un <text:span text:style-name="T107">fruitore partecipante</text:span>, <text:span text:style-name="T96">rispetto ad un itinerario concluso</text:span>.</text:p>
          </table:table-cell>
        </table:table-row>
        <table:table-row table:style-name="Definizioni.1">
          <table:table-cell table:style-name="Definizioni.A2" office:value-type="string">
            <text:p text:style-name="P12">Luogo</text:p>
          </table:table-cell>
          <table:table-cell table:style-name="Definizioni.A2" office:value-type="string">
            <text:p text:style-name="P30">Meta, destinazione, posto, locazione</text:p>
          </table:table-cell>
          <table:table-cell table:style-name="Definizioni.C2" office:value-type="string">
            <text:p text:style-name="P12">Il posto in cui avverrà l’itinerario organizzato dal Cicerone.<text:line-break/><text:span text:style-name="T57">È la meta dei fruitori.</text:span></text:p>
          </table:table-cell>
        </table:table-row>
        <table:table-row table:style-name="Definizioni.1">
          <table:table-cell table:style-name="Definizioni.A2" office:value-type="string">
            <text:p text:style-name="P31">Partecipante</text:p>
          </table:table-cell>
          <table:table-cell table:style-name="Definizioni.A2" office:value-type="string">
            <text:p text:style-name="P33">Globetrotter, Cicerone [non organizzatore], fruitore</text:p>
          </table:table-cell>
          <table:table-cell table:style-name="Definizioni.C2" office:value-type="string">
            <text:p text:style-name="P32">Detto di un <text:span text:style-name="T110">fruitore</text:span> rispetto ad un itinerario, sta ad indicare che <text:span text:style-name="T58">tale fruitore</text:span> <text:span text:style-name="T58">partecipa (o ha richiesto di partecipare) all’itinerario</text:span>.</text:p>
          </table:table-cell>
        </table:table-row>
        <text:soft-page-break/>
        <table:table-row table:style-name="Definizioni.1">
          <table:table-cell table:style-name="Definizioni.A2" office:value-type="string">
            <text:p text:style-name="P34">Organizzatore</text:p>
          </table:table-cell>
          <table:table-cell table:style-name="Definizioni.A2" office:value-type="string">
            <text:p text:style-name="P34"/>
          </table:table-cell>
          <table:table-cell table:style-name="Definizioni.C2" office:value-type="string">
            <text:p text:style-name="P34">Detto di un Cicerone rispetto ad un itinerario, sta ad indicare che tale Cicerone è colui che lo ha organizzato.</text:p>
          </table:table-cell>
        </table:table-row>
        <table:table-row table:style-name="Definizioni.1">
          <table:table-cell table:style-name="Definizioni.A2" office:value-type="string">
            <text:p text:style-name="P35">Richiesta di partecipazione</text:p>
          </table:table-cell>
          <table:table-cell table:style-name="Definizioni.A2" office:value-type="string">
            <text:p text:style-name="P34"/>
          </table:table-cell>
          <table:table-cell table:style-name="Definizioni.C2" office:value-type="string">
            <text:p text:style-name="P35">È la richiesta che un <text:span text:style-name="T108">fruitore</text:span> invia ad un Cicerone organizzatore di un itinerario.</text:p>
          </table:table-cell>
        </table:table-row>
        <table:table-row table:style-name="Definizioni.1">
          <table:table-cell table:style-name="Definizioni.A2" office:value-type="string">
            <text:p text:style-name="P36">Richiesta d’annullamento</text:p>
          </table:table-cell>
          <table:table-cell table:style-name="Definizioni.A2" office:value-type="string">
            <text:p text:style-name="P37"/>
          </table:table-cell>
          <table:table-cell table:style-name="Definizioni.C2" office:value-type="string">
            <text:p text:style-name="P36">È la richiesta che un <text:span text:style-name="T110">fruitore</text:span> manda ad un Cicerone organizzatore per chiedere di annullare una precedente richiesta di partecipazione che il Cicerone ha già accordato.</text:p>
          </table:table-cell>
        </table:table-row>
        <table:table-row table:style-name="Definizioni.1">
          <table:table-cell table:style-name="Definizioni.A2" office:value-type="string">
            <text:p text:style-name="P38">Richiesta d’amministrazione</text:p>
          </table:table-cell>
          <table:table-cell table:style-name="Definizioni.A2" office:value-type="string">
            <text:p text:style-name="P37"/>
          </table:table-cell>
          <table:table-cell table:style-name="Definizioni.C2" office:value-type="string">
            <text:p text:style-name="P38">È una richiesta che un <text:span text:style-name="T111">fruitore</text:span> manda ad un amministratore.</text:p>
          </table:table-cell>
        </table:table-row>
        <table:table-row table:style-name="Definizioni.1">
          <table:table-cell table:style-name="Definizioni.A2" office:value-type="string">
            <text:p text:style-name="P39">Richiesta di <text:span text:style-name="T94">aggiornamento</text:span></text:p>
          </table:table-cell>
          <table:table-cell table:style-name="Definizioni.A2" office:value-type="string">
            <text:p text:style-name="P37"/>
          </table:table-cell>
          <table:table-cell table:style-name="Definizioni.C2" office:value-type="string">
            <text:p text:style-name="P40">È <text:span text:style-name="T95">una richiesta d’amministrazione.<text:line-break/>È </text:span>la richiesta che un Globetrotter invia ad un amministratore per richiedere di diventare Cicerone.</text:p>
          </table:table-cell>
        </table:table-row>
        <table:table-row table:style-name="Definizioni.1">
          <table:table-cell table:style-name="Definizioni.A2" office:value-type="string">
            <text:p text:style-name="P39">Richiesta di disiscrizione</text:p>
          </table:table-cell>
          <table:table-cell table:style-name="Definizioni.A2" office:value-type="string">
            <text:p text:style-name="P37"/>
          </table:table-cell>
          <table:table-cell table:style-name="Definizioni.C2" office:value-type="string">
            <text:p text:style-name="P40">È <text:span text:style-name="T95">una richiesta d’amministrazione.<text:line-break/>È </text:span>la richiesta che un <text:span text:style-name="T112">fruitore</text:span> invia ad un amministratore per richiedere l’annullamento dell’iscrizione.</text:p>
          </table:table-cell>
        </table:table-row>
        <table:table-row table:style-name="Definizioni.1">
          <table:table-cell table:style-name="Definizioni.A2" office:value-type="string">
            <text:p text:style-name="P41">Prendere parte <text:span text:style-name="T93">[ad un itinerario]</text:span></text:p>
          </table:table-cell>
          <table:table-cell table:style-name="Definizioni.A2" office:value-type="string">
            <text:p text:style-name="P41">Partecipare</text:p>
          </table:table-cell>
          <table:table-cell table:style-name="Definizioni.C2" office:value-type="string">
            <text:p text:style-name="P41"><text:span text:style-name="T59">Si usa per indicare che un fruitore partecipa ad un itinerario.<text:line-break/></text:span><text:soft-page-break/><text:span text:style-name="T59">Inserito per evitare la ripetizione del verbo “partecipare” (concetto già </text:span>usato in “Richiesta di partecipazione”<text:span text:style-name="T59">)</text:span>.</text:p>
          </table:table-cell>
        </table:table-row>
        <table:table-row table:style-name="Definizioni.1">
          <table:table-cell table:style-name="Definizioni.A2" office:value-type="string">
            <text:p text:style-name="P42">Accordare <text:span text:style-name="T93">[una richiesta di partecipazione]</text:span></text:p>
          </table:table-cell>
          <table:table-cell table:style-name="Definizioni.A2" office:value-type="string">
            <text:p text:style-name="P42">Accettare</text:p>
          </table:table-cell>
          <table:table-cell table:style-name="Definizioni.C2" office:value-type="string">
            <text:p text:style-name="P42">Detto di una richiesta di partecipazione, è l’atto di un Cicerone organizzatore di accettarla, <text:span text:style-name="T91">inserendo così il partecipante nella lista dei partecipanti</text:span>.</text:p>
          </table:table-cell>
        </table:table-row>
        <table:table-row table:style-name="Definizioni.1">
          <table:table-cell table:style-name="Definizioni.A2" office:value-type="string">
            <text:p text:style-name="P42">Declinare <text:span text:style-name="T93">[una richiesta di partecipazione]</text:span></text:p>
          </table:table-cell>
          <table:table-cell table:style-name="Definizioni.A2" office:value-type="string">
            <text:p text:style-name="P42">Rifiutare</text:p>
          </table:table-cell>
          <table:table-cell table:style-name="Definizioni.C2" office:value-type="string">
            <text:p text:style-name="P42">Detto di una richiesta di partecipazione, è l’atto di un Cicerone organizzatore di <text:span text:style-name="T92">rifiutarla, NON inserendo dunque il partecipante nella lista dei partecipanti</text:span>.</text:p>
          </table:table-cell>
        </table:table-row>
        <table:table-row table:style-name="Definizioni.1">
          <table:table-cell table:style-name="Definizioni.A1" office:value-type="string">
            <text:p text:style-name="P43">Annullare <text:span text:style-name="T93">[una richiesta di partecipazione]</text:span></text:p>
          </table:table-cell>
          <table:table-cell table:style-name="Definizioni.A1" office:value-type="string">
            <text:p text:style-name="P44">Cancellare, rimuovere</text:p>
          </table:table-cell>
          <table:table-cell table:style-name="Definizioni.C1" office:value-type="string">
            <text:p text:style-name="P42">Detto di una richiesta di partecipazione <text:span text:style-name="T90">accordata</text:span>, è l’atto di un Cicerone organizzatore di <text:span text:style-name="T90">annullarla, rimuovendo dunque il partecipante dalla lista dei partecipanti</text:span>.</text:p>
          </table:table-cell>
        </table:table-row>
        <table:table-row table:style-name="Definizioni.29">
          <table:table-cell table:style-name="Definizioni.A1" office:value-type="string">
            <text:p text:style-name="P45">Recuperare [l’accesso]</text:p>
          </table:table-cell>
          <table:table-cell table:style-name="Definizioni.A1" office:value-type="string">
            <text:p text:style-name="P44"/>
          </table:table-cell>
          <table:table-cell table:style-name="Definizioni.C1" office:value-type="string">
            <text:p text:style-name="P45">Con questo verbo viene indicata l’azione che <text:s/>il sistema mette in atto, quando l’ospite chiede al sistema di poter accedere, sebbene egli abbia perso o non ricorda più le credenziali.</text:p>
          </table:table-cell>
        </table:table-row>
        <table:table-row table:style-name="Definizioni.29">
          <table:table-cell table:style-name="Definizioni.A2" office:value-type="string">
            <text:p text:style-name="P46">Attivare [un utente registrato]</text:p>
          </table:table-cell>
          <table:table-cell table:style-name="Definizioni.A2" office:value-type="string">
            <text:p text:style-name="P44"/>
          </table:table-cell>
          <table:table-cell table:style-name="Definizioni.C2" office:value-type="string">
            <text:p text:style-name="P46">È l’atto di cambiare <text:span text:style-name="T265">lo stato dell’utente, in </text:span><text:soft-page-break/><text:span text:style-name="T265">maniera tale da poter <text:s/>essere usato per accedere (se il suo stato è </text:span><text:span text:style-name="T12">inserito</text:span><text:span text:style-name="T13">)</text:span> <text:span text:style-name="T265">o <text:s/>quando viene effettuato il recupero dell’accesso (se il suo stato è</text:span> <text:span text:style-name="T7">recuper</text:span><text:span text:style-name="T13">ando)</text:span>.</text:p>
          </table:table-cell>
        </table:table-row>
      </table:table>
      <text:p text:style-name="Text_20_body"/>
      <text:p text:style-name="P103"/>
      <text:list xml:id="list180513578531705" text:continue-numbering="true" text:style-name="WWNum2">
        <text:list-item>
          <text:h text:style-name="P112" text:outline-level="1"><text:bookmark-start text:name="__RefHeading___Toc1799_336168296"/>Allegati<text:bookmark-end text:name="__RefHeading___Toc1799_336168296"/></text:h>
        </text:list-item>
      </text:list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antarell" svg:font-family="Cantarell" style:font-adornments="Grassetto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wiss"/>
    <style:font-face style:name="Lucida Sans Unicode2" svg:font-family="'Lucida Sans Unicode'" style:font-family-generic="system" style:font-pitch="variable"/>
    <style:font-face style:name="OpenSymbol" svg:font-family="OpenSymbol" style:font-charset="x-symbol"/>
    <style:font-face style:name="PT Sans" svg:font-family="'PT Sans'" style:font-adornments="Grassetto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1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1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text-align="justify" style:justify-single-word="false" fo:orphans="2" fo:widows="2" style:writing-mode="lr-tb"/>
      <style:text-properties style:use-window-font-color="true" loext:opacity="0%" style:font-name="Lucida Sans Unicode" fo:font-family="'Lucida Sans Unicode'" style:font-family-generic="roman" style:font-pitch="variable" fo:font-size="11pt" fo:letter-spacing="0.021cm" fo:language="it" fo:country="IT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/>
      <style:text-properties style:font-name="Tahoma" fo:font-family="Tahoma" style:font-family-generic="roman" style:font-pitch="variable" fo:font-size="14pt" fo:letter-spacing="normal" style:font-size-asian="14pt" style:language-asian="it" style:country-asian="IT" style:font-name-complex="Tahoma1" style:font-family-complex="Tahoma" style:font-family-generic-complex="system" style:font-pitch-complex="variable" style:font-size-complex="12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423cm" style:contextual-spacing="false" fo:text-align="start" style:justify-single-word="false" fo:break-before="page" fo:padding-left="0cm" fo:padding-right="0cm" fo:padding-top="0cm" fo:padding-bottom="0.106cm" fo:border="none"/>
      <style:text-properties fo:font-variant="small-caps" fo:color="#168253" loext:opacity="100%" style:font-name="Cantarell" fo:font-family="Cantarell" style:font-style-name="Grassetto" style:font-pitch="variable" fo:font-size="16pt" fo:letter-spacing="normal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212cm" style:contextual-spacing="false" fo:text-align="start" style:justify-single-word="false" fo:keep-with-next="always"/>
      <style:text-properties fo:color="#77bc65" loext:opacity="100%" style:font-name="PT Sans" fo:font-family="'PT Sans'" style:font-style-name="Grassetto" style:font-family-generic="swiss" style:font-pitch="variable" fo:font-size="14pt" fo:letter-spacing="normal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212cm" style:contextual-spacing="false" fo:text-align="start" style:justify-single-word="false" fo:keep-with-next="always"/>
      <style:text-properties fo:color="#77bc65" loext:opacity="100%" style:font-name="PT Sans" fo:font-family="'PT Sans'" style:font-style-name="Grassetto" style:font-family-generic="swiss" style:font-pitch="variable" fo:font-size="12pt" fo:letter-spacing="normal" fo:font-weight="bold" style:font-size-asian="12pt" style:font-weight-asian="bold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635cm" fo:margin-bottom="0.212cm" style:contextual-spacing="false" fo:text-align="start" style:justify-single-word="false" fo:keep-with-next="always"/>
      <style:text-properties fo:letter-spacing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635cm" fo:margin-bottom="0.212cm" style:contextual-spacing="false" fo:text-align="start" style:justify-single-word="false" fo:keep-with-next="always"/>
      <style:text-properties fo:font-variant="small-caps" fo:letter-spacing="norm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423cm" style:contextual-spacing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 style:master-page-name="">
      <style:paragraph-properties fo:margin-top="0cm" fo:margin-bottom="0cm" style:contextual-spacing="false" style:page-number="auto" fo:padding-left="0cm" fo:padding-right="0cm" fo:padding-top="0.035cm" fo:padding-bottom="0cm" fo:border="none">
        <style:tab-stops>
          <style:tab-stop style:position="7.62cm" style:type="center"/>
          <style:tab-stop style:position="14.605cm" style:type="right"/>
        </style:tab-stops>
      </style:paragraph-properties>
      <style:text-properties fo:font-size="9pt" style:font-size-asian="9pt"/>
    </style:style>
    <style:style style:name="caption" style:family="paragraph" style:parent-style-name="Standard" style:next-style-name="Standard" style:default-outline-level="">
      <style:paragraph-properties fo:margin-top="0.212cm" fo:margin-bottom="0cm" style:contextual-spacing="false" fo:text-align="start" style:justify-single-word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style:contextual-spacing="false" fo:text-align="start" style:justify-single-word="false">
        <style:tab-stops>
          <style:tab-stop style:position="15.24cm" style:type="right" style:leader-style="dotted" style:leader-text="."/>
        </style:tab-stops>
      </style:paragraph-properties>
      <style:text-properties fo:font-variant="small-caps"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cm" style:contextual-spacing="false" fo:text-align="start" style:justify-single-word="false">
        <style:tab-stops>
          <style:tab-stop style:position="15.24cm" style:type="right" style:leader-style="dotted" style:leader-text="."/>
        </style:tab-stops>
      </style:paragraph-properties>
      <style:text-properties fo:font-variant="small-caps" fo:font-size="12pt" style:font-size-asian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635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margin-top="0cm" fo:margin-bottom="0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margin-top="0cm" fo:margin-bottom="0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margin-top="0cm" fo:margin-bottom="0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margin-top="0cm" fo:margin-bottom="0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margin-top="0cm" fo:margin-bottom="0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9pt" style:font-size-asian="9pt"/>
    </style:style>
    <style:style style:name="Title_20_-_20_Name" style:display-name="Title - Name" style:family="paragraph" style:parent-style-name="Standard" style:next-style-name="Title_20_-_20_Filename" style:default-outline-level="">
      <style:paragraph-properties fo:margin-top="0.847cm" fo:margin-bottom="1.27cm" style:contextual-spacing="false" fo:text-align="center" style:justify-single-word="false"/>
      <style:text-properties fo:font-variant="small-caps" style:font-name="Arial" fo:font-family="Arial" style:font-family-generic="roman" style:font-pitch="variable" fo:font-size="14pt" fo:font-weight="bold" style:font-size-asian="14pt" style:font-weight-asian="bold"/>
    </style:style>
    <style:style style:name="Title_20_-_20_Filename" style:display-name="Title - Filename" style:family="paragraph" style:parent-style-name="Standard" style:next-style-name="Standard" style:default-outline-level="">
      <style:paragraph-properties fo:margin-top="0.847cm" fo:margin-bottom="1.27cm" style:contextual-spacing="false"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Titolo_20_Documento" style:display-name="Titolo Documento" style:family="paragraph" style:parent-style-name="Standard" style:default-outline-level="">
      <style:paragraph-properties fo:margin-top="1.27cm" fo:margin-bottom="0.423cm" style:contextual-spacing="false" fo:text-align="center" style:justify-single-word="false"/>
      <style:text-properties fo:font-variant="small-caps" style:font-name="Arial" fo:font-family="Arial" style:font-family-generic="roman" style:font-pitch="variable" fo:font-size="36pt" style:font-size-asian="36pt"/>
    </style:style>
    <style:style style:name="corpo_20_del_20_testo" style:display-name="corpo del testo" style:family="paragraph" style:parent-style-name="Standard" style:default-outline-level="">
      <style:paragraph-properties fo:margin-left="0cm" fo:margin-right="0cm" fo:text-indent="0.6cm" style:auto-text-indent="false"/>
      <style:text-properties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text-indent="-0.388cm" style:auto-text-indent="false"/>
    </style:style>
    <style:style style:name="Testo_20_Diagrammi_20__28_Chiaro_29_" style:display-name="Testo Diagrammi (Chiaro)" style:family="paragraph" style:parent-style-name="Standard" style:default-outline-level="">
      <style:paragraph-properties fo:text-align="center" style:justify-single-word="false"/>
      <style:text-properties style:font-name="Verdana" fo:font-family="Verdana" style:font-family-generic="roman" style:font-pitch="variable" fo:font-size="10pt" fo:letter-spacing="normal" fo:font-weight="bold" style:font-size-asian="10pt" style:font-weight-asian="bold" style:font-size-complex="10pt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default-outline-level=""/>
    <style:style style:name="Testo_20_Diagrammi_20__28_Scuro_29_" style:display-name="Testo Diagrammi (Scuro)" style:family="paragraph" style:parent-style-name="Testo_20_Diagrammi_20__28_Chiaro_29_" style:default-outline-level="">
      <style:text-properties fo:color="#333399" loext:opacity="100%"/>
    </style:style>
    <style:style style:name="Testo_20_diagrammi_20__28_Scurissimo_29_" style:display-name="Testo diagrammi (Scurissimo)" style:family="paragraph" style:parent-style-name="Testo_20_Diagrammi_20__28_Scuro_29_" style:default-outline-level="">
      <style:text-properties fo:color="#003366" loext:opacity="100%"/>
    </style:style>
    <style:style style:name="Testo_20_Diagrammi_20__28_Scuro_20_Piccolo_29_" style:display-name="Testo Diagrammi (Scuro Piccolo)" style:family="paragraph" style:parent-style-name="Testo_20_Diagrammi_20__28_Scuro_29_" style:default-outline-level="">
      <style:text-properties fo:font-size="8pt" style:font-size-asian="8pt"/>
    </style:style>
    <style:style style:name="Date" style:family="paragraph" style:parent-style-name="Standard" style:next-style-name="Standard" style:default-outline-level=""/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List_20_Bullet" style:display-name="List Bullet" style:family="paragraph" style:parent-style-name="Standard" style:auto-update="true" style:default-outline-level=""/>
    <style:style style:name="List_20_Bullet_20_2" style:display-name="List Bullet 2" style:family="paragraph" style:parent-style-name="Standard" style:auto-update="true" style:default-outline-level=""/>
    <style:style style:name="List_20_Bullet_20_3" style:display-name="List Bullet 3" style:family="paragraph" style:parent-style-name="Standard" style:auto-update="true" style:default-outline-level=""/>
    <style:style style:name="List_20_Bullet_20_4" style:display-name="List Bullet 4" style:family="paragraph" style:parent-style-name="Standard" style:auto-update="true" style:default-outline-level=""/>
    <style:style style:name="List_20_Bullet_20_5" style:display-name="List Bullet 5" style:family="paragraph" style:parent-style-name="Standard" style:auto-update="true" style:default-outline-level=""/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fo:font-size="12pt" fo:letter-spacing="normal" style:font-size-asian="12pt" style:language-asian="it" style:country-asian="IT" style:font-size-complex="12pt"/>
    </style:style>
    <style:style style:name="Sottotitolo_20_Documento" style:display-name="Sottotitolo Documento" style:family="paragraph" style:parent-style-name="Titolo_20_Documento" style:next-style-name="Plain_20_Text" style:default-outline-level="">
      <style:text-properties fo:font-size="28pt" style:font-size-asian="2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e_20__28_Web_29_11" style:display-name="Normale (Web)11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Times New Roman" fo:font-family="'Times New Roman'" style:font-family-generic="roman" style:font-pitch="variable" fo:font-size="12pt" fo:letter-spacing="normal" style:font-size-asian="12pt" style:language-asian="it" style:country-asian="IT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" fo:font-family="'Courier New'" style:font-family-generic="roman" style:font-pitch="variable" fo:font-size="10pt" fo:letter-spacing="normal" style:font-size-asian="10pt" style:language-asian="it" style:country-asian="IT" style:font-name-complex="Courier New1" style:font-family-complex="'Courier New'" style:font-family-generic-complex="system" style:font-pitch-complex="variable" style:font-size-complex="10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Stile_20_Normale_20__28_Web_29__20__2b__20_Dopo_3a__20__20_0_20_pt" style:display-name="Stile Normale (Web) + Dopo:  0 pt" style:family="paragraph" style:parent-style-name="Normal_20__28_Web_29_" style:default-outline-level="">
      <style:paragraph-properties fo:margin-top="0cm" fo:margin-bottom="0.212cm" style:contextual-spacing="false" fo:line-height="150%" fo:text-align="justify" style:justify-single-word="false"/>
      <style:text-properties style:font-name="Lucida Sans Unicode" fo:font-family="'Lucida Sans Unicode'" style:font-family-generic="roman" style:font-pitch="variable" fo:font-size="11pt" fo:letter-spacing="0.021cm" style:font-size-asian="11pt" style:font-size-complex="11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testo" style:family="paragraph" style:parent-style-name="Standard" style:default-outline-level="">
      <style:paragraph-properties fo:margin-top="0cm" fo:margin-bottom="0cm" style:contextual-spacing="false" fo:line-height="150%" fo:orphans="0" fo:widows="0" fo:hyphenation-ladder-count="no-limit"/>
      <style:text-properties fo:font-size="12pt" fo:letter-spacing="normal" style:font-name-asian="DejaVu Sans" style:font-family-asian="'DejaVu Sans'" style:font-family-generic-asian="system" style:font-pitch-asian="variable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ile1" style:family="paragraph" style:parent-style-name="Heading_20_1" style:default-outline-level="" style:list-style-name="">
      <style:paragraph-properties fo:line-height="200%" fo:text-align="justify" style:justify-single-word="false"/>
      <style:text-properties style:font-name="Verdana" fo:font-family="Verdana" style:font-family-generic="roman" style:font-pitch="variable"/>
    </style:style>
    <style:style style:name="Stile2" style:family="paragraph" style:parent-style-name="Heading_20_1" style:default-outline-level="" style:list-style-name="">
      <style:paragraph-properties fo:line-height="150%" fo:text-align="justify" style:justify-single-word="false"/>
      <style:text-properties style:font-name="Verdana" fo:font-family="Verdana" style:font-family-generic="roman" style:font-pitch="variable" style:font-weight-complex="bold"/>
    </style:style>
    <style:style style:name="Stilesenzaline" style:family="paragraph" style:parent-style-name="Heading_20_1" style:default-outline-level="" style:list-style-name="">
      <style:paragraph-properties fo:line-height="150%" fo:text-align="justify" style:justify-single-word="false"/>
      <style:text-properties style:font-name="Verdana" fo:font-family="Verdana" style:font-family-generic="roman" style:font-pitch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align="start" style:justify-single-word="false" fo:text-indent="0cm" style:auto-text-indent="false"/>
      <style:text-properties style:font-name="Cambria" fo:font-family="Cambria" style:font-family-generic="roman" style:font-pitch="variable" fo:letter-spacing="normal" style:font-name-asian="Cambria1" style:font-family-asian="Cambria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justify" style:justify-single-word="false" style:page-number="auto" fo:background-color="transparent" text:number-lines="false" text:line-number="0" style:vertical-align="middl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paragraph" style:display-name="First paragraph" style:family="paragraph" style:parent-style-name="Standard" style:next-style-name="Text_20_body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Emphasis" style:family="text" style:parent-style-name="Default_20_Paragraph_20_Font">
      <style:text-properties fo:font-style="italic" style:font-style-asian="italic"/>
    </style:style>
    <style:style style:name="Strong" style:family="text" style:parent-style-name="Default_20_Paragraph_20_Font">
      <style:text-properties fo:letter-spacing="0.035cm" fo:font-weight="bold" style:font-weight-asian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small" style:family="text" style:parent-style-name="Default_20_Paragraph_20_Font"/>
    <style:style style:name="pagetitle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arattere" style:display-name="testo Carattere" style:family="text" style:parent-style-name="Default_20_Paragraph_20_Font">
      <style:text-properties style:font-name="Lucida Sans Unicode" fo:font-family="'Lucida Sans Unicode'" style:font-family-generic="roman" style:font-pitch="variable" fo:font-size="12pt" fo:language="it" fo:country="IT" style:font-name-asian="DejaVu Sans" style:font-family-asian="'DejaVu Sans'" style:font-family-generic-asian="system" style:font-pitch-asian="variable" style:font-size-asian="12pt" style:font-size-complex="12pt" style:language-complex="ar" style:country-complex="SA"/>
    </style:style>
    <style:style style:name="field_5f_pages" style:display-name="field_pages" style:family="text" style:parent-style-name="Default_20_Paragraph_20_Font"/>
    <style:style style:name="Testo_20_normale_20_Carattere" style:display-name="Testo normale Carattere" style:family="text" style:parent-style-name="Default_20_Paragraph_20_Font">
      <style:text-properties style:font-name="Courier New" fo:font-family="'Courier New'" style:font-family-generic="roman" style:font-pitch="variable" fo:letter-spacing="0.021cm" style:language-asian="en" style:country-asian="US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fo:font-size="8pt" style:font-size-asian="8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8pt" style:font-size-asian="8pt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8pt" style:font-size-asian="8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8pt" style:font-size-asian="8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8pt" style:font-size-asian="8pt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8pt" style:font-size-asian="8pt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asian="Times New Roman1" style:font-family-asian="'Times New Roman'" style:font-family-generic-asian="system" style:font-pitch-asian="variable" style:font-name-complex="Lucida Sans Unicode2" style:font-family-complex="'Lucida Sans Unicode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Times New Roman1" style:font-family-asian="'Times New Roman'" style:font-family-generic-asian="system" style:font-pitch-asian="variable" style:font-name-complex="Lucida Sans Unicode2" style:font-family-complex="'Lucida Sans Unicode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 style:font-name-complex="Lucida Sans Unicode2" style:font-family-complex="'Lucida Sans Unicode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fo:font-size="8pt" style:font-size-asian="8pt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fo:font-size="8pt" style:font-size-asian="8pt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fo:font-size="8pt" style:font-size-asian="8pt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fo:font-size="8pt" style:font-size-asian="8pt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fo:font-size="8pt" style:font-size-asian="8pt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style:contextual-spacing="false"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191cm" fo:margin-bottom="1.501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79cm" fo:margin-left="0cm" fo:margin-right="0cm" fo:margin-bottom="1.879cm" style:dynamic-spacing="true"/>
      </style:header-style>
      <style:footer-style>
        <style:header-footer-properties fo:min-height="1.669cm" fo:margin-left="0cm" fo:margin-right="0cm" fo:margin-top="1.5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Footer"><text:tab/><text:page-number text:select-page="current">26</text:page-number>/<text:span text:style-name="page_20_number"><text:page-count>26</text:page-count></text:span><text:tab/> 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06T17:55:00</meta:creation-date>
    <meta:initial-creator>SER&amp;Practices</meta:initial-creator>
    <dc:language>it-IT</dc:language>
    <meta:print-date>2015-11-23T12:40:00</meta:print-date>
    <dc:date>2025-10-03T17:52:39.516551882</dc:date>
    <meta:editing-cycles>1221</meta:editing-cycles>
    <dc:title>Tecnical Report SER&amp;Practices</dc:title>
    <meta:editing-duration>P4DT15H41M2S</meta:editing-duration>
    <meta:generator>LibreOffice/7.4.7.2$Linux_X86_64 LibreOffice_project/40$Build-2</meta:generator>
    <meta:document-statistic meta:table-count="6" meta:image-count="0" meta:object-count="0" meta:page-count="26" meta:paragraph-count="416" meta:word-count="3332" meta:character-count="22058" meta:non-whitespace-character-count="19234"/>
    <meta:user-defined meta:name="AppVersion">16.0000</meta:user-defined>
    <meta:user-defined meta:name="Company">SER&amp;Practic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1677327207</meta:user-defined>
    <meta:user-defined meta:name="_AuthorEmail" meta:value-type="string">sifas@di.uniba.it</meta:user-defined>
    <meta:user-defined meta:name="_AuthorEmailDisplayName" meta:value-type="string">Gruppo SIFAS</meta:user-defined>
    <meta:user-defined meta:name="_EmailSubject" meta:value-type="string"/>
    <meta:user-defined meta:name="_ReviewingToolsShownOnce" meta:value-type="string"/>
    <meta:template xlink:type="simple" xlink:actuate="onRequest" xlink:title="Normal.dotm" xlink:href=""/>
  </office:meta>
</office:document-meta>
</file>